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63.19pt"/>
    </style:style>
    <style:style style:name="co2" style:family="table-column">
      <style:table-column-properties fo:break-before="auto" style:column-width="70.16pt"/>
    </style:style>
    <style:style style:name="co3" style:family="table-column">
      <style:table-column-properties fo:break-before="auto" style:column-width="106.24pt"/>
    </style:style>
    <style:style style:name="co4" style:family="table-column">
      <style:table-column-properties fo:break-before="auto" style:column-width="119.45pt"/>
    </style:style>
    <style:style style:name="co5" style:family="table-column">
      <style:table-column-properties fo:break-before="auto" style:column-width="111.86pt"/>
    </style:style>
    <style:style style:name="co6" style:family="table-column">
      <style:table-column-properties fo:break-before="auto" style:column-width="95.16pt"/>
    </style:style>
    <style:style style:name="co7" style:family="table-column">
      <style:table-column-properties fo:break-before="auto" style:column-width="83.3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opus_5f_samples">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00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ead1d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data-style-name="N10">
      <style:table-cell-properties fo:background-color="#ead1d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ead1d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ackground-color="#ead1d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00ff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text-shadow="none" fo:font-size="11pt" style:font-name="Arial" style:font-style-asian="normal" style:font-weight-complex="normal" style:font-weight-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fo:font-weight="normal"/>
    </style:style>
    <style:style style:name="T2" style:family="text">
      <style:text-properties fo:text-shadow="none" fo:font-size="11pt" style:font-name="Arial" style:font-style-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style:font-weight-complex="bold" style:font-weight-asian="bold" fo:font-weight="bold"/>
    </style:style>
    <style:style style:name="T3" style:family="text">
      <style:text-properties fo:text-shadow="none" fo:font-size="11pt" style:font-name="Arial" style:font-style-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style:font-weight-complex="normal" style:font-weight-asian="normal" fo:font-weight="normal"/>
    </style:style>
    <style:style style:name="T4" style:family="text">
      <style:text-properties fo:text-shadow="none" fo:font-size="11pt" style:font-name="Arial" style:font-style-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fo:font-weight="bold" style:font-weight-asian="bold" style:font-weight-complex="bold"/>
    </style:style>
    <style:style style:name="T5" style:family="text">
      <style:text-properties fo:text-shadow="none" fo:font-size="11pt" style:font-name="Arial" style:font-style-asian="normal" style:font-size-complex="11pt" style:font-size-asian="11pt" style:font-name-complex="Arial" fo:color="#000000" style:font-style-complex="normal" style:text-position="0% 100%" style:text-outline="false" fo:font-style="normal" style:text-line-through-type="none" style:text-underline-style="none" style:text-underline-color="font-color" fo:font-weight="normal" style:font-weight-asian="normal" style:font-weight-complex="normal"/>
    </style:style>
    <style:style style:name="T6"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7"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8"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style:style style:name="T9" style:family="text">
      <style:text-properties fo:font-style="normal" style:font-weight-complex="normal" style:font-weight-asian="normal" style:font-size-complex="11pt" style:font-size-asian="11pt" style:font-name-complex="Arial" fo:text-shadow="none" fo:font-weight="normal" style:text-underline-style="none" style:text-underline-color="font-color" style:text-line-through-type="none" style:font-style-asian="normal" style:font-name="Arial" fo:font-size="11pt" fo:color="#000000" style:font-style-complex="normal" style:text-position="0% 100%" style:text-outline="false"/>
    </style:style>
    <style:style style:name="T10" style:family="text">
      <style:text-properties fo:font-style="normal" style:font-size-complex="11pt" style:font-size-asian="11pt" style:font-name-complex="Arial" fo:text-shadow="none" style:text-underline-style="none" style:text-underline-color="font-color" style:text-line-through-type="none" style:font-style-asian="normal" style:font-name="Arial" fo:font-size="11pt" fo:color="#000000" style:font-style-complex="normal" style:text-position="0% 100%" style:text-outline="false" style:font-weight-asian="bold" fo:font-weight="bold" style:font-weight-complex="bold"/>
    </style:style>
    <style:style style:name="T11" style:family="text">
      <style:text-properties fo:font-style="normal" style:font-size-complex="11pt" style:font-size-asian="11pt" style:font-name-complex="Arial" fo:text-shadow="none" style:text-underline-style="none" style:text-underline-color="font-color" style:text-line-through-type="none" style:font-style-asian="normal" style:font-name="Arial" fo:font-size="11pt" fo:color="#000000" style:font-style-complex="normal" style:text-position="0% 100%" style:text-outline="false" style:font-weight-complex="normal" fo:font-weight="normal" style:font-weight-asian="normal"/>
    </style:style>
    <style:style style:name="T12" style:family="text">
      <style:text-properties fo:font-style="normal" style:font-size-complex="11pt" style:font-size-asian="11pt" style:font-name-complex="Arial" fo:text-shadow="none" style:text-underline-style="none" style:text-underline-color="font-color" style:text-line-through-type="none" style:font-style-asian="normal" style:font-name="Arial" fo:font-size="11pt" fo:color="#000000" style:font-style-complex="normal" style:text-position="0% 100%" style:text-outline="false" fo:font-weight="bold" style:font-weight-asian="bold" style:font-weight-complex="bold"/>
    </style:style>
    <style:style style:name="T13" style:family="text">
      <style:text-properties fo:font-style="normal" style:font-size-complex="11pt" style:font-size-asian="11pt" style:font-name-complex="Arial" fo:text-shadow="none" style:text-underline-style="none" style:text-underline-color="font-color" style:text-line-through-type="none" style:font-style-asian="normal" style:font-name="Arial" fo:font-size="11pt" fo:color="#000000" style:font-style-complex="normal" style:text-position="0% 100%" style:text-outline="false" fo:font-weight="normal" style:font-weight-complex="normal" style:font-weight-asian="normal"/>
    </style:style>
    <style:style style:name="T14" style:family="text">
      <style:text-properties fo:font-style="normal" style:font-size-complex="11pt" style:font-size-asian="11pt" style:font-name-complex="Arial" fo:text-shadow="none" style:text-underline-style="none" style:text-underline-color="font-color" style:text-line-through-type="none" style:font-style-asian="normal" style:font-name="Arial" fo:font-size="11pt" fo:color="#000000" style:font-style-complex="normal" style:text-position="0% 100%" style:text-outline="false" style:font-weight-complex="bold" style:font-weight-asian="bold" fo:font-weight="bold"/>
    </style:style>
    <style:style style:name="T15" style:family="text">
      <style:text-properties fo:font-style="normal" style:font-size-complex="11pt" style:font-size-asian="11pt" style:font-name-complex="Arial" fo:text-shadow="none" style:text-underline-style="none" style:text-underline-color="font-color" style:text-line-through-type="none" style:font-style-asian="normal" style:font-name="Arial" fo:font-size="11pt" fo:color="#000000" style:font-style-complex="normal" style:text-position="0% 100%" style:text-outline="false" fo:font-weight="normal" style:font-weight-asian="normal" style:font-weight-complex="normal"/>
    </style:style>
    <style:style style:name="T16"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17" style:family="text">
      <style:text-properties style:font-style-complex="normal" fo:color="#000000" fo:text-shadow="none" style:font-style-asian="normal" style:font-weight-complex="normal" style:font-weight-asian="normal" style:font-size-complex="11pt" style:font-size-asian="11pt" style:font-name-complex="Arial" style:text-outline="false" fo:font-style="normal" style:text-line-through-type="none" style:text-underline-style="none" style:text-underline-color="font-color" fo:font-weight="normal" fo:font-size="11pt" style:font-name="Arial" style:text-position="0% 100%"/>
    </style:style>
    <style:style style:name="T18"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style:font-weight-complex="bold" fo:font-weight="bold" style:font-weight-asian="bold"/>
    </style:style>
    <style:style style:name="T19"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normal" style:font-weight-asian="normal" style:font-weight-complex="normal"/>
    </style:style>
    <style:style style:name="T20"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bold" style:font-weight-asian="bold" style:font-weight-complex="bold"/>
    </style:style>
    <style:style style:name="T21" style:family="text">
      <style:text-properties style:font-name="Arial" style:font-style-complex="normal" style:font-style-asian="normal" style:font-weight-complex="normal" style:font-weight-asian="normal" style:font-size-complex="11pt" style:font-size-asian="11pt" style:font-name-complex="Arial" fo:color="#000000" style:text-position="0% 100%" style:text-outline="false" fo:font-style="normal" style:text-line-through-type="none" style:text-underline-style="none" style:text-underline-color="font-color" fo:font-weight="normal" fo:font-size="11pt" fo:text-shadow="none"/>
    </style:style>
    <style:style style:name="T22"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bold" style:font-weight-asian="bold" style:font-weight-complex="bold"/>
    </style:style>
    <style:style style:name="T23" style:family="text">
      <style:text-properties style:text-outline="false" fo:font-weight="normal" style:font-weight-asian="normal" style:font-size-complex="11pt" style:font-size-asian="11pt" style:font-name-complex="Arial" fo:text-shadow="none" fo:font-style="normal" style:font-style-asian="normal" style:text-underline-style="none" style:text-underline-color="font-color" style:text-line-through-type="none" style:font-weight-complex="normal" style:font-name="Arial" fo:font-size="11pt" fo:color="#000000" style:font-style-complex="normal" style:text-position="0% 100%"/>
    </style:style>
    <style:style style:name="T24" style:family="text">
      <style:text-properties style:text-outline="false" style:font-size-complex="11pt" style:font-size-asian="11pt" style:font-name-complex="Arial" fo:text-shadow="none" fo:font-style="normal" style:font-style-asian="normal" style:text-underline-style="none" style:text-underline-color="font-color" style:text-line-through-type="none" style:font-name="Arial" fo:font-size="11pt" fo:color="#000000" style:font-style-complex="normal" style:text-position="0% 100%" style:font-weight-asian="bold" fo:font-weight="bold" style:font-weight-complex="bold"/>
    </style:style>
    <style:style style:name="T25" style:family="text">
      <style:text-properties style:text-outline="false" style:font-size-complex="11pt" style:font-size-asian="11pt" style:font-name-complex="Arial" fo:text-shadow="none" fo:font-style="normal" style:font-style-asian="normal" style:text-underline-style="none" style:text-underline-color="font-color" style:text-line-through-type="none" style:font-name="Arial" fo:font-size="11pt" fo:color="#000000" style:font-style-complex="normal" style:text-position="0% 100%" fo:font-weight="normal" style:font-weight-asian="normal" style:font-weight-complex="normal"/>
    </style:style>
    <style:style style:name="T26" style:family="text">
      <style:text-properties style:text-outline="false" style:font-size-complex="11pt" style:font-size-asian="11pt" style:font-name-complex="Arial" fo:text-shadow="none" fo:font-style="normal" style:font-style-asian="normal" style:text-underline-style="none" style:text-underline-color="font-color" style:text-line-through-type="none" style:font-name="Arial" fo:font-size="11pt" fo:color="#000000" style:font-style-complex="normal" style:text-position="0% 100%" fo:font-weight="bold" style:font-weight-complex="bold" style:font-weight-asian="bold"/>
    </style:style>
    <style:style style:name="T27" style:family="text">
      <style:text-properties style:text-outline="false" style:font-size-complex="11pt" style:font-size-asian="11pt" style:font-name-complex="Arial" fo:text-shadow="none" fo:font-style="normal" style:font-style-asian="normal" style:text-underline-style="none" style:text-underline-color="font-color" style:text-line-through-type="none" style:font-name="Arial" fo:font-size="11pt" fo:color="#000000" style:font-style-complex="normal" style:text-position="0% 100%" fo:font-weight="normal" style:font-weight-complex="normal" style:font-weight-asian="normal"/>
    </style:style>
    <style:style style:name="T28" style:family="text">
      <style:text-properties style:text-outline="false" style:font-size-complex="11pt" style:font-size-asian="11pt" style:font-name-complex="Arial" fo:text-shadow="none" fo:font-style="normal" style:font-style-asian="normal" style:text-underline-style="none" style:text-underline-color="font-color" style:text-line-through-type="none" style:font-name="Arial" fo:font-size="11pt" fo:color="#000000" style:font-style-complex="normal" style:text-position="0% 100%" style:font-weight-complex="bold" style:font-weight-asian="bold" fo:font-weight="bold"/>
    </style:style>
    <style:style style:name="T29" style:family="text">
      <style:text-properties style:text-outline="false" style:font-size-complex="11pt" style:font-size-asian="11pt" style:font-name-complex="Arial" fo:text-shadow="none" fo:font-style="normal" style:font-style-asian="normal" style:text-underline-style="none" style:text-underline-color="font-color" style:text-line-through-type="none" style:font-name="Arial" fo:font-size="11pt" fo:color="#000000" style:font-style-complex="normal" style:text-position="0% 100%" style:font-weight-complex="normal" style:font-weight-asian="normal" fo:font-weight="normal"/>
    </style:style>
    <style:style style:name="T30" style:family="text">
      <style:text-properties style:text-outline="false" style:font-size-complex="11pt" style:font-size-asian="11pt" style:font-name-complex="Arial" fo:text-shadow="none" fo:font-style="normal" style:font-style-asian="normal" style:text-underline-style="none" style:text-underline-color="font-color" style:text-line-through-type="none" style:font-name="Arial" fo:font-size="11pt" fo:color="#000000" style:font-style-complex="normal" style:text-position="0% 100%" fo:font-weight="bold" style:font-weight-asian="bold" style:font-weight-complex="bold"/>
    </style:style>
    <style:style style:name="T31"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32"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pus_samp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number-columns-repeated="2" table:default-cell-style-name="Default"/>
        <table:table-column table:style-name="co4" table:default-cell-style-name="Default"/>
        <table:table-column table:style-name="co2"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2" table:number-columns-repeated="1012" table:default-cell-style-name="Default"/>
        <table:table-row table:style-name="ro1">
          <table:table-cell table:style-name="ce1"/>
          <table:table-cell table:style-name="ce7" office:value-type="string" calcext:value-type="string">
            <text:p>ΠΗΓΗ</text:p>
          </table:table-cell>
          <table:table-cell table:style-name="ce13" office:value-type="string" calcext:value-type="string">
            <text:p>ΕΙΔΟΣ ΤΕΚΜΗΡΙΟΥ</text:p>
          </table:table-cell>
          <table:table-cell table:style-name="ce13" office:value-type="string" calcext:value-type="string">
            <text:p>ΘΕΜΑΤΙΚΗ</text:p>
          </table:table-cell>
          <table:table-cell table:style-name="ce15" office:value-type="string" calcext:value-type="string">
            <text:p>ΔΙΑΛΕΚΤΟΣ</text:p>
          </table:table-cell>
          <table:table-cell table:style-name="ce15" office:value-type="string" calcext:value-type="string">
            <text:p>ΚΟΙΝΩΝΙΟΛΕΚΤΟΣ</text:p>
          </table:table-cell>
          <table:table-cell table:style-name="ce15" office:value-type="string" calcext:value-type="string">
            <text:p>JARGON</text:p>
          </table:table-cell>
          <table:table-cell table:style-name="ce17" office:value-type="string" calcext:value-type="string">
            <text:p>ΥΦΟΣ</text:p>
          </table:table-cell>
          <table:table-cell table:style-name="ce13" office:value-type="string" calcext:value-type="string">
            <text:p>ΠΟΙΚΙΛΙΑ</text:p>
          </table:table-cell>
          <table:table-cell table:style-name="ce13" office:value-type="string" calcext:value-type="string">
            <text:p>ΙΣΤΟΡΙΚΗ ΠΕΡΙΟΔΟΣ</text:p>
          </table:table-cell>
          <table:table-cell table:style-name="ce13" office:value-type="string" calcext:value-type="string">
            <text:p>ΚΑΤΑΛΛΗΛΟΤΗΤΑ</text:p>
          </table:table-cell>
          <table:table-cell table:style-name="ce13" office:value-type="string" calcext:value-type="string">
            <text:p>ΠΡΟΣΔΙΟΡΙΣΤΕ</text:p>
          </table:table-cell>
          <table:table-cell table:number-columns-repeated="1012"/>
        </table:table-row>
        <table:table-row table:style-name="ro1">
          <table:table-cell table:style-name="ce2" office:value-type="string" calcext:value-type="string">
            <text:p>Η χώρα μας παρακολουθεί και συμμετέχει, από το 2001, στις συναντήσεις του Προγράμματος Δράσης των Ηνωμένων Εθνών για την Παράνομη Διακίνηση Μικρών και Ελαφρών Όπλων (ΜΕΟ), που διεξάγονται ανά διετία με σκοπό την προώθηση στενότερης συνέργειας μεταξύ των κρατών για την καταπολέμηση της παράνομης εμπορίας όπλων, μέσω της ισχυροποίησης της εθνικής τους νομοθεσίας, αλλά και της διακρατικής και περιφερειακής συνεργασίας.</text:p>
          </table:table-cell>
          <table:table-cell table:style-name="ce8" office:value-type="string" calcext:value-type="string">
            <text:p>Administration</text:p>
          </table:table-cell>
          <table:table-cell table:style-name="ce8" office:value-type="string" calcext:value-type="string">
            <text:p>fragmentum</text:p>
          </table:table-cell>
          <table:table-cell table:style-name="ce2" office:value-type="string" calcext:value-type="string">
            <text:p>πολιτική</text:p>
          </table:table-cell>
          <table:table-cell table:number-columns-repeated="3" table:style-name="ce8" office:value-type="string" calcext:value-type="string">
            <text:p>ΟΧΙ</text:p>
          </table:table-cell>
          <table:table-cell table:style-name="ce8" office:value-type="string" calcext:value-type="string">
            <text:p>επίσημο</text:p>
          </table:table-cell>
          <table:table-cell table:style-name="ce8" office:value-type="string" calcext:value-type="string">
            <text:p>ΚΝΕ</text:p>
          </table:table-cell>
          <table:table-cell table:style-name="ce8" office:value-type="string" calcext:value-type="string">
            <text:p>ΝΕ</text:p>
          </table:table-cell>
          <table:table-cell table:style-name="ce8" office:value-type="float" office:value="5" calcext:value-type="float">
            <text:p>5</text:p>
          </table:table-cell>
          <table:table-cell table:style-name="ce2"/>
          <table:table-cell table:number-columns-repeated="1012"/>
        </table:table-row>
        <table:table-row table:style-name="ro1">
          <table:table-cell table:style-name="ce1" office:value-type="string" calcext:value-type="string">
            <text:p>Η Σλοβακία, όπως και η Ελλάδα είναι χώρες φιλοευρωπαϊκέ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έχρι σήμερα έχουν συμφωνηθεί και εφαρμόζονται 29 τέτοια μέτρ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1430, όταν ο Μουράτ κυρίευσε τη Θεσσαλονίκη, οι Αθωνίτες μοναχοί μετέβησαν προς συνάντησή του και του ζήτησαν να επιβεβαιώσει τα σουλτανικά φιρμάνια προνομίων, που είχαν εκδώσει οι προκάτοχοί του Βαγιαζήτ Α΄ και Μωάμεθ 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Ευρωπαϊκή Ένωση οφείλει παράλληλα να σκύψει πάνω από το πραγματικό πρόβλημα, τον πόλεμο στη Συρία και την ανθρωπιστική κρίση σε Λίβανο, Ιορδανία, Τουρκία, αναλαμβάνοντας με τα όργανά της και την Ολλανδική Προεδρία, από κοινού με τον ΟΗΕ, το ρόλο του ειρηνοποιού που της αρμόζει.</text:p>
          </table:table-cell>
          <table:table-cell table:style-name="ce9" office:value-type="string" calcext:value-type="string">
            <text:p>Administration</text:p>
          </table:table-cell>
          <table:table-cell table:style-name="ce9" office:value-type="string" calcext:value-type="string">
            <text:p>χωρίο</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Ursula von der Leyen, με την οποία μας συνδέει βαθιά εκτίμηση και μου επιτρέπει να πω και φιλί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ΑΠΑΘΑΝΑΣΙΟΥ: Κύριε Εκπρόσωπε, θα επιμείνω λίγο γιατί διαβάσαμε στο «Βήμα» ότι ο Υπουργός Εξωτερικών τέλος πάντων ηγείται αυτής της πρωτοβουλίας, είναι σε επαφή με τους Ελληνοαμερικανού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ρχαιολόγοι έχουν πρόσφατα ανακαλύψει στοιχεία που επιβεβαιώνουν την ανθρώπινη παρουσία στην Κύπρο πριν από την προαναφερθείσα περίοδο παρόλο που λίγα πράγματα γνωρίζουμε για τον τρόπο που ζούσαν οι ομάδες αυτέ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Ξεκαθαρίζει το πλαίσιο και τις βασικές παραμέτρους της λύσης, μίας λύσης που αναζητούμε εδώ και 20 σχεδόν χρόνια, βάσει αποφάσεων του Συμβουλίου Ασφαλείας των Ηνωμένων Εθνών.</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ΗΜΟΣΙΟΓΡΑΦΟΣ: Φανταζόσαστε πριν μερικά χρόνια ότι στην Ελλάδα θα είχαμε συσσίτια και εξαθλιωμένους πολίτε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χώρα μας, με τον διαρκή, σταθερό και σταθεροποιητικό της ρόλο, με βάση πάντα τις αρχές του Διεθνούς Δικαίου και τιμώντας και τηρώντας τις συμμαχικές της υποχρεώσεις, προσφέρει καίρια, ουσιαστικά και σημαντικά στη Συμμαχία και στην υπόθεση της διεθνούς ειρήνης και ασφάλει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να εξασφαλίζουν ίση μεταχείριση των πιστωτικών ιδρυμάτων σε όλη τη ζώνη του ευρώ,</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υτό περιμένουν οι Έλληνες πολίτες, αυτό περιμένουν και οι Ευρωπαίοι πολίτε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4-21ης.4.2010, 14.6-2.7.2010 και 19.7-20.9.2010, στην περίμετρο του μεσοβυζαντινού ναού της Παναγίας του Κάμπου στη Χοιροκοιτία, υπό τη διεύθυνση της δρος Ελένης Προκοπίου, Αρχαιολογικής Λειτουργού 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λλά αυτό είναι το καθήκον μου.</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υμφωνία περί αποφυγής διπλής φορολογίας επί κληρονομιών (1964)</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3" office:value-type="string" calcext:value-type="string">
            <text:p>1.</text:p>
          </table:table-cell>
          <table:table-cell table:style-name="ce10" office:value-type="string" calcext:value-type="string">
            <text:p>Administration</text:p>
          </table:table-cell>
          <table:table-cell table:style-name="ce10" office:value-type="string" calcext:value-type="string">
            <text:p>fragmentum</text:p>
          </table:table-cell>
          <table:table-cell table:style-name="ce3"/>
          <table:table-cell table:style-name="ce16" table:number-columns-repeated="7"/>
          <table:table-cell table:style-name="ce1"/>
          <table:table-cell table:number-columns-repeated="1012"/>
        </table:table-row>
        <table:table-row table:style-name="ro1">
          <table:table-cell table:style-name="ce1" office:value-type="string" calcext:value-type="string">
            <text:p>Ο Αναπληρωτής Υπουργός Εξωτερικών για Ευρωπαϊκές Υποθέσεις, κ. Νίκος Ξυδάκης, συναντήθηκε, σήμερα, στο Υπουργείο Εξωτερικών, με τον Πρέσβη της Παλαιστίνης στην Ελλάδα, κ. Marwan Emile Toubassi και τον Πρέσβη της Τυνησίας στην Ελλάδα, κ. Tarek Saadi, στον απόηχο του Ψηφίσματος της Βουλής των Ελλήνων για την αναγνώριση του Παλαιστινιακού Κράτους, στις 22 Δεκεμβρίου 2015.</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Οποιαδήποτε επέμβαση (επισκευή-συντήρηση-προσθήκη) στο κτίριο πραγματοποιείται με την έγκριση της 4ης Εφορείας Νεοτέρων Μνημείων Θεσσαλονίκη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α ΝΗ-90 βρίσκονταν στα χαρτιά όταν παραγγέλθηκαν από την Ελλάδα και ενώ η χώρα μας πλήρωνε προκαταβολή 70% για ένα σύστημα που δεν υπήρχε, τελικά, αντί να μπορέσει να απολαύσει τα δικαιώματα που προκύπτουν από τη χρηματοδότηση αυτής της τεχνολογίας, έχουμε φτάσει στο σημείο το 90% των ελικοπτέρων να βρίσκεται στο έδαφος.</text:p>
          </table:table-cell>
          <table:table-cell table:style-name="ce9" office:value-type="string" calcext:value-type="string">
            <text:p>Administration</text:p>
          </table:table-cell>
          <table:table-cell table:style-name="ce9" office:value-type="string" calcext:value-type="string">
            <text:p>χωρίο</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Τοπικό Εθνολογικό Μουσείο Φικάρδου στεγάζεται στην Οικία Κατσινιόρου, στο χωριό Φικάρδου, το οποίο βρίσκεται 40 χιλιόμετρα νοτιοδυτικά της Λευκωσίας, στο ανατολικό τμήμα της οροσειράς του Τροόδου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ΤΗΣΙΑ ΔΙΑΣΚΕΨΗ ΑΡΧΗΓΩΝ ΕΔ ΒΑΛΚΑΝΙΚΩΝ ΧΩΡΩΝ</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Αρχηγός ΓΕΕΘΑ συζήτησε επίσης τους τομείς συνεργασίας με τον ομόλογο του, τόσο στο πλαίσιο του Μεσογειακού Διαλόγου, όσο και σε διμερές επίπεδο.</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υγκεκριμένα, με βάση την Απόφαση του Υπουργικού Συμβουλίου ημερομηνίας 4/7/2007, η Διεύθυνση Ελέγχου ανάλαβε ως Ενδιάμεσος Φορέας για όλα τα μεγάλα έργα τα οποία συγχρηματοδοτήθηκαν από την Ευρωπαϊκή Ένωση στους τομείς του περιβάλλοντος, ενέργειας και μεταφορών καθώς και τις λοιπές παρεμβάσεις μεταφορών και για όλα τα «μεγάλα έργα υποδομής».</text:p>
          </table:table-cell>
          <table:table-cell table:style-name="ce9" office:value-type="string" calcext:value-type="string">
            <text:p>Administration</text:p>
          </table:table-cell>
          <table:table-cell table:style-name="ce9" office:value-type="string" calcext:value-type="string">
            <text:p>χωρίο</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ην ανάγκη να προλάβουμε τις εξελίξεις, να ενδυναμώσουμε το αίσθημα των πολιτών για ασφάλεια, κρίνεται αναγκαία η συμμετοχή του καθενός από εμάς, στην Άμυνα της Χώρας μ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2" office:value-type="string" calcext:value-type="string">
            <text:p>Αυτό μόνο για καλό δεν θα είναι.</text:p>
          </table:table-cell>
          <table:table-cell table:style-name="ce8" office:value-type="string" calcext:value-type="string">
            <text:p>Administration</text:p>
          </table:table-cell>
          <table:table-cell table:style-name="ce8" office:value-type="string" calcext:value-type="string">
            <text:p>fragmentum</text:p>
          </table:table-cell>
          <table:table-cell table:style-name="ce2" office:value-type="string" calcext:value-type="string">
            <text:p>NA</text:p>
          </table:table-cell>
          <table:table-cell table:number-columns-repeated="3" table:style-name="ce8" office:value-type="string" calcext:value-type="string">
            <text:p>ΟΧΙ</text:p>
          </table:table-cell>
          <table:table-cell table:style-name="ce8"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style-name="ce8" office:value-type="float" office:value="5" calcext:value-type="float">
            <text:p>5</text:p>
          </table:table-cell>
          <table:table-cell table:style-name="ce2"/>
          <table:table-cell table:number-columns-repeated="1012"/>
        </table:table-row>
        <table:table-row table:style-name="ro1">
          <table:table-cell table:style-name="ce1" office:value-type="string" calcext:value-type="string">
            <text:p>Έκπληξη όταν μάθαιναν ότι η μικρή Ελλάδα ύψωσε το ανάστημά της και στάθηκε ολομόναχη ενάντια στις δυνάμεις του άξον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ιστοριογραφία</text:p>
          </table:table-cell>
          <table:table-cell table:number-columns-repeated="3" table:style-name="ce9" office:value-type="string" calcext:value-type="string">
            <text:p>ΟΧΙ</text:p>
          </table:table-cell>
          <table:table-cell table:style-name="ce9" office:value-type="string" calcext:value-type="string">
            <text:p>πατριω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καθαρισμός πραγματοποιήθηκε εξ' ολοκλήρου με μηχανικά μέσ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κοπός μας είναι η επανεργοποίηση της αμυντικής βιομηχανίας της χώρ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σημερινή εορτή είναι σπονδή στη μνήμη των ναυμάχων ηρώων, των δημιουργών της ελεύθερης Ελλάδ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πατριω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Θα τον δούμε με μεγάλη χαρά στην Αθήνα και ελπίζω να έχουμε και καλό καιρό, γιατί έχω πάντα λίγες τύψεις, όταν έρχονται συνάδελφοι ομόλογοι από το εξωτερικό και δεν είναι ο καιρός τόσο καλός κι έχω την ανάγκη να απολογηθώ.</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ελληνική κυβέρνηση δεν είναι αρμόδια για να εξασφαλίζει τις απαραίτητες πληροφορίες στον Πρόεδρο της FYROM.</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πίσης, να σας πω ότι μετά την Τετάρτη 19 Σεπτεμβρίου ο κύριος Υφυπουργός θα πλαισιώσει τον Υπουργό Εξωτερικών στις επαφές του στο Σικάγο και τη Βοστώνη.</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ΝΕΡΓΕΙΕΣ ΜΕΤΑ ΤΟ ΠΕΡΙΣΤΑΤΙΚΟ</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NA</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2000-2001: Κυβερνήτης Εκπαιδευτικού «ΑΡΗ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NA</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Θα το δούμε με 2+1 χρόνια ή 2+2 χρόνια, προκειμένου να υπάρχει από εδώ και πέρα μια πιο εύρυθμη λειτουργία στις Ένοπλες Δυνάμει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υνέντευξη Υπουργού Εξωτερικών Ν. Κοτζιά στο δημοσιογράφο Βασίλη Σκουρή της εφημερίδας Real News</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NA</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Το Διεθνές Δικαστήριο της Χάγης στην υπόθεση αυτή δεν υπεισήλθε στην ουσία της ονοματολογικής διαφοράς, σημειώνοντας ότι δεν έχει τη σχετική δικαιοδοσία και ότι η διαφορά πρέπει να επιλυθεί στο πλαίσιο που ορίζουν οι Αποφάσεις του Συμβουλίου Ασφαλείας, μέσω διαπραγματεύσεων υπό την αιγίδα του ΟΗΕ.</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ομ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υνάντηση με Πρόεδρο και Πρωθυπουργό Γαλλίας κ.κ.</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NA</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Η πολιτιστική παρουσία υλοποιείται με εκδηλώσεις που διοργανώνει η Πρεσβεία με την συνδρομή της Δ/νσης Μορφωτικών Σχέσεων του ΥΠΕΞ.</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1">Στην περίπτωση αυτή, οι απαιτήσεις του </text:span><text:span text:style-name="T2">ΠΙ</text:span><text:span text:style-name="T3"> από την παροχή υπηρεσιών </text:span><text:span text:style-name="T4">leasing/factoring </text:span><text:span text:style-name="T5">ενσωματώνονται στα δάνεια του ΠΙ και παρουσιάζονται στη </text:span><text:span text:style-name="T4">λογιστική κατάσταση του ΠΙ</text:span><text:span text:style-name="T5">.</text:span></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ελληνική ομογένεια της Αυστραλίας έχει δείξει πολύ έντονο ενδιαφέρον για την υλοποίηση του παρόντος προγράμματο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Υπολογίσαμε και μάλιστα έγινε αποδεκτό από το υπουργείο Εξωτερικών με μία μελέτη που κάναμε στο υπουργείο Εθνικής Άμυν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μείς, πάντως, δεν πρόκειται να κάνουμε πίσω ούτε χιλιοστό και καλώ το σύνολο του ελληνικού λαού, ανεξαρτήτως πολιτικών επιλογών, να είμαστε μαζί σε αυτή την τεράστιας εθνικής σημασίας στιγμή.</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πατριω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Ξέρετε αυτό σημαίνει πάρα πολλά για εμά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κεί η Ελλάδα και η Ρουμανία θα προβάλλουν κοινές θέσεις για ζητήματα που σχετίζονται με την Ουκρανία, την κρίση στην Μέση Ανατολή, στην Ανατολική Μεσόγειο, καθώς και για ζητήματα που αφορούν γενικότερα στην ευρύτερη περιοχή μ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λέω αυτό και ως πολιτικός, γιατί καθημερινά διαδραματίζονται εικόνες στην πατρίδα μας και ζούμε σε μία περίοδο που κυριαρχεί η αταξία, η ανομία, η απείθει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πατριω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Στο εν λόγω σπάραγμα διαφαίνεται μια πιο εθνικιστική προσέγγιση, αλλά καθαρά διαιαθητικά</text:p>
          </table:table-cell>
          <table:table-cell table:number-columns-repeated="1012"/>
        </table:table-row>
        <table:table-row table:style-name="ro1">
          <table:table-cell table:style-name="ce1" office:value-type="string" calcext:value-type="string">
            <text:p>- Εδραιώνονται στην αρχή της αμοιβαιότητας, όπως αυτή ορίζεται από το Διεθνές Δίκαιο.</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ομ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ίναι υποχρέωσή μας η προσαρμογή στα νέα δεδομένα, για να αντιμετωπισθεί με ρεαλιστικό τρόπο η συγκυρί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ακρόαση αυτών των βυζαντινόρυθμων Αράβων Χριστιανών πραγματοποιήθηκε στο τέμενος του προφήτη, και ο Μωάμεθ τούς επέτρεψε να προσευχηθούν εντός αυτού, το οποίο και έπραξαν στρεφόμενοι προς την ανατολή.</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2" office:value-type="string" calcext:value-type="string">
            <text:p>Μόνον αυτόν τον χρόνο από ότι μου είπε ο πρέσβης του Βελγίου υποδεχθήκαμε και συνεχίζουμε να υποδεχόμαστε στη χώρα μας εκατοντάδες χιλιάδες Βέλγους οι οποίοι νιώθουν, μοιράζονται μαζί μας τη φιλοξενία μας και απολαμβάνουν τον τόπο μας.</text:p>
          </table:table-cell>
          <table:table-cell table:style-name="ce8" office:value-type="string" calcext:value-type="string">
            <text:p>Administration</text:p>
          </table:table-cell>
          <table:table-cell table:style-name="ce8" office:value-type="string" calcext:value-type="string">
            <text:p>fragmentum</text:p>
          </table:table-cell>
          <table:table-cell table:style-name="ce2" office:value-type="string" calcext:value-type="string">
            <text:p>πολιτική</text:p>
          </table:table-cell>
          <table:table-cell table:number-columns-repeated="3" table:style-name="ce8" office:value-type="string" calcext:value-type="string">
            <text:p>ΟΧΙ</text:p>
          </table:table-cell>
          <table:table-cell table:style-name="ce8"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style-name="ce8" office:value-type="float" office:value="5" calcext:value-type="float">
            <text:p>5</text:p>
          </table:table-cell>
          <table:table-cell table:style-name="ce2"/>
          <table:table-cell table:number-columns-repeated="1012"/>
        </table:table-row>
        <table:table-row table:style-name="ro1">
          <table:table-cell table:style-name="ce1" office:value-type="string" calcext:value-type="string">
            <text:p>Στο τέλος, περιμένει τα παιδιά μια έκπληξη: ο Ζήνωνας και η Ασπασία εκφράζουν την ευγνωμοσύνη τους για τη βοήθεια των παιδιών και, χρησιμοποιώντας αντίγραφα αγγείων του μουσείου σε θεατρικό παιχνίδι, τα προσκαλούν σε ένα αρχαίο συμπόσιο!..</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2" table:style-name="ce9" office:value-type="string" calcext:value-type="string">
            <text:p>OXI</text:p>
          </table:table-cell>
          <table:table-cell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1 σχηματισμός αποτελούμενος από 6 συνολικά τουρκικά αεροσκάφη, πραγματοποίησε 1 παράβαση των Κανόνων Εναέριας Κυκλοφορίας και 2 παραβιάσεις του Εθνικού Εναέριου Χώρου.</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Θα ολοκληρωθούν οι υποδομές, προκειμένου να είμαστε συνεπείς απέναντι στη δέσμευση που υπάρχει από τη χώρα προς την Ευρωπαϊκή Ένωση και την Ύπατη Αρμοστεία του ΟΗΕ για τους πρόσφυγε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υνεχίσαμε επίσης την πολιτική του προκατόχου μου, κ. Δημήτρη Αβραμόπουλου, για την επανεκκίνηση του προγράμματος ναυπήγησης των νέων πυραυλακάτων και τη διασφάλιση θέσεων εργασίας στην ελληνική ναυπηγική βιομηχανία, ενώ επιλύσαμε προβλήματα που αφορούσαν την καταβολή δεδουλευμένων στους εργαζόμενους στα Ναυπηγεία Ελευσίν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Θα συγχρονιστούμε ξανά με το ρολόι της ιστορίας, θα συγχρονιστούμε με το κάλεσμα της Πατρίδος, όπως έκαναν και οι πρωταγωνιστές του Κινήματος του Ναυτικού.</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ρκεί να αναλογισθούμε απλώς ότι, για λόγους εξασφάλισης περαιτέρω «εθνικού ζωτικού χώρου», η Ευρώπη έφτασε να θρηνήσει πάνω από 50 εκατομμύρια ψυχέ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αι αυτή είναι η μεγάλη περιφερειακή αντίφαση την οποία ζούμε.</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ιευρυμένο κυβερνητικό κλιμάκιο αποτελούμενο από Υπουργούς και Υφυπουργούς της Κυβέρνησης, μέλη της Διαρκούς Επιτροπής Εθνικής Άμυνας και Εξωτερικών Υποθέσεων της Βουλής των Ελλήνων, Βουλευτές της Νέας Δημοκρατίας, του ΣΥΡΙΖΑ, Ανεξάρτητοι Δημοκρατικοί Βουλευτές καθώς και Ακόλουθοι Άμυνας ξένων χωρών, ήταν παρόντες στο πεδίο βολής «ΑΕΤΟΣ» και διαπίστωσαν την άρτια επιχειρησιακή ικανότητα των Ενόπλων Δυνάμεων.</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αι θα τα καταφέρουμε.</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ι Έλληνες όταν είναι ενωμένοι μπορούν να καταφέρουν να αποκτήσουν και να διαφυλάξουν την εθνική τους κυριαρχία και την εδαφική τους ακεραιότητ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2" table:style-name="ce9" office:value-type="string" calcext:value-type="string">
            <text:p>OXI</text:p>
          </table:table-cell>
          <table:table-cell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κολουθεί η δήλωση του Υπουργού Εθνικής Άμυνας μετά τη δοξολογί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Φίλε κ. Υπουργέ,</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πίσης, στο Port Said λειτουργεί Προξενικό Λιμεναρχείο.</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Να σημειώσουμε για τους φίλους δημοσιογράφους ότι η αρχική πρόσκληση ήταν για να συνεορτάσουμε την Ημέρα της Ανεξαρτησίας, αλλά το συνδυάσαμε και με λίγη παραπάνω δουλειά σήμερ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ΠΓΥ «ΠΡΟΜΗΘΕΥΣ» έχει τη δυνατότητα να ανεφοδιάζει εν πλω τα πλοία του ΠΝ με καύσιμα, πυρομαχικά, υλικά, λιπαντικά, νερό και τρόφιμ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στρατός</text:p>
          </table:table-cell>
          <table:table-cell table:number-columns-repeated="2" table:style-name="ce9" office:value-type="string" calcext:value-type="string">
            <text:p>OXI</text:p>
          </table:table-cell>
          <table:table-cell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ποπτεία Ιδιωτικής Ασφάλιση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Κύπρος έχει καταστεί μέλος του Διεθνούς Οργανισμού Πολιτικής Αεροπορίας (ΔΟΠΑ - ICAO) λίγο μετά την ανεξαρτησία της το Φεβρουάριο του 1961.</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1931 γίνεται προσθήκη νέων κτιρίων στο στρατόπεδο για τη στέγαση Βοηθητικών Υπηρεσιών του Στρατού.</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στρατ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πίσημη επίσκεψη της Προέδρου του Ελληνικού Κοινοβουλίου κας Άννας Μπενάκη, κατόπιν πρόσκλησης της Προέδρου του Ουγγρικού Κοινοβουλίου Κας Katalin Szili, στις 3-6.</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ο τμήμα της πόλης όπου διεξήχθησαν οι φετινές ανασκαφές, η τοιχοποιία των κτισμάτων είχε υποστεί σοβαρές ζημιές ως αποτέλεσμα πρόσφατων γεωργικών δραστηριοτήτων.</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υμφωνία Οικονομικής και Τεχνολογικής Συνεργασίας Ελλάδος - Βοσνίας και Ερζεγοβίνης (Υπεγράφη στο Σεράγεβο στις 23 Ιουλίου 2007.)</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ΒΡΑΜΟΠΟΥΛΟΣ: Η αεροπορία συζητά από πολλά χρόνια την αγορά αεροσκαφών νέας γενιά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στρατ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παρουσία μας στην Κυβέρνηση στον τουρισμό με την κ. Κουντουρά, στην Εθνική Άμυνα με εμένα, στην Αγροτική Ανάπτυξη με τον κ. Σγουρίδη, με τον κ. Κουίκ στο συντονισμό του κυβερνητικού έργου και την κ. Κόλλια στο Υπουργείο Μακεδονίας - Θράκης, αλλά και τη Γενική Γραμματεία Αιγαίου και Νησιωτικής Πολιτικής με τον κ. Γιαννέλλη έδειξαν ότι η πολιτική που προτείναμε στον ελληνικό λαό βρισκόταν σε αυτή την κατεύθυνση.</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θέμα είναι να υπάρχει ουσιαστική διάθεση από την άλλη πλευρά να προχωρήσουμε.</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η συμφωνία που είναι η πρώτη μετά από τέσσερα χρόνια για την εταιρεία, υπέγραψαν ο Διευθύνων Σύμβουλος των ΕΑΣ Σωτήρης Χριστογιάννης και ο Γενικός Διευθυντής της Γενικής Διεύθυνσης Αμυντικών Εξοπλισμών και Επενδύσεων (ΓΔΑΕΕ) Δημήτρης Γεωργιόπουλο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η γειτονιά μας έχουμε πολέμους, αλλά κανένα από τα κράτη μας δεν ευθύνεται για αυτού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Γι' αυτό και μετά την εκπλήρωση του σκοπού αυτής της κυβέρνησης, οι εκλογές θα λειτουργήσουν καταλυτικά στο να εγκαινιαστεί μια καινούργια εποχή για την κοινωνία, για τον τόπο μ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Για τη συμμετοχή στο ΓΣΑ υποκαταστημάτων αλλοδαπών πιστωτικών ιδρυμάτων που εδρεύουν σε χώρες εκτός του Ευρωπαϊκού Οικονομικού Χώρου, απαιτείται η υποβολή ικανοποιητικής νομικής γνωμοδότησης εκ μέρους τους σχετικά με το ισχύον στη χώρα προέλευσής τους δίκαιο που διέπει τη νομική αναγνώριση και επιβολή των αποτελεσμάτων του συμψηφισμού, ιδίως σε περίπτωση πτωχεύσεω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ομ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θυμόσαστε εξάλλου διότι είχαμε κάνει και δημόσιες ανακοινώσει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τιθέτως, οι τοιχογραφίες του 13ου αιώνα, που αντικατέστησαν τις αρχικές του Θεόδωρου Αψευδή, παρουσιάζουν μία εντελώς διαφορετική τεχνοτροπία, που χαρακτηρίζεται από την σχεδόν υπερβολική σχηματική απόδοση των μορφών.</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ε περίπτωση που μία επιταγή δε γίνει αποδεκτή από την εκδότρια τράπεζα (λόγω πχ ανεπαρκούς υπολοίπου στο λογαριασμό του πελάτη), επιστρέφεται μέσω του ΓΣΑ στην αγοράστρια τράπεζα μέχρι την ημέρα Τ+1, όπου Τ είναι η ημέρα διακανονισμού.</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ρόλος του είναι κατεξοχήν κοινωνικό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BOUATARD: Στο θέμα της Συρίας και των προσφύγων.</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πομένως, η συστηματική μελέτη και παρακολούθηση των οικονομικών εξελίξεων στις χώρες αυτές αποτελεί ζωτικό κομμάτι της ευρύτερης ανάλυσης του διεθνούς περιβάλλοντος της ελληνικής οικονομί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Για αυτό και κάθε τόσο αλλάζουν.</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κτίθενται επίσης διάφορα αντικείμενα της βυζαντινής και μεσαιωνικής περιόδου, καθώς και της τουρκοκρατί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ΗΜΟΣΙΟΓΡΑΦΟΣ: Θα ήθελα να θέσω μια ερώτηση στον Έλληνα Υπουργό Εξωτερικών.</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λλάδα και Αρμενία είναι δύο χώρες με πολύ ισχυρούς και βαθύτατους ιστορικά δεσμούς εδώ και τρεις χιλιάδες χρόνι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Και παραβιάζουν τους κανόνες ναυσιπλοΐας και αεροπλοΐ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ατά το χαιρετισμό του προς τις ηγεσίες των τριών μειζόνων σχηματισμών, ο κ. Αβραμόπουλος εξέφρασε τις ευχαριστίες του και μεταξύ άλλων δήλωσε τα ακόλουθ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 αυτή την εποχή των προκλήσεων και της ιστορικής για το έθνος ευθύνης, καλούμεθα όλοι,</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ι συνεχείς και συστηματικές καταστροφές της ελληνικής και χριστιανικής πολιτιστικής κληρονομιάς στις κατεχόμενες περιοχές της Κύπρου είναι μέρος προσχεδιασμένης πολιτικής, η οποία επιδιώκει να καταστρέψει και να εξαφανίσει τα ίχνη ενός πολιτισμού με ιστορία χιλιάδων ετών και να μετατρέψει την κατεχόμενη ζώνη σε μια ακόμα τουρκική επαρχία, μέσω μιας συστηματικής διαδικασίας εκτουρκισμού τη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δυνατότητα αυτή μνημονεύεται άλλωστε και στη Συμφωνία της 12ης Ιουλίου.</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υτά πρέπει να φυλάμε.</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ρέπει να σημειωθεί ότι σε όλους τους πίνακες του τμήματος αυτού δεν περιλαμβάνονται οι εκδόσεις που γίνονται στο εξωτερικό και αφορούν κυρίως ορισμένα ομόλογα του Ελληνικού Δημοσίου.</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Γι λόγου σύγκριση µ τι τιµέ τω µετρούµενω µεγεθών προβλέποντα επίπεδ αναφορά όσο αφορ τη έκθεση τήρηση όλω τω προτεινόµενω επιπέδω αναφορά θ εξασφαλίσε τη τήρησ τω βασικώ περιορισµών.</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ΤΩΝΙΟΥ: Ήθελα ένα σχόλιό σας σε σχέση με τα σημερινά δημοσιεύματα του τουρκικού Τύπου, ότι ο δράστης της προχθεσινής βομβιστικής επίθεσης στο αστυνομικό τμήμα της Κωνσταντινούπολης εκπαιδεύτηκε -και μάλιστα σχετικά πρόσφατα, το 2010- σε τρομοκρατικό στρατόπεδο στην Ελλάδ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ρόλος των εκπαιδευτικών ιδρυμάτων της ανώτατης εκπαίδευσης είναι να πηγαίνουν μπροστά, να πρωτοπορούν και να εφαρμόζουν μέτρα τα οποία θα έχουν αντίκτυπο σε ολόκληρη την κοινωνί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εκπαίδεσυ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υτά, όλα αυτά, ανήκουν βέβαια στο πρόσφατο ηρωικό παρελθόν της χώρας μ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ημοσιογράφος: Η Ν.Δ. σάς κατηγορεί άτι με κινήσεις, όπως η επιστροφή της Πρέσβεώς μας από τη Βιέννη, οδηγείτε τη χώρα σε απομονωτισμό.</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4" office:value-type="string" calcext:value-type="string">
            <text:p>Στην άσκηση συμμετείχαν 1628 Αξιωματικοί και Υπαξιωματικοί από 20 χώρες.</text:p>
          </table:table-cell>
          <table:table-cell table:style-name="ce11" office:value-type="string" calcext:value-type="string">
            <text:p>Administration</text:p>
          </table:table-cell>
          <table:table-cell table:style-name="ce11" office:value-type="string" calcext:value-type="string">
            <text:p>fragmentum</text:p>
          </table:table-cell>
          <table:table-cell table:style-name="ce4" office:value-type="string" calcext:value-type="string">
            <text:p>στρατός</text:p>
          </table:table-cell>
          <table:table-cell table:number-columns-repeated="3" table:style-name="ce11" office:value-type="string" calcext:value-type="string">
            <text:p>ΟΧΙ</text:p>
          </table:table-cell>
          <table:table-cell table:style-name="ce11" office:value-type="string" calcext:value-type="string">
            <text:p>ουδέτερο</text:p>
          </table:table-cell>
          <table:table-cell table:style-name="ce11" office:value-type="string" calcext:value-type="string">
            <text:p>ΚΝΕ</text:p>
          </table:table-cell>
          <table:table-cell table:style-name="ce11" office:value-type="string" calcext:value-type="string">
            <text:p>ΝΕ</text:p>
          </table:table-cell>
          <table:table-cell table:style-name="ce11" office:value-type="float" office:value="5" calcext:value-type="float">
            <text:p>5</text:p>
          </table:table-cell>
          <table:table-cell table:style-name="ce4"/>
          <table:table-cell table:number-columns-repeated="1012"/>
        </table:table-row>
        <table:table-row table:style-name="ro1">
          <table:table-cell table:style-name="ce1" office:value-type="string" calcext:value-type="string">
            <text:p>Θυμίζω ότι είχε μεσολαβήσει το δύσκολο διάστημα μεταξύ 1974-1980 της αποχώρησης της Ελλάδας από το στρατιωτικό σκέλος του ΝΑΤΟ.</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στρατ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δυσάρεστο αυτό γεγονός υπενθυμίζει με οδυνηρό τρόπο, πως το τίμημα της Άμυνας είναι πολλές φορές βαρύ.</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στρατ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αι θέλω εδώ με τον πιο ξεκάθαρο τρόπο να στείλω ένα μήνυμα: η αξιοποίηση του φυσικού μας πλούτου είναι κυριαρχικό μας δικαίωμα και δεν μπορεί να το αμφισβητήσει κανέν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έσα στο σχέδιο αυτό είναι εμφανής η ιδέα της ενοποίησης των αρχαιολογικών χώρων και του αρχαιολογικού πάρκου.</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Ν. ΚΟΤΖΙΑΣ: Η προσφυγική κρίση δεν είναι πρόβλημα της Ελλάδας, είναι ευρωπαϊκό πρόβλημ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Όπως αποδεικνύεται με τις φετινές έρευνες, οι μοναχοί θάβονταν στο κάτω όροφο, στην κρύπτη της εκκλησίας του Αγ.</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πορεί να συνεχίσουν του χρόνου ή να προκύψουν καινούργιες αποσταθεροποιημένες ζώνες και ουδείς μπορεί να προβλέψει σήμερα το μέγεθος του προβλήματος και καλά είναι έγκαιρα να ληφθούν μέτρα για να μη διογκωθεί και άλλο.</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ακοινώνεται ότι, ο Αρχηγός του Γενικού Επιτελείου Ενόπλων Δυνάμεων (ΓΕΕΔ) του Καμερούν, Υποστράτηγος Rene Claude Meka, θα πραγματοποιήσει επίσημη επίσκεψη στη χώρα μας, από 27 έως 31 Μαρτίου 2007, ως επίσημος προσκεκλημένος του Έλληνα Αρχηγού ΓΕΕΘΑ, Ναυάρχου Παναγιώτη Χηνοφώτη ΠΝ.</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στρατός</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6">Πρέπει να σημειώσουμε ότι οι Ένοπλες Δυνάμεις της Χώρας στηρίζουν το </text:span><text:span text:style-name="T7">αξιόμαχό </text:span><text:span text:style-name="T8">τους στη ψυχή των Ελλήνων, ανεξάρτητα αν αυτοί είναι στις τάξεις των Ενόπλων Δυνάμεων ή όχι.</text:span></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στρατός</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α εκπαιδευτικά θέματα της μειονότητας είναι θέματα που αφορούν το Υπουργείο Εξωτερικών, η εφαρμογή της συμφωνί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εκπαίδεσυη</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υμφωνία Φιλίας και Συνεργασίας μεταξύ Ελλάδος και Πολωνίας (1996)</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Αναλαμβάνουμε ένα πολύ μεγάλο κομμάτι στην εκπαίδευση, στο νέο στρατό φίλων και σύμμαχων χωρών, όπως είναι η Αίγυπτο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στρατός</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ν προκειμένω, θεωρούμε σημαντικό να λαμβάνει υπόψη της η Επιτροπή και τον προβληματισμό της κοινωνίας των πολιτών (π.χ. επί της υπό διαπραγμάτευση Συμφωνίας ΤΤΙΡ), κυρίως όσον αφορά την ανάγκη για περισσότερη διαφάνεια και ενημέρωση.</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2"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 δείξει κανείς την εικόνα - και ελπίζω ότι θα το κάνετε αυτό στα μέσα ενημέρωσης - θα δει ότι η Ελλάδα είναι μια χώρα που οι πολίτες είναι ενωμένοι με κοινά ιδανικά, με ιστορία και γεννημένοι πάνω σε χώμα που είναι ποτισμένο με αίμ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Σε πατριωτικό τόνο, αλλά όχι εθνικιστικό</text:p>
          </table:table-cell>
          <table:table-cell table:number-columns-repeated="1012"/>
        </table:table-row>
        <table:table-row table:style-name="ro1">
          <table:table-cell table:style-name="ce1" office:value-type="string" calcext:value-type="string">
            <text:p>Και αυτά αποκτούν ιδιαίτερη σημασία στην παρούσα χρονική περίοδο όπου σημαντικές και κρίσιμες αλλαγές συντελούνται στον ευρύτερο γεωπολιτικό και γεωστρατηγικό χώρο μας, αλλά και στη χώρα μας που δίνει μια σκληρή και πολύπλευρη μάχη για την επίτευξη δημοσιονομικής ισορροπίας και σταθερότητ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Θέματα Περιβαλλοντικής/ Ενεργειακής Διαχείριση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Οι κυβερνήσεις έχουν πλέον συνειδητοποιήσει ότι το προηγούμενο Ευρωπαϊκό Συμβούλιο δεν σήμανε το τέλος της Άμυνας, αλλά την απαρχή ενός νέου κοινού ευρωπαϊκού μέλλοντος στην Άμυν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2" office:value-type="string" calcext:value-type="string">
            <text:p>και "Ευδοκίμως τερματίσαντες τη σταδιοδρομία τους" τους:</text:p>
          </table:table-cell>
          <table:table-cell table:style-name="ce8" office:value-type="string" calcext:value-type="string">
            <text:p>Administration</text:p>
          </table:table-cell>
          <table:table-cell table:style-name="ce8" office:value-type="string" calcext:value-type="string">
            <text:p>fragmentum</text:p>
          </table:table-cell>
          <table:table-cell table:style-name="ce2" office:value-type="string" calcext:value-type="string">
            <text:p>NA</text:p>
          </table:table-cell>
          <table:table-cell table:number-columns-repeated="3" table:style-name="ce2" office:value-type="string" calcext:value-type="string">
            <text:p>ΟΧΙ</text:p>
          </table:table-cell>
          <table:table-cell table:style-name="ce2" office:value-type="string" calcext:value-type="string">
            <text:p>επίσημο</text:p>
          </table:table-cell>
          <table:table-cell table:style-name="ce2" office:value-type="string" calcext:value-type="string">
            <text:p>ΚΝΕ</text:p>
          </table:table-cell>
          <table:table-cell table:style-name="ce2" office:value-type="string" calcext:value-type="string">
            <text:p>ΝΕ</text:p>
          </table:table-cell>
          <table:table-cell table:style-name="ce2" office:value-type="float" office:value="5" calcext:value-type="float">
            <text:p>5</text:p>
          </table:table-cell>
          <table:table-cell table:style-name="ce2"/>
          <table:table-cell table:number-columns-repeated="1012"/>
        </table:table-row>
        <table:table-row table:style-name="ro1">
          <table:table-cell table:style-name="ce1" office:value-type="string" calcext:value-type="string">
            <text:p>γ) Έλεγχος ασφάλειας στα σημεία ελέγχου επιβατών και χειραποσκευών</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2"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η λειτουργία και η οργάνωση του Ιστορικού Αρχείου, της Βιβλιοθήκης και του Μουσείου της Τράπεζ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2"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Άλλα ερευνητικά του ενδιαφέροντα είναι η σχέση ατμοσφαιρικής κυκλοφορίας και χημικής σύνθεσης της ατμόσφαιρας και οι επιπτώσεις της κλιματικής αλλαγή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έραν αυτού, ένα μήνυμα ειρήνης και σταθερότητας στη Νοτιο-Ανατολική Ευρώπη, σε όλα τα Βαλκάνια, αλλά και της αποφασιστικότητάς μας να συνεργαστούμε στενότερα στην εμβάθυνση, διεύρυνση και ενίσχυση των διμερών μας σχέσεων στον τομέα της άμυνας και όχι μόνο.</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υμβάλλει στην ανακούφιση της κοινωνί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2"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Όλοι οι παραπάνω φορείς δημοσιεύουν μελέτες σχετικά με επίκαιρα θέματα, τακτικές εκθέσεις για την κατάσταση της οικονομίας, συστάσεις πολιτικής, προβλέψεις και αξιολογήσεις των τρεχουσών πολιτικών.</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διάρκεια της φοίτησης παρέμεινε αμετάβλητη μέχρι τον Ελληνοϊταλικό πόλεμο του 1940.</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εκπαίδεσυ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υχαριστώ και πάλι.</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2"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ιαγωνισμός στελεχών ΕΔ για την ανάδειξη των καλύτερων προτάσεων/ μελετών για την ανάπτυξη περιβαλλοντικών και ενεργειακών υποδομών στις ΕΔ</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αμυντική μας και η εξωτερική μας πολιτική αποτελούν μία αταλάντευτη πολιτική αρχών και θέσεων, που βασίζεται στην περιφερειακή συνεργασία, μέσα από το πλαίσιο των διεθνών οργανισμών, αλλά και των ισότιμων διμερών σχέσεων.</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Θωρακίσαμε την αποτρεπτική ισχύ της χώρας μας, εκμηδενίσαμε τις σπατάλες και τα περιττά έξοδα και συνεισφέραμε σημαντικά στην εθνική συλλογική προσπάθεια της προσαρμογής της χώρας σε στέρεες δημοσιονομικές βάσει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όνο έτσι θα λύσουμε όλοι οι Ευρωπαίοι μαζί, τόσο τη σημερινή, όσο και την επόμενη κρίση, που στον κόσμο που ζούμε, έρχεται αναπόφευκτ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ουσία είναι άλλη, σε λίγους μήνες ξεκινά μια νέα διαδικασία συνομιλιών για το Κυπριακό.</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ι δύο Υπουργοί συμφώνησαν να αναβαθμιστούν οι σχέσεις αμυντικής συνεργασίας των δύο χωρών, να πολλαπλασιαστούν τα προγράμματα κοινών δράσεων και να υπογραφεί συμφωνία για ανταλλαγή στρατιωτικών πληροφοριών.</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μπορική Συμφωνία (ΦΕΚ 42/1969.</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ΔΗΜ/ΦΟΣ: Έχετε κάνει ανοίγματα και στα Βαλκάνι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5" office:value-type="string" calcext:value-type="string">
            <text:p>ενότητα κατ τη διεθν εκπροσώπησ τη Κοινότητας Τα</text:p>
          </table:table-cell>
          <table:table-cell table:style-name="ce12" office:value-type="string" calcext:value-type="string">
            <text:p>Administration</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5" office:value-type="string" calcext:value-type="string">
            <text:p>διακανονισμών νομικ μορφ τη ε λόγ εγκατάστασης,</text:p>
          </table:table-cell>
          <table:table-cell table:style-name="ce12" office:value-type="string" calcext:value-type="string">
            <text:p>Administration</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Μπορεί όμως να βάλει τις βάσεις ενός εφικτού και αποδοτικού προγραμματισμού για το μέλλον.</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υτή η εργασία θα γίνεται σε όλα τα κέντρα, ώστε να μπορεί να εξασφαλιστεί η υγιεινή και θα εφαρμόσουμε κανόνες υγιεινής, τους οποίους θα πρέπει να ακολουθούν όλοι στα κέντρα υποδοχής και αυτό αφορά βεβαίως τους μετανάστες και τους πρόσφυγε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2"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ιστεύω, είμαι πεπεισμένος ότι η Ευρώπη έχει τα μέσα και την ικανότητα για να το πετύχει.</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αρόντες ήταν ακόμη, εκπροσωπώντας την Διαρκή Επιτροπή Εθνικής Άμυνας και Εξωτερικών Υποθέσεων της Βουλής των Ελλήνων, οι βουλευτές της Νέας Δημοκρατίας, Σοφία Βούλτεψη, Χρίστος Δήμας, Ιωάννης Κεφαλογιάννης και ο βουλευτής του ΣΥΡΙΖΑ, Θεόδωρος Δρίτσ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υτό δεν σημαίνει με κανένα τρόπο ότι θα το κάνουμε με λιγότερη αποτελεσματικότητα και επιτυχί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ύριε Πρόεδρε της Ελληνικής Δημοκρατί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ήμερα η σκέψη μας, μαζί με τα θερμά συγχαρητήρια προς τους άνδρες και τις γυναίκες των ενόπλων δυνάμεων και Λιμενικού Σώματος που συμμετείχαν σε αυτή τη δύσκολη αποστολή, είναι μαζί με τους συγγενείς των θυμάτων, είναι μαζί με τους συγγενείς των αγνοουμένων, για τους οποίους θα συνεχίσουμε να καταβάλλουμε κάθε δυνατή προσπάθεια, ώστε να έχουμε σύντομα νέα για τους οικείους του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στρατός</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Έκτοτε, οι σχέσεις των δύο χωρών ακροβάτησαν, ορισμένες φορές στο χείλος της ένοπλης σύγκρουσης (κρίση Μαρτίου 1987 και κρίση Ιμίων Ιανουαρίου 1996), με αφορμή τις αβάσιμες και αντίθετες με το Διεθνές Δίκαιο διεκδικήσεις και αμφισβητήσεις της Τουρκία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 Η Ελλάδα γίνεται πλέον ανταγωνιστική ανοίγεται στις αγορές και λέει και σε άλλους ότι όταν τα Ναυπηγεία μας μπορούν να ναυπηγήσουν πολεμικά πλοία, πόσο μάλλον μπορούν να κάνουν πλοία του εμπορικού στόλου αλλά και πολεμικά πλοία άλλων χωρών».</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στρατός</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χρηματοδότηση της λειτουργίας της Υπηρεσίας Προγραμματισμού γίνεται από τις αεροπορικές εταιρείες της Κύπρου, το διαχειριστή των αερολιμένων και το Κράτο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δεύτερος τρόπος με τον οποίο οι κυβερνήσεις αποκτούν τεχνογνωσία από εξωτερικές πηγές είναι η σύσταση εξωκοινοβουλευτικών επιτροπών εμπειρογνωμόνων με σκοπό τη μελέτη και την εισήγηση κατευθυντήριων γραμμών πολιτικής για σημαντικά θέματα.</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Ξεφυλλίζοντάς το ο αναγνώστης εμπνέεται όχι μόνο από τον πλούτο της ελληνικής φύσης αλλά και του ελληνικού πολιτισμού στο πέρασμα των αιώνων.</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εμπειρία δείχνει ότι οι κυβερνήσεις διστάζουν να αξιοποιήσουν τη δημόσια γνώση, με πιθανώς μία εξαίρεση, την κυβέρνηση Σημίτη, τον οποίο χαίρομαι που βλέπω απόψε εδώ, ακόμα και αν οι προτάσεις και συστάσεις είναι δυνητικά συναφείς και χρήσιμες.</text:p>
          </table:table-cell>
          <table:table-cell table:style-name="ce9" office:value-type="string" calcext:value-type="string">
            <text:p>Administration</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Διεύθυνση Οικονομικού Σχεδιασμού και Υποστήριξης (ΓΔΟΣΥ) συγκροτείται από την Διεύθυνση Ανθρωπίνου Δυναμικού και Περιβάλλοντος, την Διεύθυνση Οικονομικού και την Διεύθυνση Στρατιωτικής και Τεχνολογικής Υποστήριξης.</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εν θέλει να υποτάσσεται στο παρελθόν αλλά να το αξιοποιεί για το αύριο.</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Ελλάδα έχει αποδείξει, το λέω ξανά, στο τραπέζι των διαπραγματεύσεων ότι επιθυμεί τη λύση, αλλά χρειάζεται έναν συνομιλητή που θα έχει πολιτική βούληση.</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Ελλάδα εκπλήρωσε τις υποχρεώσεις της.</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3.</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πίσκεψη του Αρχηγού Γενικού Επιτελείου Εθνικής Άμυνας (Α/ΓΕΕΘΑ), Στράτηγου Μιχαήλ Κωσταράκου</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2002-2004: Ακόλουθος Άμυνας και παράλληλα Ναυτικός Ακόλουθος στην Ελληνική Πρεσβεία στο Λονδίνο.</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Όπως βλέπετε, είμαστε όλοι εδώ, η Πολιτική Ηγεσία με τον κ. Υφυπουργό, αλλά και οι Αρχηγοί όλων των Επιτελείων, ο Αρχηγός του Γενικού Επιτελείου Εθνικής Άμυνας και οι Αρχηγοί του Γενικού Επιτελείου Στρατού, του Γενικού Επιτελείου Ναυτικού και του Γενικού Επιτελείου Αεροπορίας, στην τελετή παράδοσης - παραλαβής του Αρχηγείου Τακτικής Αεροπορίας.</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υγκεκριμένα ο μοναδικός αερολιμένας τέθηκε εκτός λειτουργίας και παραδόθηκε στις δυνάμεις των Ηνωμένων Εθνών.</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την συνάντηση αυτή εξετάστηκαν ζητήματα ευρωπαϊκού, διεθνούς, αλλά και διμερούς ενδιαφέροντος.</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άν είστε επιβάτης και επιθυμείτε να μεταφέρετε απαγορευμένο αντικείμενο στο θάλαμο επιβατών θα πρέπει να υποβάλετε γραπτώς αίτηση στο Τμήμα Πολιτικής Αεροπορίας που είναι η αρμόδια αρχή για σκοπούς ασφάλειας αερομεταφορών, υποβάλλοντας τις πιο κάτω πληροφορίες:</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εν είναι στις προθέσεις να πάμε για εθνικές εκλογές, αλλά δεν μπορούμε να επιτρέψουμε τέτοιου είδους κινήσεις υπονόμευσης όλης αυτής της προσπάθειας και μάλιστα στη μέση του δρόμου...</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ημειώνεται ότι η Ελλάδα ήταν μία από τις χώρες οι οποίες είχαν υποστηρίξει ένθερμα και με ουσιαστικό τρόπο την ένταξη της Βουλγαρίας στο ΝΑΤΟ και στην ΕΕ.</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άνουμε μία τεράστια προσπάθεια, το γνωρίζετε, τον τελευταίο καιρό ως Κυβέρνηση -σε συνεργασία πάντοτε με τη στρατιωτική ηγεσία- να αντιμετωπίσουμε προβλήματα μέσα σε ένα περιβάλλον αυστηρό, δυστυχώς με περικοπές.</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ρέπει όμως όλα όσα συντελούνται σε διεθνές και περιφερειακό επίπεδο να τα εντάσσουμε σε μία στρατηγική, η οποία είναι στρατηγική ελέγχου και περιορισμού της έντασης, στρατηγική υπέρβασης της κρίσης, στρατηγική διαφύλαξης της ειρήνης και της σταθερότητας στην περιοχή μας.</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αταδικάζουμε απερίφραστα τις σημερινές πολύνεκρες τρομοκρατικές επιθέσεις στη Βαγδάτη.</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ΠΟΛΕΜΟΣ, Η ΑΝΑΣΥΓΚΡΟΤΗΣΗ ΚΑΙ Η ΝΟΜΙΣΜΑΤΙΚΗ ΕΠΙΤΡΟΠΗ</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Θεωρούμε επίσης ότι η Αίγυπτος είναι ένας βασικός πυλώνας σταθερότητας για την ευρύτερη περιοχή της Μέσης Ανατολής και τον Αραβικό κόσμο και γι αυτό είναι πάρα πολύ σημαντικό σε κάθε βήμα που θα κάνει να έχει δίπλα της την Ευρωπαϊκή Ένωση.</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χριστιανική αντίληψη για το Ισλάμ</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ε ό,τι αφορά τη δική μου σχέση με τον πρωθυπουργό, για την οποία ρωτάτε, είναι εξαιρετική και ουσιαστική.</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α δύο εκκλησιαστικά αυτά οικοδομήματα, η διάταξη, οι μέχρι σήμερα επιγραφές, αλλά και τα ευρήματα συνθέτουν ένα σύνολο/σύμπλεγμα ιδιαίτερα σημαντικό όχι μόνο για την ιστορία και την αρχαιολογία της νήσου, αλλά και για την μελέτη των διεργασιών μετεξέλιξης της λειτουργικής τάξης κατά τον 7ο αιώνα.</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υλικά άριστης ποιότητας και προδιαγραφών που διασφαλίζουν την ποιότητα των τελικών προϊόντων ή εξειδικευμένα που επιβάλλονται από συμβατικές υποχρεώσεις.</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H.</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ε αυτό το πνεύμα σας καλωσορίζω και πάλι και σας παρακαλώ να πάρετε το λόγο.</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ΒΡΑΜΟΠΟΥΛΟΣ: Είμαι πολύ ευτυχής που επισκέπτομαι και πάλι το Ισραήλ.</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ν Υπουργό Εθνικής Άμυνας συνόδευσαν ο Αρχηγός ΓΕΕΘΑ Στρατηγός Μιχαήλ Κωσταράκος και ο Αρχηγός ΓΕΣ Αντιστράτηγος Χρίστος Μανωλάς.</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λοκλήρωση επίσημης επίσκεψης ΥΕΘΑ Δημήτρη Αβραμόπουλου στην Αρμενία</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ρέπει όλοι μας να αντιληφθούμε ότι έχουμε μεγάλες ευθύνες για τη δημιουργία ενός γεωπολιτικού περιβάλλοντος ασφάλειας, σιγουριάς, ειρήνης και προόδου, γιατί αυτό ζητούν οι πολίτες όλων των χωρών της περιοχής από τις ηγεσίες τους.</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ιμούμε και προσκυνούμε τους ήρωες, τιμούμε την Πολεμική Σημαία και σας διαβεβαιώνω ότι το Υπουργείο Εθνικής Άμυνας, ανεξαρτήτως πολιτικών - και θέλω να ευχαριστήσω και τον κ. Μπούρα και τους συναδέλφους που παρευρίσκονται εδώ από τα κόμματα της αντιπολίτευσης - θα μείνει έξω από οποιαδήποτε πολιτική αντιπαράθεση.</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Ελλάδα πρέπει να κρατά τα γκέμια για πρωτοβουλίες αρχών, σταθερά και να μην προσφεύγει σε λύσεις που σήμερα φαίνονται εύκολες, αλλά το κόστος αύριο θα είναι μεγάλο.</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Ν. ΚΟΤΖΙΑΣ: Έχουμε μεγάλη ιστορία διμερών σχέσεων.</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ιάδοσ πληροφοριώ κα κανόνω ορθή πρακτική στον</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πίσης φοιτούν ανώτεροι αξιωματικοί της ΕΛΑΣ, του ΠΣ και του ΛΣ, ανώτεροι αξιωματικοί της Κυπριακής Δημοκρατίας καθώς και αριθμός ανώτερων αξιωματικών συμμαχικών και άλλων φίλιων κρατών.</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Kάθε χρόνο το εργαστ¦ριο συντήρησης του Eπιγραφικού Mουσείου συντηρεί σημαντικό αριθμό λίθων.</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χεδόν κάθε έκφανση του αρχαίου κυπριακού πολιτισμού, από την γλώσσα και την γραφή μέχρι την τέχνη και την αρχιτεκτονική αντανακλά επιδράσεις από την Ελλάδα, τη Μικρά Ασία, την Αίγυπτο και την Μέση Ανατολή.</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έραν των ανωτέρω κοινοτήτων, μείζονα θεσμό ελληνικού ενδιαφέροντος αποτελεί το Πατριαρχείο Αλεξανδρείας, στου οποίου την πνευματική ευθύνη υπάγεται όλη η αφρικανική ήπειρος.</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τη δυτική πλευρά ακριβώς κάτω από την κεντρική παράσταση της Κοιμήσεως της Θεοτόκου υπάρχει επιγραφή με αναφορά στα ονόματα των ζωγράφων Γεώργιος και Γεώργιος από τη Βελλά και το έτος, 1821, το οποίο είναι έτος ιστόρησης και είναι δυσανάγνωστο και το οποίο έχει αναγραφεί μεταγενέστερα με μολύβι.</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α στοιχεία αναλύονται αναλόγως του τομέα της οικονομίας που διενεργεί την έκδοση και αναλόγως του είδους του τίτλου (σταθερό-κυμαινόμενο επιτόκιο, βραχυχρόνιοι-μακροχρόνιοι τίτλοι).</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υτή είναι η Ελλάδα της προσφοράς, η Ελλάδα της αλληλεγγύης, η Ελλάδα της αξιοπιστίας.</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αρόλα αυτά, αυτή η οδηγία προκάλεσε έντονη ανησυχία στην ΕΕ διότι κατήργησε τη εγχώρια βιομηχανική συμμετοχή και τα αντισταθμιστικά ωφελήματα, στα οποία βασίζονταν πολλές μικρομεσαίες επιχειρήσεις (ΜΜΕ).</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ορθόν, σύμφωνα με τον κανονισμό που ισχύει για όλες τις χώρες Σένγκεν, είναι ότι η θεώρηση εκδίδεται από την προξενική αρχή, εφόσον η αίτηση δεν έχει ελλείψεις, εντός δέκα ημερών.</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σύγχρονος του Φωτίου, Νικήτας ο Βυζάντιος, είναι ο πρώτος Χριστιανός συγγραφέας ο οποίος καλείται από την αυτοκρατορική διοίκηση (Μιχαήλ Γ΄ και Βασίλειος Α΄ Μακεδών) να συντάξει απολογητικά συγγράμματα περί της ανωτερότητας του Χριστιανισμού έναντι του Ισλάμ, απαντώντας σε αντίστοιχες αντιλήψεις που κυοφορούνταν μέσα στον κόσμο των Αράβων.</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σημερινή σας επίσκεψη στην Αθήνα είναι πολύ σημαντική: σηματοδοτεί ένα καινούριο ξεκίνημα, μία νέα αρχή και εγκαινιάζει ένα νέο κεφάλαιο συνεργασίας, ανάμεσα στις δύο χώρες μας, επιβεβαιώνοντας, τη βούληση και αποφασιστικότητά μας να συνεργαστούμε στενότερα στην εμβάθυνση και ενίσχυση των διμερών μας σχέσεων και στον τομέα της άμυνας.</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το πλαίσιο αυτό, το ΙΕΤΑ:</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πίσημη επίσκεψη στο Ισραήλ πραγματοποίησε ο Υπουργός Εθνικής Άμυνας Δημήτρης Αβραμόπουλος.</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σύστημα SDD αποτελείται από δύο διαφορετικά μοντέλα.</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Γιατί τα ανθρώπινα δικαιώματα λειτουργούν μόνον όταν λειτουργεί το κράτος.</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εροσκάφη και Drones)</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πεγλίτη στη συνεδρίαση της Βουλής (26.07.2011)επί των άρθρων και του συνόλου του σχεδίου νόμου:</text:p>
          </table:table-cell>
          <table:table-cell table:style-name="ce9" office:value-type="string" calcext:value-type="string">
            <text:p>Administration</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μαθα επίσης ότι αμφισβη- τείται η αξιοπιστία του.</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ου φτιάχνω αβγά.</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εν είναι ψεύτικο, είναι κτηνώδε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ε δέκα χιλιάρικα αγοράζεις μια βάρκα και δυο Πορτορικάνε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Γκορίνακ...</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ίμαστε ο ένας για τον άλλον.</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ντάξει, Εντ, έλα τώρ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Ημί-ανδρο.</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Δεν ήταν ακριβώς νέοι...</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ι σημασία έχει;</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δώ Μπουτσάρντ.</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εν ξέρω τι να κάνω, Μανουέλ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επιστήμονας ήταν ευγενικό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ίσω σε πέντε...</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Ναι;</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Νομίζει ότι δεν ξέρω ότι πίνεις πολύ.</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ρίστε.</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ίλησε του εσύ.</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ράβδος σου και η βακτηρία σου, αύται με παρηγορούσιν.</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Θα σε αφήσω να σηκωθείς τώρ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εν έχεις λογο να μου κανεις κακο</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εν περίμενα ποτέ ότι ο μπαμπάς μου, θα ήταν ο καλύτερός μου φίλο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Συγκατοικει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εν μπορείς απλά να μου κάνεις μια χάρη;</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στόμα αυτού του Βασιλιά..</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Αλήθει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Ξέρουμε πως είσαι πρότυπο ακεραιότητα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λλιώς θα ήμουν εξαρτημένη από αυτόν τον φτηνιάρη.</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αλύτερα ή χειρότερ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Όχι.</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Λοιπόν, ο Κέβιν είναι καλά.</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Ήμουν στη λέσχη όλο το απόγευμ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εν είμαι σκληρός, γι'αυτό αποφάσισα να μην σε αντιμετωπίσω.</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πάσταρδε.</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ρετρό τελείωσε.</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Έχω την παράξενη αίσθηση... ότι αυτοί οι δυο τύποι εκεί, μας παρακολουθούν.</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το Χονγκ Κονγκ θα σου πάρω κουστούμια ή πειρατικά DVD.</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Ξέρεις πώς τo ξέρω;</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ιαφορέ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αντού, έχουμε 572 καταγγελίε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Να σας επιτεθούν δολοφόνοι λεπίδες εκτός αν ξέρουν οτι έρχεστε.</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βγάζεις από το μυαλό σου.</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ε έχασ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ε όλο το σεβασμό, κύριε.</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υνήθως, περνάω καλά στα πάρτι.</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Ποιον;</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Θα πάω στον αδελφό σας... και θα σας δείξω πως πάντα κρατώ τις υποσχέσεις μου...</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Εε, εγώ πάω απο εδώ.</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ι εσύ πήγαινε σε κάποιον ειδικό γι' αυτό το πρόβλημ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άντι, πάμε.</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Θες ένα σάντουιτ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σκλάβα μα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ι εγώ;</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Όλα τελείωσαν αγόρι.</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εν ξέρω.</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όσο δηλαδή;</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εν ξερω, Σπαρτακε.</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Γιατί δεν βγάζετε τα όπλα σας και να πυροβολήσετε τους κώλους σα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υτό ελπίζουμε.</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Ψάχναμε νέους τηλεπαθητικούς και τα συναφή.</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Ντάνι Κέιν δε θα ζήσει χωρίς το γιο του.</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ίπε μόλις ότι δεν θέλει το μόσχευμ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ν θέλουμε να ζήσουμε...</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πλά ήθελα να τον γνωρίσω.</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ίναι μια γυναίκα γύρω στα 70 η Σίρλει Ρέιμ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Όλα θα πάνε καλά, 'νν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Οδος Καρολινα 115, παρακαλώ.</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Βάλ' την μέσ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ότσι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Aπό Walt Disney)</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Και δεν θα το ξανασυζητήσουμε.</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Όντω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πόμενη σολίστ μας είναι η Μισέλ Φλάερτυ.</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ντάξει.</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ταγματάρχης Λένoξ μoυ είπε να το τραβήξω.</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Έι, Riyaaz.</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ίμαι στο δρόμο.'</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Ζήτησε συγγνώμη, εντάξει.</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ώς τα πάμε;</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Φοβόταν.</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Έλα πιάσε το χέρι μου!</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Για τον διαγωνισμό καράτε στον οποίο κέρδισα πρόσφατ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ι επειδή ο Τζέι πυροβολήθηκε, δε σημαίνει ότι ήταν μπλεγμένος σε κάτι ύποπτο.</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Γιατί;</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αθίστε κάτω.</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τύπος είναι "στόκο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μείς θα το πάμε παραπέρ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πλά να ξέρεις, ότι εγώ ήμουν αυτός που πήρε τα πάντα από εσέν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αι θα σου κάνει καλό.</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Ψάχνω όσο πιο γρήγορα μπορώ!</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Λοιπόν, είναι ωραία που επιτέλους μιλάμε.</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Θέλω να διαλέξεις το καλύτερο απ' όλ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αι εμείς επίσης, αρχιφύλακ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ώρα πρέπει να ρωτήσετε τον εαυτό σα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ου έδωσες την δύναμη να νικήσω..τους δαίμονες μου.</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ίναι όλα όσα έχει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ρέπει να βάλουμε "άνεργο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εν χρειάζεται να πεθάνει κι άλλο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ι Τσανγκ Σινγκ, οι Γουίνγκ Κονγκ.</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Ήμουν στην Πέμπτη ομάδ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Προσπάθησε να θυμηθείς τι είπαν.</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Όχι, ο Γκάρι την κανόνισε κι εσύ τον πρόσβαλε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α χρήματα στο δίσκο της εκκλησίας επιτρέπεται να εκπίπτουν απ' τον φόρο σας μέχρι και στο 66% της δωρεάς σα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λλά όχι αρκετό για εξαγωγή.</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Τα παιδιά.</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τίβεν.</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Ξέρω τι θα του πω.</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Έλα, προχώρ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Θαυμάσιο.</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Έχω κάτι να σου πω.</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ην Κέιτ Ρέντι;</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ι ιοί εξελίσσονται, όμω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5.000 βαθμού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Λες ότι είμαι εγκεφαλικό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ε θα σταματήσουν ποτέ.</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ι επισκέψεις απαγορεύονται από τώρα και στο εξή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άμε!</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ώσ'το σε μένα και θα του το δώσω.</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υγγνώμη, τι είναι αυτοί οι πυροβολισμοί;</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ς δούμε αν είναι συνδεδεμένο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ιστεύω ότι θα ήταν καλύτερο να μην μιλούσαμε γι' αυτό.</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Ναι , κοίτ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Ως εκ τούτου είσαι πολύ "σφιχτή"...</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500 δολάρι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ην ανησυχείς για μέν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Δεν γέλασες, ελπίζω.</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Λοιπόν;</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Έλεγα στη μητέρα σου ότι θα φύγει ο κάδος αύριο.</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έιτλιν, κοίτα με στα μάτι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ίσαι ερωτευμένος με κάποιον;</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Ναι , ήμουν πολύ φοβισμένη .</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αγέλη περιέχει και μικρά που είναι ευκολότεροι στόχοι.</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άει το άσθμ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Υπερεκτιμάς το κύρος μου, που δεν εκτείνεται μέχρι τη Γαλλί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υπεραρκετό στη ζωή μου.</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ε βρίσκεις χάλι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Ώρα για λίγη βουτιά στα σκουπίδι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Πρέπει να είσαι ο Νηλ.</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κυριολεκτικά αβάσταχτο βάρος της ντροπής συνεπαγόμενο της καταπιεσμένης μνήμης των γεγονότων.</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πατέρας μου χαίρεται γι' αυτό, γιατί είναι από τους οργανωτές του Πρώτα η Αμερική..</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χι αρκετά!</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πρόθεση μας ήταν να σας πλησιάσουμε μετά την σύλληψή σας στη Νέα Υόρκη.</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σχολείο είναι κλειστό.</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Εννοείς ότι δεν κατάφερες ν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Γιατί δεν έρχεσαι μια μέρα να τα πούμε;</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Ίσως να μπορείς να καταφέρεις κάτι με αυτήν τη νεαρή.</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πα, δεν φαίνομαι έτσι.</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αρακαλώ συγχωρείστε με.</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ην υπερβαίνεις τα όρια της ουράνιας ευσπλαχνία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Ήθελα να είμαι με φίλους και ήθελα να πάω με φίλο.</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λλά ήταν ερωτευμένη μαζί του.</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πορείς να με περιμένεις;</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Γυρνάω το διακόπτη και τρέχουμε.</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Όχι, δεν είσαι.</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Για αυτό ακούγεται παράξενα το όνομα στα χείλη σου.</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αγάπου που υποτίθεται θα έπαιρνες μοναχός σου από τους γονείς μας, σε ευχαριστώ που την μοιράζεσαι μαζί μου.</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άμε κάπου ήσυχα να μιλήσουμε.</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Υπάρχουν πολλοί από αυτούς και έχουν γίνει όλοι ΠΡΑΜΑΤΕΝΙΟΙ.</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Ίσως πρέπει να με κλειδώσεις ώστε να μη πειράξω κανέναν.</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ήγε καλά το χτεσινοβραδινό.</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ι είδους πράγματα;</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όλα είναι πιθανά δεν υπάρχει τίποτα να κάνουμε είναι άγρια κι όμορφη φωτιά</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Right.</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κέψου καλά το αίτημά μου.</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ιγά μη γίνει ποτέ.</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Γιατί χώρισα με την Καρολάιν.</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ντάξει.</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Κέιτ...</text:p>
          </table:table-cell>
          <table:table-cell table:style-name="ce9" office:value-type="string" calcext:value-type="string">
            <text:p>Subtitles</text:p>
          </table:table-cell>
          <table:table-cell/>
          <table:table-cell table:style-name="ce1"/>
          <table:table-cell table:number-columns-repeated="7"/>
          <table:table-cell table:style-name="ce1"/>
          <table:table-cell table:number-columns-repeated="1012"/>
        </table:table-row>
        <table:table-row table:style-name="ro1">
          <table:table-cell table:style-name="ce2" office:value-type="string" calcext:value-type="string">
            <text:p>Από το 2014, ένα αστικό λεωφορείο (Bussleiðin) συνδέει τα απομακρυσμένα μέρη με το κέντρο της πόλης και τα ταξί προσφέρουν πρόσθετες υπηρεσίες.</text:p>
          </table:table-cell>
          <table:table-cell table:style-name="ce8" office:value-type="string" calcext:value-type="string">
            <text:p>Wikimatrix</text:p>
          </table:table-cell>
          <table:table-cell table:style-name="ce8" office:value-type="string" calcext:value-type="string">
            <text:p>fragmentum</text:p>
          </table:table-cell>
          <table:table-cell table:style-name="ce2" office:value-type="string" calcext:value-type="string">
            <text:p>αναφορά γεγονότος</text:p>
          </table:table-cell>
          <table:table-cell table:number-columns-repeated="3" table:style-name="ce8" office:value-type="string" calcext:value-type="string">
            <text:p>ΟΧΙ</text:p>
          </table:table-cell>
          <table:table-cell table:style-name="ce8"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style-name="ce8" office:value-type="float" office:value="5" calcext:value-type="float">
            <text:p>5</text:p>
          </table:table-cell>
          <table:table-cell table:style-name="ce2"/>
          <table:table-cell table:number-columns-repeated="1012"/>
        </table:table-row>
        <table:table-row table:style-name="ro1">
          <table:table-cell table:style-name="ce1" office:value-type="string" calcext:value-type="string">
            <text:p>Ο ιδιαίτερος όμως ρόλος του αφορούσε στο εντατικό εμπόριο και τη ναυτιλία στην ανατολική Αφρική, κυρίως κατά τον 19ο αιώνα, όταν συνεισέφερε στη διάδοση του Ισλάμ σε αρκετές παράκτιες περιοχές της ανατολικής Αφρικής και ορισμένες της κεντρική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ιο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ερμάτισαν οι 9.</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ήλωσε συγκεκριμένα στο περιοδικό Down Town: "Όταν ο Λάκης Λαζόπουλος ξεκίνησε να με ειρωνεύεται μέσα από την εκπομπή του, να κάνει όλα αυτά τα αίσχη εναντίον μου, να μου βιάζει την ψυχή.</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ψυχολογί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3" calcext:value-type="float">
            <text:p>3</text:p>
          </table:table-cell>
          <table:table-cell table:style-name="ce1"/>
          <table:table-cell table:number-columns-repeated="1012"/>
        </table:table-row>
        <table:table-row table:style-name="ro1">
          <table:table-cell table:style-name="ce1" office:value-type="string" calcext:value-type="string">
            <text:p>Σαν ιδιωτική πόλη ήταν το κέντρο εμπορίου τροφίμων για τις γύρω περιοχέ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Έλαβε το διδακτορικό του από το ΜΙΤ το 1964 και έγινε μέλος ΔΕΠ στο MIT.</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ο κέντρο του νησιού δεν υπάρχουν σκεπές, αλλά το παρεκκλήσι της Αγίας Μαρίας του 12ου αιώνα, είχε ολοκληρωθεί σε μεγάλο βαθμό.</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9">Τα εργαλεία της </text:span><text:span text:style-name="T10">ΔΕΔ</text:span><text:span text:style-name="T11"> επιτρέπουν στους χρήστες να: Καθορίζουν – την αρχική τιμή της διεργασίας ή την πρόοδο της διεργασίας </text:span><text:span text:style-name="T12">Μοντελοποιούν – προσομοιώνεται</text:span><text:span text:style-name="T13"> η αλλαγή στη διεργασία Αναλύουν – συγκρίνονται οι ποικίλες προσομοιώσεις για να αποφασιστεί τελικά η βέλτιστη πρόοδος Βελτιώνουν – επιλέγεται και εκτελείται η διεργασία με την μεγαλύτερη πρόοδο Ελέγχουν – αναπτύσσεται αυτή η εκτέλεση και με τη χρησιμοποίησή της από έναν Χρήστη εμφανίζονται σε μια </text:span><text:span text:style-name="T14">οθόνη</text:span><text:span text:style-name="T15"> </text:span><text:span text:style-name="T12">του ταμπλό</text:span><text:span text:style-name="T15">, η πρόοδος σε πραγματικό χρόνο και έπειτα γίνεται μια ανατροφοδότηση προκειμένου οι πληροφορίες αυτές να είναι γνωστές και την επόμενη φορά που θα ξαναχρησιμοποιηθεί αυτή τη διαδικασία.</text:span></text:p>
          </table:table-cell>
          <table:table-cell table:style-name="ce9" office:value-type="string" calcext:value-type="string">
            <text:p>Wikimatrix</text:p>
          </table:table-cell>
          <table:table-cell table:style-name="ce9" office:value-type="string" calcext:value-type="string">
            <text:p>χωρίο</text:p>
          </table:table-cell>
          <table:table-cell table:style-name="ce1" office:value-type="string" calcext:value-type="string">
            <text:p>τεχνολογ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Όλο το χωρίο αποτελεί μέρος οδηγιών μιας διαδικασίας. Πολλές λέξεις, αν και εμφανίζονται στην καθημερινή ομιλία, χρησιμοποιούνται εδώ ως jargon.</text:p>
          </table:table-cell>
          <table:table-cell table:number-columns-repeated="1012"/>
        </table:table-row>
        <table:table-row table:style-name="ro1">
          <table:table-cell table:style-name="ce1" office:value-type="string" calcext:value-type="string">
            <text:p>Κάποιοι αργότερα δημοσιεύουν μια αναφορά περιγράφοντας τις εμπειρίες του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o "Τίγρης και Δράκος" (Wo hu cang long) είναι μια πολυβραβευμένη κινέζικη ταινία του 2000.</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κρ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πρώτη αποστολή στην οποία πήρε μέρος είχε την ονομασία, ISS Expedition 42/43 Futura.</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στροναυ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ερικές πηγές αναφέρουν ότι πιθανότατα η σύζυγος του Λέων ήταν κουνιάδα του Βαλδουίνου και κόρη του Γαβριήλ της Μελιτήνη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ιο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text:span text:style-name="T6">Εξαιτίας της αλληλεπίδρασής του με τον NGC 5195 έχει τονιστεί η </text:span><text:span text:style-name="T7">σπειροειδής δομή του γαλαξία της δίνης</text:span><text:span text:style-name="T8">.</text:span></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στροναυτική</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Ἐπίκειται δὲ τοῖς Βαρυγάζοις κατὰ τὰ μεσόγεια πλείονα ἔθνη, τό τε τῶν Ἀρατρίων καὶ Ἀραχωσίων καὶ Γανδαραίων καὶ τῆς Προκλαΐδος, ἐν ᾗ ἡ Βουκέφαλος Ἀλεξάνδρεια. — παράγραφος 47 Κύριο λήμμα: Μουζίρις Το χαμένο λιμάνι της Μουζιρίς (κοντά στο σημερινό Κοτσί της Ινδίας) στο βασίλειο των Τσέρα (Chera), καθώς και το πρώιμο βασίλειο των Παντγιάν (Pandyan), αναφέρονται στον Περίπλου ως μεγάλα κέντρα εμπορίου, πιπεριών και άλλων μπαχαρικών, μεταλλουργίας και ημιπολύτιμων λίθων, ανάμεσα στην Ινδία και τη Ρωμαϊκή αυτοκρατορί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ιο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5" office:value-type="string" calcext:value-type="string">
            <text:p>Les religions orientales dans le paganisme romain (1906) After-Life in Roman Paganism, διαλέξεις στο πανεπιστήμιο Γέιλ, το 1922.</text:p>
          </table:table-cell>
          <table:table-cell table:style-name="ce12" office:value-type="string" calcext:value-type="string">
            <text:p>Wikimatrix</text:p>
          </table:table-cell>
          <table:table-cell table:style-name="ce12"/>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Κατά τη διάρκεια της θητείας του στο υπουργείο Οικονομικών ο Γιώργος Παπακωνσταντίνου συνέταξε 35 νομοθετήματα και πέντε στους περίπου δέκα μήνες που διετέλεσε υπουργός ΠΕΚ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16">Το κανάλι μεταδιδόταν σε όλο τον κόσμο από τους δορυφόρους Eutelsat 9A και Thaicom 5 από όπου ξεκίνησε το 2005 καλύπτοντας μέρη της Αφρικής, της Ασίας και της Αυστραλίας, μέχρι τον Απρίλιο του 2016.</text:span></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ίναι μια από τις μεγαλύτερες αλυσίδες υπεραγορών στον κόσμο (με 1.462 καταστήματα στα τέλη του 2016).</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17">Εκτός από τα δείγματα καλλιτεχνικής σχεδίασης, περιλαμβάνει μια ενότητα αφιερωμένη στο </text:span><text:span text:style-name="T18">σχεδιαστικό χιούμορ</text:span><text:span text:style-name="T19"> και στα </text:span><text:span text:style-name="T20">κόμικς</text:span><text:span text:style-name="T19">.</text:span></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5" office:value-type="string" calcext:value-type="string">
            <text:p>Πηγή: The History and Culture of the Indian People : The Vedic age.</text:p>
          </table:table-cell>
          <table:table-cell table:style-name="ce12" office:value-type="string" calcext:value-type="string">
            <text:p>Wikimatrix</text:p>
          </table:table-cell>
          <table:table-cell table:style-name="ce12"/>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Από την αρχή η Ιταλική Κοινωνική Δημοκρατία, αναγνωρίστηκε ως το νέο κράτος-μαριονέτα του Άξονα και σχεδόν ολοσχερώς εξαρτώμενο από την Γερμανί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ιο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χωριό έχει ιδιαίτερη αρχιτεκτονική, με τα πρώτα σπίτια να έχουν κτιστεί με πολύ απλά υλικά, πέτρες, λάσπη, δωματόχωμα και ξύλ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ρχιτεκτον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5" office:value-type="string" calcext:value-type="string">
            <text:p>Statistics Table List of Wikipedias Κιργιζική Βικιπαίδεια</text:p>
          </table:table-cell>
          <table:table-cell table:style-name="ce12" office:value-type="string" calcext:value-type="string">
            <text:p>Wikimatrix</text:p>
          </table:table-cell>
          <table:table-cell table:style-name="ce12"/>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Τον Ιανουάριο του 1852 ξεκίνησε μια δραστηριότητα ως αρθρογράφος στην καθημερινή της Μπρέσιας Το Μαστίγιο (La Sferza).</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ι Παππάδες είναι χωριό της Τοπικής Ενότητας Παππάδων, της Δημοτικής Ενότητας Νηλέως, του Δήμου Μαντουδίου-Λίμνης-Αγίας Άννας, της Περιφερειακής Ενότητας Εύβοιας και της Περιφέρειας Στερεάς Ελλάδα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γεω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2" office:value-type="string" calcext:value-type="string">
            <text:p>Τα κείμενα του ήταν στην δημοτική, αλλά δεν συντάχθηκε με τους υπόλοιπους δημοτικιστές και δεν συμμετείχε στις γλωσσικές διαμάχες της περιόδου.</text:p>
          </table:table-cell>
          <table:table-cell table:style-name="ce8" office:value-type="string" calcext:value-type="string">
            <text:p>Wikimatrix</text:p>
          </table:table-cell>
          <table:table-cell table:style-name="ce8" office:value-type="string" calcext:value-type="string">
            <text:p>fragmentum</text:p>
          </table:table-cell>
          <table:table-cell table:style-name="ce2" office:value-type="string" calcext:value-type="string">
            <text:p>γλωσσολογία</text:p>
          </table:table-cell>
          <table:table-cell table:number-columns-repeated="3" table:style-name="ce8" office:value-type="string" calcext:value-type="string">
            <text:p>ΟΧΙ</text:p>
          </table:table-cell>
          <table:table-cell table:style-name="ce8"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style-name="ce8" office:value-type="float" office:value="5" calcext:value-type="float">
            <text:p>5</text:p>
          </table:table-cell>
          <table:table-cell table:style-name="ce2"/>
          <table:table-cell table:number-columns-repeated="1012"/>
        </table:table-row>
        <table:table-row table:style-name="ro1">
          <table:table-cell table:style-name="ce5" office:value-type="string" calcext:value-type="string">
            <text:p>Βενιζέλου , σε μήκος 1,5 χλμ. , ενώ στο δυτικό τμήμα του δήμου διέρχεται η εθνική οδός Αθηνών-Λαμίας σε μήκος 2 χλμ. περίπου.</text:p>
          </table:table-cell>
          <table:table-cell table:style-name="ce12" office:value-type="string" calcext:value-type="string">
            <text:p>Wikimatrix</text:p>
          </table:table-cell>
          <table:table-cell table:style-name="ce12"/>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5" office:value-type="string" calcext:value-type="string">
            <text:p>Αύγουστος | Σεπτέμβριος | Οκτώβριος | Νοέμβριος | Δεκέμβριος 19 Οκτωβρίου | 20 Οκτωβρίου | 21 Οκτωβρίου Η 20η Οκτωβρίου είναι η 293η ημέρα του έτους κατά το Γρηγοριανό Ημερολόγιο (294η σε δίσεκτα έτη).</text:p>
          </table:table-cell>
          <table:table-cell table:style-name="ce12" office:value-type="string" calcext:value-type="string">
            <text:p>Wikimatrix</text:p>
          </table:table-cell>
          <table:table-cell table:style-name="ce12"/>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Ο Φίλιππος όμως δολοφονείται από έναν από τους αξιωματικούς του, τον Παυσανία, και πεθαίνει στα χέρια του Αλεξάνδρου ο οποίος τρέχει να τον βοηθήσει.</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ιο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Χρήστος Πάρσαλης γεννήθηκε γύρω στο 1885.</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ύμφωνα με εκτιμήσεις του 2019 ο πληθυσμός του Βιετνάμ ανέρχεται σε 95.354.000 κατοίκου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γεω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πό το τέθριππο εικονίζονται οι ουρές και τα πίσω πόδια των τεσσάρων ίππων, ο κάδος του άρματος που φέρει κιγκλίδωμα με βοηθητική χειρολαβή, καθώς και ο τροχό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ρχαι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Ένα σημαντικό πρόβλημα καθ' όλη τη διακυβέρνηση του ΛΔΚΑ ήταν ότι η πλειονότητα των στελεχών της μεσαίας τάξης κατοικούσε στην Καμπούλ και όχι στις περιοχές για τις οποίες ήταν υπεύθυνοι.</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πίσης είχε εκλεγεί τρεις φορές δήμαρχος Πατρέων.</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δίσκος αυτός είναι ο τελευταίος που κυκλοφόρησε ο τραγουδιστής Ίαν Γκίλαν και ο μπασίστας Ρότζερ Γκλόβερ με το συγκρότημα μέχρι το 1984 όταν και επανενώθηκαν.</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κρ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1512 ο ναός παραχωρήθηκε στο Γ’ Τάγμα των φραγκισκανών μοναχών, το οποίο την λειτουργεί έως σήμερ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Ιππόλυτος Α΄ 1479-150, καρδινάλιο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α πρώτα Spitfires που είδαν δράση στο εξωτερικό ήταν Mark V, που μεταφέρθηκαν στη Μάλτα από το αεροπλανοφόρο Eagle, το Μάρτιο του 1942.</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ους Ολυμπιακούς Αγώνες του 2008 στο Πεκίνο, στον αγώνα βάδην των 50 km, που έγινε μία ημέρα με πολλή υγρασία, ο Ντινίζ υποχρεώθηκε να εγκαταλείψει γύρω στο τριακοστό χιλιόμετρο εξαιτίας πόνων στην κοιλιά και στον μηρό.</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θλητ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Κουέζι Αουμέι-Ζουνού (Kwesi Ahoomey-Zunu, 1η Δεκεμβρίου 1958-) είναι πολιτικός από το Τόγκο.</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ο βάθρο υπάρχουν χαραγμένες σκηνές από τη Μάχη των Δερβενακίων, καθώς και παράσταση της Πελοποννησιακής Γερουσίας κατά τη διάρκεια της Ελληνικής Επανάσταση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η συνέχεια στάλθηκε ως εκπρόσωπος του κόμματος στη Μόσχα για να συμμετάσχει στις εργασίες του 2ου Συνεδρίου της Κομιντέρν και να εντάξει το ΣΕΚΕ στις τάξεις τη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1944 - 60.000 Σλοβάκοι στρατιώτες στρέφονται εναντίον των Ναζί.</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ναλλακτικά, η έκθεση γλουτένης μπορεί να ελαχιστοποιηθεί με την κατάποση ενός συνδυασμού των ενζύμων (προλυλ ενδοπεπτιδάσης και μια κρίθινη γλουταμίνη-ειδική ενδοπεπτιδάση κυστεΐνης (ΕΡ-Β2)) που αποικοδομούν το υποθετικό 33-μερές πεπτίδιο στο δωδεκαδάκτυλο.</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βιολογ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Υπήρξε σύζυγος του Θησέα (η μοναδική αναφερόμενη έγγαμη Αμαζόνα σε ολόκληρη τη μυθολογία) και μητέρα του Ιππολύτου (κατά τον Πίνδαρο, του Δημοφώντ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φιλ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πίσης, τη δεκαετία του '90 η νομολογία των μετοίκων (aussiedlergezetze) επέτρεψε την μετανάστευση από χώρες του πρώην ανατολικού μπλοκ.</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νομ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ύτη η ιδέα της θείας τρέλας ήταν σταθερά θεμελιωμένη στον ελληνικό πολιτισμό ακόμη και πριν από τον Πλάτων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φιλοσο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21">Η πρώτη πεντάδα περιελάμβανε μόνο τέσσερα καταγεγραμμένα</text:span><text:span text:style-name="T22"> οφφίκια.</text:span></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3:15) Στον Ναό του Σολομώντα ένας ιδιαίτερος χώρος, τα Άγια των Αγίων, ετοιμάσθηκε για την κιβωτό.</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ακτήθηκε στις 2012-05-13.</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2" office:value-type="string" calcext:value-type="string">
            <text:p>Πρόκειται για μια εναρμόνιση των τεσσάρων ευαγγελίων.</text:p>
          </table:table-cell>
          <table:table-cell table:style-name="ce8" office:value-type="string" calcext:value-type="string">
            <text:p>Wikimatrix</text:p>
          </table:table-cell>
          <table:table-cell table:style-name="ce8" office:value-type="string" calcext:value-type="string">
            <text:p>fragmentum</text:p>
          </table:table-cell>
          <table:table-cell table:style-name="ce2" office:value-type="string" calcext:value-type="string">
            <text:p>NA</text:p>
          </table:table-cell>
          <table:table-cell table:number-columns-repeated="3" table:style-name="ce8" office:value-type="string" calcext:value-type="string">
            <text:p>ΟΧΙ</text:p>
          </table:table-cell>
          <table:table-cell table:style-name="ce8"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style-name="ce8" office:value-type="float" office:value="5" calcext:value-type="float">
            <text:p>5</text:p>
          </table:table-cell>
          <table:table-cell table:style-name="ce2"/>
          <table:table-cell table:number-columns-repeated="1012"/>
        </table:table-row>
        <table:table-row table:style-name="ro1">
          <table:table-cell table:style-name="ce1" office:value-type="string" calcext:value-type="string">
            <text:p>Έτσι, ο Οθέλλος, την περίοδο 2013-14, συμμετείχε στο Β1 όμιλο, όπου τερμάτισε στη 2η θέση και εξασφάλισε τη συμμετοχή του στην Α΄ κατηγορία για πρώτη φορά στην ιστορία του, όντας η 38η ομάδα που συμμετέχει στην ανώτατη κατηγορί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θλητ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α πλέον κοινά και λιγότερα έντονα συμπτώματα τους ήταν τα άλματα, οι φωνασκίες, και τα χτυπήματ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διάκριση μεταξύ των δύο όρων δεν τηρείται πάντοτε, ακόμα και μεταξύ των επιστημόνων.</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23">Στον οικείο τρισδιάστατο χώρο που ζούμε, υπάρχουν τρία ζεύγη βασικών κατευθύνσεων, τα οποία είναι βορράς/νότος </text:span><text:span text:style-name="T24">(γεωγραφικό πλάτος</text:span><text:span text:style-name="T25">), ανατολή/δύση </text:span><text:span text:style-name="T26">(γεωγραφικό μήκος</text:span><text:span text:style-name="T27">) και πάνω/κάτω (</text:span><text:span text:style-name="T28">ύψος</text:span><text:span text:style-name="T29"> και </text:span><text:span text:style-name="T24">βάθος</text:span><text:span text:style-name="T25">, από την </text:span><text:span text:style-name="T30">επιφάνεια</text:span><text:span text:style-name="T25"> που ορίζουν θεωρητικά τα δύο άλλα ζεύγη).</text:span></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γεωγραφ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ην Περιφέρεια Κεντρικής Μακεδονίας (πληθυσμός 1.880.058 το 2011) υπάρχουν τα εξής νησιά (ταξινομημένα ανά νομό)1 2 : Δήμος Αριστοτέλη (έδρα Ιερισσός) Αμμουλιανή (529) 40°19′28.00″N 23°54′57.05″E﻿ / ﻿40.3244444°N 23.9158472°E﻿ / 40.3244444; 23.9158472﻿ (Νησίδα Αμμουλιανή) Δρένια (ή Γαϊδουρονήσια), έξι κύριες νησίδες 40°18′49.60″N 23°57′32.20″E﻿ / ﻿40.3137778°N 23.9589444°E﻿ / 40.3137778; 23.9589444﻿ (Νησίδες Δρένια) Άρτεμις (ή Τηγάνι) 40°18′32″N 23°57′29″E﻿ / ﻿40.30889°N 23.95806°E﻿ / 40.30889; 23.95806﻿ (Νησίδα Άρτεμις) Γαϊδουρονήσι 40°18′31″N 23°57′07″E﻿ / ﻿40.30861°N 23.95194°E﻿ / 40.30861; 23.95194﻿ (Νησίδα Γαϊδουρονήσι) Πέννα (ή Ποντίκι) 40°18′42″N 23°57′50″E﻿ / ﻿40.31167°N 23.96389°E﻿ / 40.31167; 23.96389﻿ (Νησίδα Πέννα) Φέτα 40°18′44″N 23°57′35.80″E﻿ / ﻿40.31222°N 23.9599444°E﻿ / 40.31222; 23.9599444﻿ (Νησίδα Φέτα) Φρύνη 40°18′43.50″N 23°57′24″E﻿ / ﻿40.3120833°N 23.95667°E﻿ / 40.3120833; 23.95667﻿ (Νησίδα Φρύνη) Ξηροποταμινά νησάκια, δύο κύριες νησίδες 40°20′05″N 23°53′01″E﻿ / ﻿40.33472°N 23.88361°E﻿ / 40.33472; 23.88361﻿ (Νησίδες Ξηροποταμινά νησάκια) Ρέμα 40°20′07″N 23°53′09.50″E﻿ / ﻿40.33528°N 23.8859722°E﻿ / 40.33528; 23.8859722﻿ (Νησίδα Ρέμα) Ρυάκι 40°20′02″N 23°52′52.50″E﻿ / ﻿40.33389°N 23.8812500°E﻿ / 40.33389; 23.8812500﻿ (Νησίδα Ρυάκι) Ελευθερίδες, δύο κύριες νησίδες 40°31′42″N 23°55′40″E﻿ / ﻿40.52833°N 23.92778°E﻿ / 40.52833; 23.92778﻿ (Νησίδες Ελευθερίδες) Ελευθερόνησος 40°31′45.35″N 23°55′40.80″E﻿ / ﻿40.5292639°N 23.9280000°E﻿ / 40.5292639; 23.9280000﻿ (Νησίδα Ελευθερόνησος) Ελευθεράκι 40°31′37.30″N 23°55′39.10″E﻿ / ﻿40.5270278°N 23.9275278°E﻿ / 40.5270278; 23.9275278﻿ (Νησίδα Ελευθεράκι) Καυκανάς (ή Κάπρος) 40°36′57.30″N 23°48′19.05″E﻿ / ﻿40.6159167°N 23.8052917°E﻿ / 40.6159167; 23.8052917﻿ (Νησίδα Καυκανάς) Δήμος Σιθωνίας (έδρα Νικήτη) Άπατρο 40°03′04″N 24°00′19.30″E﻿ / ﻿40.05111°N 24.0053611°E﻿ / 40.05111; 24.0053611﻿ (Νησίδα Άπατρο) Βουρβουρούς νησιά 40°12′53.00″N 23°46′57.00″E﻿ / ﻿40.2147222°N 23.7825000°E﻿ / 40.2147222; 23.7825000﻿ (Νησίδες Βουρβουρούς νησιά) Άγιος Ισίδωρος 40°13′22.40″N 23°47′27.60″E﻿ / ﻿40.2228889°N 23.7910000°E﻿ / 40.2228889; 23.7910000﻿ (Νησίδα Άγιος Ισίδωρος) Αμπελίτσι 40°13′49.40″N 23°46′23.80″E﻿ / ﻿40.2303889°N 23.7732778°E﻿ / 40.2303889; 23.7732778﻿ (Νησίδα Αμπελίτσι) Διάπορος (ή Βουρβουρού) 40°12′53.00″N 23°46′57.00″E﻿ / ﻿40.2147222°N 23.7825000°E﻿ / 40.2147222; 23.7825000﻿ (Νησίδα Διάπορος) Ελιά Αγίου Νικολάου 40°13′30″N 23°45′48″E﻿ / ﻿40.22500°N 23.76333°E﻿ / 40.22500; 23.76333﻿ (Νησίδα Ελιά Αγίου Νικολάου) Καλαμονήσια, δύο νησίδες 40°11′54.70″N 23°48′12.05″E﻿ / ﻿40.1985278°N 23.8033472°E﻿ / 40.1985278; 23.8033472﻿ (Νησίδες Καλαμονήσια) Πετρονήσι (ή Φίρκα) 40°11′52″N 23°48′17″E﻿ / ﻿40.19778°N 23.80472°E﻿ / 40.19778; 23.80472﻿ (Νησίδα Πετρονήσι) Καλογριά (ή Λαγονήσι) 40°14′02.05″N 23°45′10.55″E﻿ / ﻿40.2339028°N 23.7529306°E﻿ / 40.2339028; 23.7529306﻿ (Νησίδα Καλογριά) Περιστέρι 40°13′43″N 23°45′57″E﻿ / ﻿40.22861°N 23.76583°E﻿ / 40.22861; 23.76583﻿ (Νησίδα Περιστέρι) Πρασονήσι Καστρί (ή Καστράκι) 40°11′24.10″N 23°41′05.05″E﻿ / ﻿40.1900278°N 23.6847361°E﻿ / 40.1900278; 23.6847361﻿ (Νησίδα Καστρί) Κέλυφος (ή Χελώνα) 40°03′42.30″N 23°43′34.50″E﻿ / ﻿40.0617500°N 23.7262500°E﻿ / 40.0617500; 23.7262500﻿ (Νησίδα Κέλυφος) Περιστερονήσι (ή Περιστέρι ή Πράσο) 39°57′46.90″N 23°53′58.65″E﻿ / ﻿39.9630278°N 23.8996250°E﻿ / 39.9630278; 23.8996250﻿ (Νησίδα Περιστερονήσι) Πούντα 40°00′35.60″N 23°49′28.80″E﻿ / ﻿40.0098889°N 23.8246667°E﻿ / 40.0098889; 23.8246667﻿ (Νησίδα Πούντα) Πρασσού 40°01′48.70″N 24°01′26.30″E﻿ / ﻿40.0301944°N 24.0239722°E﻿ / 40.0301944; 24.0239722﻿ (Νησίδα Πρασσού) Σκεπές, τέσσερεις νησίδες Πεταλίδα Σκοπιά Σπαλαθρονήσια, τρεις νησίδες 40°01′18.80″N 23°48′27.20″E﻿ / ﻿40.0218889°N 23.8075556°E﻿ / 40.0218889; 23.8075556﻿ (Νησίδες Σπαλαθρονήσια) Κολόμπαρο 40°01′18.90″N 23°48′09.80″E﻿ / ﻿40.0219167°N 23.8027222°E﻿ / 40.0219167; 23.8027222﻿ (Νησίδα Κολόμπαρο) Σπάλαθρο 40°01′15.40″N 23°48′27.05″E﻿ / ﻿40.0209444°N 23.8075139°E﻿ / 40.0209444; 23.8075139﻿ (Νησίδα Σπάλαθρο) Χτένι 40°01′28.00″N 23°48′36.35″E﻿ / ﻿40.0244444°N 23.8100972°E﻿ / 40.0244444; 23.8100972﻿ (Νησίδα Χτένι) Τσακονήσι 40°02′00.30″N 23°48′33.05″E﻿ / ﻿40.0334167°N 23.8091806°E﻿ / 40.0334167; 23.8091806﻿ (Νησίδα Τσακονήσι) Άγιον Όρος (Αυτοδιοίκητο, έδρα Καρυαί) Άγιος Βασίλειος 40°21′50.60″N 24°06′54.60″E﻿ / ﻿40.3640556°N 24.1151667°E﻿ / 40.3640556; 24.1151667﻿ (Νησίδα Άγιος Βασίλειος) Άγιος Χριστόφορος 40°07′09″N 24°19′48.40″E﻿ / ﻿40.11917°N 24.3301111°E﻿ / 40.11917; 24.3301111﻿ (Νησίδα Άγιος Χριστόφορος) Αράπης 40°27′12.50″N 24°00′24.50″E﻿ / ﻿40.4534722°N 24.0068056°E﻿ / 40.4534722; 24.0068056﻿ (Νησίδα Αράπης) Διαπόρτι 40°07′40″N 24°17′17″E﻿ / ﻿40.12778°N 24.28806°E﻿ / 40.12778; 24.28806﻿ (Νησίδα Διαπόρτι) Κολτσού (ή Κολιτσού) 40°18′14″N 24°15′20″E﻿ / ﻿40.30389°N 24.25556°E﻿ / 40.30389; 24.25556﻿ (Νησίδα Κολτσού) Σμέρνα 40°08′14.15″N 24°23′36.90″E﻿ / ﻿40.1372639°N 24.3935833°E﻿ / 40.1372639; 24.3935833﻿ (Νησίδα Σμέρνα) Στυλιάρια 40°27′21.50″N 24°00′31″E﻿ / ﻿40.4559722°N 24.00861°E﻿ / 40.4559722; 24.00861﻿ (Νησίδα Στυλιάρια) 1: Σε παρένθεση αναφέρεται, εφ' όσον κατοικούνται, ο μόνιμος πληθυσμός σύμφωνα με την απογραφή πληθυσμού του 2011 της Ελληνικής Στατιστικής Αρχής (ΕΛ.ΣΤΑΤ.) 2: Οι γεωγραφικές συντεταγμένες βασίζονται στην απεικόνιση του δορυφορικού χάρτη του Google Maps.</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3" office:value-type="string" calcext:value-type="string">
            <text:p>Αυτές οι ομάδες, μαζί με τους Λεζγκί, αποτελούν τον κλάδο Σαμούρ των ιθαγενών λαών της περιοχής που μιλούν τις Λεζγκικές γλώσσες.</text:p>
          </table:table-cell>
          <table:table-cell table:style-name="ce10" office:value-type="string" calcext:value-type="string">
            <text:p>Wikimatrix</text:p>
          </table:table-cell>
          <table:table-cell table:style-name="ce10" office:value-type="string" calcext:value-type="string">
            <text:p>fragmentum</text:p>
          </table:table-cell>
          <table:table-cell table:style-name="ce3"/>
          <table:table-cell table:style-name="ce16" table:number-columns-repeated="7"/>
          <table:table-cell table:style-name="ce3"/>
          <table:table-cell table:number-columns-repeated="1012"/>
        </table:table-row>
        <table:table-row table:style-name="ro1">
          <table:table-cell table:style-name="ce1" office:value-type="string" calcext:value-type="string">
            <text:p>Υπηρέτησε στο γαλλικό στρατό κατά τη διάρκεια του Α' παγκοσμίου πολέμου.</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στρατ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ίναι ο μακροβιότερος γραμματέας στην ιστορία της οργάνωση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OXI</text:p>
          </table:table-cell>
          <table:table-cell table:style-name="ce9" office:value-type="string" calcext:value-type="string">
            <text:p>ουδέτερο</text:p>
          </table:table-cell>
          <table:table-cell table:style-name="ce9" office:value-type="string" calcext:value-type="string">
            <text:p>KNE</text:p>
          </table:table-cell>
          <table:table-cell table:style-name="ce9" office:value-type="string" calcext:value-type="string">
            <text:p>NE</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Ιωάννης Αντωνόπουλος (πανεπιστημιακός) (πεθ.</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OXI</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α προγράμματα εμβολιασμού στη συνέχεια ξεκίνησαν σε όλα τα σχολεία, και οι γονείς των μικρών παιδιών, ειδοποιήθηκαν πως πρέπει να τα έχουν στείλει για εμβολιασμό.</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ακτήθηκε στις 11 September 2016. Jordan, Paul (21 January 2016).</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μέγιστο βάθος του κόλπου είναι 416 μέτρα και παρατηρείται δυτικά του ηφαιστείου των Μεθάνων.</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ελικά περιήλθε σε εταιρεία νορβηγικών συμφερόντων, από την οποία το ναύλωσε η "Επιτροπή Αρωγής του Βελγίου" (Commission for Relief in Belgium) προκειμένου να μεταφέρει εφόδια για την ανακούφιση του βελγικού πληθυσμού.</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κατοντάδες τζαμιά και δεκάδες Ισλαμικές βιβλιοθήκες - που περιελάμβαναν ανεκτίμητα χειρόγραφα - καταστράφηκαν.</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εν διαφέρουν από τα ουδετερόφιλ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βι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ε ηλικία 16 ετών κέρδισε το δεύτερο βραβείο σε έναν φωτογραφικό διαγωνισμό στην Σκωτί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ποδιδόμενα συνήθως στον Ηράκλειο, τα Θέματα ήταν διοικητικές υποδιαιρέσεις της αυτοκρατορίας, όπου ένας στρατηγός εκτελούσε και στρατιωτικά και πολιτικά καθήκοντ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ην τελευταία εξέγερση του Γκιρώ Β' του Μοντρέγ - Μπελώ (1150) ο Γοδεφρείδος τον ανάγκασε ξανά να υποχωρήσει και τον συνέλαβε αιχμάλωτο, ελευθερώθηκε με την παρέμβαση του βασιλιά της Γαλλία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ώζεται επίσης τμήμα τοίχου με τεράστιους ογκόλιθου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ις 30 Μαΐου, το 2012, υπέγραψε συμβόλαιο δύο ετών με μια άλλη ρωσική ομάδα, την Χίμκι.</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θλητ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η δεκαετία του 1960 οι νότιοι πρόποδες του όρους, από το Πέραμα μέχρι τον Κορυδαλλό, άρχισαν να δέχονται οικιστική πίεση, η οποία εντάθηκε στα μετέπειτα χρόνι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τσι, το καταλληλότερο μέρος για κυνήγι είναι οι ανοικτές ή ημι-ανοικτές περιοχές, όπου μπορεί κάποιος να τους παρατηρήσει όλο το έτο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Έτσι σε νεαρή ηλικία εντάσσεται στα Κόκκινα Γεράκια τη νεολαία των σοσιαλιστών.</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κολούθως ξέσπασε μεγάλη εξέγερση στη Βακτρία και τη Σογδιανή, της οποίας ηγήθηκε ο ικανότατος Σόγδιος αρχηγός, Σπιταμένη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OXI</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ργοναυτική εκστρατεία Αρπαγή της Ευρώπη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Blair (1768) με ομοιότητες στο βόρειο τμήμα, J.</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ν τω ισοπέδω της πλατείας θέλουσιν είναι, εις την διάθεσιν των θεατών, δύο ευρύχωρα καφενεία, υπεράνω δε αυτών, δια τους εν τοις θεωρείοις, δύο όμοιαι αίθουσαι.</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αθαρεύουσα</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τίθετα, η φανέλα του αντίστοιχου της καλαθοσφαίρισης υπήρξε και μονόχρωμη.</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θλητ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KNE</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Υπάρχει επιρροή από τα Τοκ Πισίν και πιο σημαντικά ανάμειξη με την τοπική νοηματική, και οι γλώσσες απέκλιναν σε τέτοιο σημείο που το 2015, εκτιμάται ότι ήταν περίπου μόνο 50% αμοιβαία κατανοητές και ότι οι γηγενείς ομιλητές της Αουσλάν και της νοηματικής γλώσσας της Παπούα Νέας Γουινέας δεν ήταν σε θέση να κατανοήσουν ο ένας τον άλλον.</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γλωσσ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ξυπηρετεί τις αμαξοστοιχίες που περνούν από και προς τον σταθμό του Ρίτσμοντ και τον σταθμό Σαιντ Μάργκαρετς, και βρίσκεται σε πολύ κοντινή απόσταση από την γέφυρα του Τουίκεναμ.</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θήνα: Κολλέγιον Αθηνών, 2001.</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εκπαίδευσ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Νίκα Ρουρούα, 50, Γεωργιανός πολιτικός, υπουργός Πολιτισμού (2009–12), από μυοκαρδιακό έμφραγμ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κύριο μη φιλοσοφικό ενδιαφέρον του, που προέκυψε από την παρατήρηση του τραμ σε νεαρή ηλικία, είναι αυτό που σήμερα ονομάζεται ελαφρύ τραίνο.</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μηχαν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πρωτότυπο έργο είχε δημοσιευτεί για πρώτη φορά το 1894 και η Μπρεγιά το προσάρμοσε στη σύγχρονη πραγματικότητα της εποχής τη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ουσείο Καλών Τεχνών του Κιμπέρ Η θεραπεία του τυφλού.</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πρώτη ήταν για το ρόλο του στο Πλατούν το 1986 και η δεύτερη ήταν για την ερμηνεία του στο Στη Σκιά του Βρικόλακα το 2000.</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άθε σπίτι έχει τουλάχιστον μία είσοδο, συνήθως μια πόρτα ή πύλη, αν και κάποια πρωτόγονα σπίτια είχαν την πρόσβαση από την οροφή ή με σκάλ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ρχιτεκτον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Ωστόσο, αρχικά είχε προβληθεί από το Sony Entertainment Television (CATV/DSB) τον Νοέμβριο του 2004 Ισραήλ: 8 Μαΐου 2005 από το YES+ ως עקרות בית נואשות (στα Εβραϊκά) (Akarot Ba'it Noashot).</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ίνα έχει μήκος από 10 μέχρι 65 χιλιοστά και διάμετρο 11 με 22 μm.</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επιστήμ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Intro) Continental Drift – 0:26 "Start Me Up" – 3:54 (26 Νοεμβρίου 1989; Στάδιο Ντεθ Βάλεϊ; Κλέμσον, Νότια Καρολίνα) "Sad Sad Sad" – 3:33 (19 Δεκεμβρίου 1989; Atlantic City Convention Center; Ατλάντικ Σίτι, Νιού Τζέρσεϊ) "Miss You" – 5:55 (25 Νοεμβρίου 1989; Γκέιτορ Μπόουλ; Τζάκσονβιλ, Φλόριντα) "Rock and a Hard Place" – 4:52 (25 Νοεμβρίου 1989; Γκέιτορ Μπόουλ; Τζάκσονβιλ, Φλόριντα) "Ruby Tuesday" – 3:33 (27 Φεβρουαρίου 1990; Κοράκουεν Ντομ; Τόκιο, Ιαπωνία) "You Can't Always Get What You Want" – 7:26 (25 Νοεμβρίου 1989; Γκέιτορ Μπόουλ; Τζάκσονβιλ, Φλόριντα) "Factory Girl" – 2:47 (6 Ιουλίου 1990; Στάδιο Γουέμπλεϊ; Λονδίνο, Αγγλία) "Can't Be Seen" – 4:17 (26 Νοεμβρίου 1989; Στάδιο Ντεθ Βάλεϊ; Κλέμσον, Νότια Καρολίνα) "Little Red Rooster" (Willie Dixon) – 5:15 (19 Δεκεμβρίου 1989; Atlantic City Convention Center; Ατλάντικ Σίτι, Νιού Τζέρσεϊ) "Paint It Black" – 4:02 (13 Ιουνίου 1990; Ολυμπιακό Στάδιο; Βαρκελώνη, Ισπανία) "Sympathy for the Devil" – 5:35 (26 Φεβρουαρίου 1990; Κοράκουεν Ντομ; Τόκιο, Ιαπωνία) "Brown Sugar" – 4:06 (28 Ιουλίου 1990; Στάδιο Ντελέ Άλπι; Τορίνο, Ιταλία) "Jumpin' Jack Flash" – 5:00 (27 Φεβρουαρίου 1990; Κοράκουεν Ντομ; Τόκιο, Ιαπωνία) "(I Can't Get No) Satisfaction" – 6:09 (26 Νοεμβρίου 1989; Στάδιο Ντεθ Βάλεϊ; Κλέμσον, Νότια Καρολίνα) "Highwire" – 4:44 "Sex Drive" – 5:07 Πρώτη πλευρά (Intro) "Continental Drift" – 0:29 "Start Me Up" – 3:54 "Sad Sad Sad" – 3:33 "Miss You" – 5:55 "Ruby Tuesday" – 3:34 "You Can't Always Get What You Want" – 7:26 "Factory Girl" – 2:48 "Little Red Rooster" (Dixon) – 5:15 Δεύτερη πλευρά "Paint It, Black" – 4:02 "Sympathy for the Devil" – 5:35 "Brown Sugar" – 4:10 "Jumpin' Jack Flash" – 5:00 "(I Can't Get No) Satisfaction" – 6:08 "Highwire" – 4:46 "Sex Drive" – 4:28 Τα "Rock and a Hard Place" και "Can't Be Seen" δεν συμπεριλήφθηκαν στην έκδοση βινυλίου.</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Τα δίδυμα έχουν συγγένεια με τον αποθανώντα Charlie Chaplin (ο παππούς τους ήταν πρώτος ξάδερφος του Τσάρλι Τσάπλιν).</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κυανιούχο βρωμοβενζύλιο αντιδρά εκρηκτικά με τον σίδηρο και το ατσάλι και υδρολύεται ελάχιστα από το νερό.</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χημε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Λουδοβίκος-Φίλιππος Β΄.</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τώνης Μακρυδημήτρης κ.ά. 2009, σ. 388.</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Ως ευρέως διαδεδομένο ημερολόγιο, απετέλεσε αργότερα τη βάση του χριστιανικού εορτολογίου.</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όνομα Ευπάτωρ σημαίνει «αυτός που κατάγεται από ευγενή πατέρ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γλωσσ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ια παρόμοια σχεδιαστική ιδέα υιοθετήθηκε και στο Chevrolet Malibu του 2008.</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μηχαν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Γιαννόπουλο, Γ. Βαφόπουλο και Πέτρο Σπανδωνίδη, το περιοδικό "Μακεδονικές Ημέρε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NE</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186. εγκυκλοπαίδεια Πάπυρος-Λαρούς-Μπριτάννικα, λήμμα Ερύκιο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δέρμα αναστέλεται από το πηγούνι και τα σαγόνια, και αποτελεί το πλευρικό τοίχωμα του ανθρώπινου σώματος, αγγίζοντας εμφανώς το μάγουλο κάτω από το μάτι.</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βιολογ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ψηφοφορία διεξήχθη στις 10 Φεβρουαρίου και θα διεξαχθεί στις 19 Μαΐου, 20 Οκτωβρίου και 24 Νοεμβρίου.</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πίσης, την ίδια χρονιά συμμετείχε ως ηθοποιός στην ταινία Boy Erased.</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σκοπός του Ερρίκου Ε΄ ήταν να συμφιλιωθεί με τους Πέρσι για να τους χρησιμοποιήσει στις απέραντες εκτάσεις στην βόρεια Αγγλία, δημιούργησε ξανά (1416) την κομητεία του Νορθάμπερλαντ.</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ρώτη του επιλογή για τον ρόλο του Γιούρι Ζιβάγκο ήταν ο Πήτερ Ο' Τουλ, ο οποίος δεν ενδιαφερόταν για τον ρόλο.</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Βρίσκεται στη βορειοανατολική ακτή του νησιού στην πολιτική επαρχία Βάα-ο-Φονότι.</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φότου ο Donaldson πέθανε το 1925, το Billboard και τα δικαιώματά του πέρασαν στα παιδιά του και στα παιδιά του Hennegan, μέχρι που πωλήθηκε σε ιδιωτικούς επενδυτές το 1985, ενώ από τότε έχει αλλάξει αρκετές φορές ιδιοκτήτε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3" office:value-type="string" calcext:value-type="string">
            <text:p>Το Saetta έπρεπε να αντικατασταθεί πλήρως από το νέο τύπο μετά από ένα μόλις χρόνο παραγωγής, αλλά η ζωή του παρατάθηκε διότι η Alfa Romeo αδυνατούσε να παράγει αρκετούς από τους νέους κινητήρες RA.1000 (Ιταλικά αντίγραφα των Γερμανικών DB 601) και παράχθηκαν ακόμη περισσότερα C.200, χρησιμοποιώντας τμήματα του C.202, εν αναμονή της αύξησης της παραγωγής του.</text:p>
          </table:table-cell>
          <table:table-cell table:style-name="ce10" office:value-type="string" calcext:value-type="string">
            <text:p>Wikimatrix</text:p>
          </table:table-cell>
          <table:table-cell table:style-name="ce10" office:value-type="string" calcext:value-type="string">
            <text:p>fragmentum</text:p>
          </table:table-cell>
          <table:table-cell table:style-name="ce3" office:value-type="string" calcext:value-type="string">
            <text:p>μηχανική</text:p>
          </table:table-cell>
          <table:table-cell table:number-columns-repeated="2" table:style-name="ce10" office:value-type="string" calcext:value-type="string">
            <text:p>ΟΧΙ</text:p>
          </table:table-cell>
          <table:table-cell table:style-name="ce10" office:value-type="string" calcext:value-type="string">
            <text:p>ΝΑΙ</text:p>
          </table:table-cell>
          <table:table-cell table:style-name="ce10" office:value-type="string" calcext:value-type="string">
            <text:p>ουδέτερο</text:p>
          </table:table-cell>
          <table:table-cell table:style-name="ce10" office:value-type="string" calcext:value-type="string">
            <text:p>ΚΝΕ</text:p>
          </table:table-cell>
          <table:table-cell table:style-name="ce10" office:value-type="string" calcext:value-type="string">
            <text:p>ΝΕ</text:p>
          </table:table-cell>
          <table:table-cell table:style-name="ce10" office:value-type="float" office:value="5" calcext:value-type="float">
            <text:p>5</text:p>
          </table:table-cell>
          <table:table-cell table:style-name="ce3"/>
          <table:table-cell table:number-columns-repeated="1012"/>
        </table:table-row>
        <table:table-row table:style-name="ro1">
          <table:table-cell table:style-name="ce1" office:value-type="string" calcext:value-type="string">
            <text:p>Η κύρια έμφασή του ήταν στο όφελος του ελεύθερου εσωτερικού και διεθνούς εμπορίου, το οποίο υποστήριζε ότι μπορούσε να αυξήσει τον πλούτο μέσω της εξειδίκευσης της παραγωγή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α γυρίσματα της ταινίας θα έπρεπε να ολοκληρωθούν μέχρι το Δεκέμβριο του 2012 ώστε να μην υπάρξει πρόβλημα με το πρόβλημα της Τζένιφερ Λόρεν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υπόθεση επονομάστηκε δίκη «Γκούρτελ», τίτλος που προέρχεται από τη γερμανική μετάφραση του επωνύμου του ανθρώπου που πιθανολογείται ότι είναι ο εγκέφαλος του συγκεκριμένου δικτύου διαφθοράς που εισχώρησε σε κλιμάκια του κυβερνώντος κόμματο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2006, μετακόμισε στο Παρίσι.</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5" office:value-type="string" calcext:value-type="string">
            <text:p>Η συνέχεια της συντεχνίας, Τα Νέα, ανακτήθηκε 14/10/2011.</text:p>
          </table:table-cell>
          <table:table-cell table:style-name="ce12" office:value-type="string" calcext:value-type="string">
            <text:p>Wikimatrix</text:p>
          </table:table-cell>
          <table:table-cell table:style-name="ce14"/>
          <table:table-cell table:style-name="ce5"/>
          <table:table-cell table:style-name="ce12" table:number-columns-repeated="6"/>
          <table:table-cell table:style-name="ce14"/>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text:span text:style-name="T6">Αν δεν μπορείς να δράσεις και να σκεφτείς έχοντας τις ζωές των μελών της ομάδας ως πρώτη προτεραιότητα, δεν έχεις τα κατάλληλα προσόντα για </text:span><text:span text:style-name="T7">Chuunin</text:span><text:span text:style-name="T8">».</text:span></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πό τα πειράματα αυτά και κυρίως του Φρανκ προέκυψε και ένα πολύ μεγάλης σημασίας γεγονό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ι Γκούλαγκ είναι ελληνικό punk συγκρότημα συγκρότημα από τη Θεσσαλονίκη που δημιουργήθηκε το 1985.</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5" office:value-type="string" calcext:value-type="string">
            <text:p>Αλέξανδρος-Φίλιππος γενν.</text:p>
          </table:table-cell>
          <table:table-cell table:style-name="ce12" office:value-type="string" calcext:value-type="string">
            <text:p>Wikimatrix</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Κατά τη δεκαετία 2000 - 2010, η Ελλάδα έγινε πόλος έλξης εκατοντάδων χιλιάδων μεταναστών όχι μόνο από τις πρώην σοσιαλιστικές χώρες, αλλά από ολόκληρο τον κόσμο, με αποτέλεσμα το 7% του πληθυσμού της χώρας να αποτελείται από μετανάστες από χώρες εκτός Ε.Ε (Ευρωπαϊκής Ένωση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Έγινε στρατηγός, ποιητής και θεατρικός συγγραφέα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αρέμεινε φυλακισμένη υπό άθλιες συνθήκες από τους Ιακωβίνους μαζί με όλους τους Βουρβόνους, όταν ανακαλύφθηκε συνωμοσία του ανιψιού της με τους Αυστριακού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6">Κρανίο μαλλιαρού ρινόκερου Απεικόνιση του μαλλιαρού ρινόκερου Μαλλιαροί ρινόκεροι (κέντρο και κάτω) μαζί με </text:span><text:span text:style-name="T7">άουροχς </text:span><text:span text:style-name="T8">και άλογα σε τοιχογραφία 31.000 ετών στο Σπήλαιο Σωβέ Τοιχογραφία μαλλιαρού ρινόκερου, Σπήλαιο Σωβέ «Extinct Woolly Rhino».</text:span></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Λεζάντα</text:p>
          </table:table-cell>
          <table:table-cell table:number-columns-repeated="1012"/>
        </table:table-row>
        <table:table-row table:style-name="ro1">
          <table:table-cell table:style-name="ce1" office:value-type="string" calcext:value-type="string">
            <text:p>Οι Αυστριακοί και Σέρβοι αντάρτες κατάφεραν σύντομα να απελευθερώσουν μια λωρίδα εδάφους ανατολικά και νότια του Βελιγραδίου, που στη σερβική ιστοριογραφία έγινε γνωστή ως Κότσινα Κράινα, από έναν από τους ανώτερους ηγέτες των ανταρτών, τον Κότσα Αντζέλκοβιτ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Ήταν μέρος του καθήκοντος των μεσαιωνικών Ιρλανδών βάρδων, ή των ποιητών της αυλής, να καταγράφουν την ιστορία της οικογένειας και της γενεαλογίας του βασιλιά που υπηρετούσαν.</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αρόμοια προκύπτουν τα συμπεράσματα για έναν επικρατή χαρακτήρ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ίναι πεδινή στο μεγαλύτερο μέρος της με αρκετούς λόφους που δεν υπερβαίνουν τα 300 μέτρα ύψο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γεω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μητέρα του, Σόφο, ήταν κόρη ιερέα από το Καρς και ο πατέρας του, Καραπέτ, ήταν σιδηρουργός από το Μου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βιο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2 Μαρτίου 2011. «ΚΥΠΕΛΛΟ ΕΠΣΚ: Στον Τελικό ο Όλυμπος, 5-0 το Περιβόλι».</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θλητ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πρωτεύουσά της επαρχίας είναι το Σεράχ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γεω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Για τη δημιουργία και την ανάπτυξη όλων των φορέων που είναι πιθανόν να συμβάλλουν αποτελεσματικά στην πρόληψη και καταστολή των εγκλημάτων του κοινού δικαίου.</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6">Το </text:span><text:span text:style-name="T7">καπιμπάρα </text:span><text:span text:style-name="T8">έχει ένα κοντό κεφάλι σε σχέση με το σώμα του και δεν έχει καθόλου ουρά.</text:span></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βιολογ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Έχει κερδίσει 1 πρωτάθλημα (2011), 1 UAE Federation cup (2007), 1 Etisalat Emirates Cup (2010), 2 UAE President's Cup (2011, 2012) και 1 Gulf Club Champions Cup (2007).</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θλητ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ις 29 Σεπτεμβρίου του 2017, κυκλοφόρησε η ταινία Goodbye Christopher Robin, όπου η Μάργκοτ πρωταγωνίστησε μαζί με τον Ντόμχναλ Γκλίσον.</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Αγία Παρασκευή είναι το τελευταίο χωριό του Δήμου και το τελευταίο χωριό του νομού Φθιώτιδα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γεω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5" office:value-type="string" calcext:value-type="string">
            <text:p>F6F-5 70222 – Commemorative Air Force (Southern California Wing) - Καμαρίλο, Καλιφόρνια.</text:p>
          </table:table-cell>
          <table:table-cell table:style-name="ce12" office:value-type="string" calcext:value-type="string">
            <text:p>Wikimatrix</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Ξαφνικά η Σκράτι δείχνει την ικανότητα της να γλιστράει σαν έναν ιπτάμενο σκίουρο, αφήνοντας τον Σκρατ να πέσει στο έδαφο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Άρθουρ Κόναν Ντόυλ, διάσημος συγγραφέας της εποχής για τα διηγήματα του με πρωταγωνιστή τον Σέρλοκ Χολμς, αλλά και ενθουσιώδης πνευματιστής, έμαθε για την ύπαρξη των φωτογραφιών από ένα από τα περιοδικά παραψυχολογίας που διάβαζε.</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ο Πήλιο υπήρχε το «Λουτρόν της Ευρώπη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γεω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17">Siegfried Bing invited artists to show modern works in his new Maison de l'Art Nouveau (1895) The Maison de l'Art Nouveau gallery of Siegfried Bing (1895) Poster by Félix Vallotton for the new Maison de l'Art Nouveau (1896) Βασικά χαρακτηριστικά γνωρίσματα του κινήματος είναι η</text:span><text:span text:style-name="T18"> επιτήδευση της μορφής</text:span><text:span text:style-name="T19">, κυρίως για στοιχεία που αντλούνται από τη φύση καθώς και η στενή συσχέτιση του με το κίνημα του </text:span><text:span text:style-name="T20">συμβολισμού</text:span><text:span text:style-name="T19">.</text:span></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6">Γράφεται και αναπτύσσεται συνεργατικά από εθελοντές με το λογισμικό </text:span><text:span text:style-name="T7">wiki</text:span><text:span text:style-name="T8">, κάτι που σημαίνει ότι λήμματα μπορεί να προστεθούν ή να αλλάξουν από τον καθένα.</text:span></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Φερνάντο Αλόνσο με Ferrari κατακτά την πρώτη θέση στο Γκραν Πρι Ιταλίας, στην Μόντσα, για τον 14ο αγώνα του Παγκόσμιου πρωταθλήματος Φόρμουλα 1 του 2010.</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θλητ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ν χρησιμοποιούσαν για αντίποινα ενάντια σε ληστρικές ή και εγκληματικές πράξει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6">Προκλήθηκε από την αποτυχία του </text:span><text:span text:style-name="T7">συστήματος χειροκίνητης σύνδεσης TORU</text:span><text:span text:style-name="T8"> το οποίο δοκιμαζόταν εκείνη την στιγμή.</text:span></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Dave Karger (19 Αυγούστου 2012).</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Ο Βασίλ Λέβσκι οργάνωσε στην πόλη μια επαναστατική επιτροπή.</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ίναι το δεύτερο δυτικότερο νησί των Δωδεκανήσων μετά την Αστυπάλαι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γεω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ις Κυριακές ξεκινάει στις 6:00 και τελειώνει στις 1:00.</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ια πόλη που άφησε ιστορικό όνομα αλλά που για τον πόλεμο στον βορρά δεν παίζει κανένα ρόλο, είναι μακριά απ το Μπιλμπάο, ανοχύρωτη και χωρίς πολεμικό ενδιαφέρον.</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Γεννήθηκε στη Σαλαμίνα το 1921.</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βιο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ελικά ηττήθηκε και συμφιλιώθηκε με τον πατέρα του λίγο πριν τον θάνατο του, όταν και τον διαδέχθηκε στον θρόνο.</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η συντριπτική πλειοψηφία των περιπτώσεων, καμία αξιοσημείωτη ή σοβαρή αιτία δεν έχει ποτέ αναγνωριστεί.</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ετά τον θάνατο και του δεύτερου αδελφού του Λουδοβίκου στάθηκαν μαζί με τον αδελφό του Φίλιππο, κυρίαρχες φυσιογνωμίες, στο βασίλειο.</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πό τους δράστες, οι Αντωνόπουλος και Χλιόβας βρήκαν μαρτυρικό θάνατο στην Ειδική Ασφάλεια Αθηνών, ενώ ο Μικές Κουρουνιώτης εκτελέστηκε στο Σκοπευτήριο της Καισαριανή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Για τη νέα της δουλειά, η Φουρτάντο δήλωσε ότι θα κυμαίνεται περισσότερο στο ύφος του ντεμπούτου της Whoa, Nelly!.</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λλά δεν ήταν μόνο ένα Αναστασιματάριον νέον.</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Όταν ο Έμπερχαρντ και άλλοι πρίγκιπες αρνήθηκαν να δηλώσουν υποταγή στον Όθωνα το 937, οι αντίπαλοί του πήγαν με το μέρος του Έμπερχαρντ.</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1997-1998 οι Spice Girls γύρισαν την πρώτη τους ταινία Spiceworld.</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H Εθνοσυνέλευση απαρτίζεται από 100 μέλη που εκλέγονται από το λαό σε 17 πολυεδρικές περιφέρειες με κλειστές λίστες και με το σύστημα της απλής αναλογική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ις 20 Ιουλίου 1974, η ξαφνική εισβολή της Τουρκίας στην Κύπρο ανάγκασε το καθεστώς της Χούντας του Ιωαννίδη ο οποίος είχε ανατρέψει τον Παπαδόπουλο, να εγκαταλείψει την εξουσία.</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Φέχνερ κατασκεύασε 10 ορθογώνια με διαφορετικές αναλογίες μήκος προς ύψος και κατόπιν ζήτησε από διάφορους παρατηρητές να επιλέξουν το καλύτερο και το χειρότερο ορθογώνιο κατά την προτίμηση τους.</text:p>
          </table:table-cell>
          <table:table-cell table:style-name="ce9" office:value-type="string" calcext:value-type="string">
            <text:p>Wikimatrix</text:p>
          </table:table-cell>
          <table:table-cell table:style-name="ce9" office:value-type="string" calcext:value-type="string">
            <text:p>fragmentum</text:p>
          </table:table-cell>
          <table:table-cell table:style-name="ce1" office:value-type="string" calcext:value-type="string">
            <text:p>μαθηματικά</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υνολικά, η έκταση της περιοχής αυτής είναι μικρότερη των 40,000 τετραγωνικών χιλιομέτρων.</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ι δύο τελευταίες ομάδες υποβιβάστηκαν στο πρωτάθλημα Β΄ κατηγορίας 1980-81.</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πτά πλοία του Βασιλικού Ναυτικού πήραν το όνομά τους από την πόλη Μπρίστολ (Bristol): HMS Bristol (1653) - πλοίο 48 πυροβόλων το οποίο καθελκύστηκε το 1653.</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Ήταν αφιέρωμα στο Ναό του Διός.</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ατά την διάρκεια του Οκτωβρίου ή του Νοεμβρίου 1941 το Γιαμάτο έκανε δοκιμαστικά ταξίδια, πιάνοντας την μεγαλύτερη δυνατή ταχύτητα των 27,4 κόμβων.</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Θρησκευτικές και πολιτιστικές εκδηλώσεις στα διάφορα χωριά της Άρτας.</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Οδυσσέας Αναγέννησης υποβιβάστηκε.</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1823 παντρεύτηκε μιαν Αγγλίδα και δημοσίευσε τους Νέους ρεμβασμούς.</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καμάρι της Νεάπολης», αφιέρωμα στον ιστότοπο OnSports.gr, 11 Ιουλίου 2011.</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αν αποτέλεσμα της δεύτερης τάσης δημιουργείται τον Ιούνιο του 2012 η Open Source Hardware Associaton (OSHWA).</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ότε, αυτός φυλακίζει τους φίλους της και όταν αυτή τον συναντάει στο γραφείο του για να διαμαρτυρηθεί για την στάση του, την αναγκάζει σε μονομαχία.</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υτήν τη βιβλιοθήκη απήγαγε στη Ρώμη το 83 π.Χ. ο Σύλλας.</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ν Μάρτιο του 1943 οι Ιάπωνες σχημάτισαν μία νέα οργάνωση, την Poesat Tenaga Rakjat (POETERA / «Κέντρο της Ισχύος του Λαού») με αρχηγούς τους Σουκάρνο, Χάτα, Κι Χατζάρ Ντεβαντάρα και KH Μας Μανσγούρ.</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Σεπτέμβριο του 1922 ήρθε μία από τις τραγικότερες στιγμές στην ιστορία του Πανιωνίου, η Μικρασιατική Καταστροφή και ο ξεριζωμός του συλλόγου από την Σμύρνη.</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ην περίοδο εκείνη η Νέα Επίδαυρος ονομαζόταν Πιάδα και μετά την απελευθέρωση μετονομάστηκε στο σημερινό της όνομα.</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υτό ήγειρε την υποψία ότι το είδος θα εξαφανιζόταν, γιατί μπορεί να μην υπήρχαν επιζώντα θηλυκά.</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ε τους Ολυμπιακούς Αγώνες του 2004 πραγματοποιούνται σημαντικά έργα στην ευρύτερη περιοχή που ευνοούν και τη συγκεκριμένη κοινότητα.</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Maryam είναι παντρεμένη με τον πολιτικό Muhammad Safdar Awan.</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Όρθια, περισσότερο ή λιγότερο κάθετα προς το έδαφος ή το σημείο προσάρτησης.</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τις κύριες δραστηριότητες του Κολεγίου περιλαμβάνονται η εκπαίδευση ψυχιάτρων από όλο τον κόσμο στην ιατρική οργονοθεραπεία και στην ανάλυση του χαρακτήρα καθώς και η έκδοση του Περιοδικού της Οργονομίας (Journal of Orgonomy) δύο φορές τον χρόνο.</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κλογές της Γερουσίας των Ηνωμένων Πολιτειών 1936 Andersen, Kristi.</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γγλικά) SNAC. w6rz1w2b.</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θεωρία του ευφυούς σχεδιασμού αναφέρεται στην αιτία της ύπαρξης του σύμπαντος αλλά και της ζωής στον πλανήτη μας, χαρακτηρίζοντάς την έναν νου με ευφυΐα που σχεδίασε και ουσιαστικά και τα δημιούργησε.</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Βρισκόταν πενήντα στάδια απόσταση από την Πάτρα (περίπου 9 χλμ.) και εκατό από τη θάλασσα (περίπου 18 χλμ.), χτισμένη στις όχθες του ποταμού Πείρου.</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ίναι κάτοχος μεταπτυχιακού στο δίκαιο από το Πανεπιστήμιο της Βαρκελώνης.</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χώρα της Μογγολίας διαιρείται σε 21 επαρχίες (μογγολικά: аймаг‎, αϊμάγκ) και την πρωτεύουσα (нийслэл, νιισλέλ) Ουλάν Μπατόρ.</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πολύχρονος βομβαρδισμός από μια καταρρακτώδη ροή κοσμικών ακτίνων, υποστηρίζεται, μπορεί να προκάλεσε τα πιο ποικίλα αποτελέσματα στην ατμόσφαιρα της Γης: Εξαφάνιση κατά 75% του στρώματος του όζοντος, αύξηση του διοξειδίου του αζώτου, ελαφρά συσκότιση του ουρανού κατά τη διάρκεια της ημέρας και τη μείωση των υδρατμών στην τροπόσφαιρα.</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Όταν ξέσπασε η Ελληνική επανάσταση αρχηγός αυτού του σώματος ήταν ο Σκουρτανιώτης.</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Άντελμπρεχτ ξεκίνησε την καριέρα του από την Φερστ Βιέννα το 1928, ομάδα με την οποία κατέκτησε το Κύπελλο Μιτρόπα το 1931.</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πό το 2007 αγωνίζεται στην Αντελάιντ Γιουνάιτεντ,όπου από την δεύτερη χρονιά του και μετά έχει καταφέρει να καθιερωθεί ως βασική επιλογή κάτω από τα γκολπόστ.</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Όμως, τραυματίζεται θανάσιμα από τους κεραυνούς του Αυτοκράτορα.</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αθώς έπρεπε να χρησιμοποείται σε αεροδρόμια με ελάχιστη υποδομή, είναι εξοπλισμένο με δύο σκάλες, που δίνουν στους επιβάτες πρόσβαση από το έδαφος.</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ατά την ελληνιστική περίοδο την ευρύτερη περιοχή της Σιττακινής είχαν κατοικήσει έποικοι από την Βοιωτία, σύμφωνα και με αυτά που αναφέρει ο Διόδωρος Σικελιώτης.</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Βρούτος είχε προσπαθήσει αρκετές φορές στο παρελθόν να εξαφανίσει ή να ξεφορτωθεί τον μικρό αλλά απέτυχε.</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Σελτζούκος συγγραφέας Ίμπν - αλ - Κουαλανισί τον καταγράφει ως "Βαλδουίνος ο μικρός" για να τον διακρίνει από τον Βαλδουίνο Α΄, "μετά από εκείνον δεν βρέθηκε κανένας βασιλιάς ικανότερος να κυβερνήσει".</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πολιτεία της Αλάσκας βρίσκεται στο βορειοδυτικά της ηπείρου, με τον Καναδά στα ανατολικά και την Ρωσία στα δυτικά κατά πλάτος του Βερίγγειου Πορθμού.</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ατά τον Pierre Waltz ανήκε στο περιβάλλον του Κικέρωνα και περιλαμβανόταν στον Στέφανο του Φιλίππου.</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Βούπερταλ είναι συνδεδεμένο και με το αστικό δίκτυο τρένων S-Bahn του Rhein-Ruhr.</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γκυκλοπαίδεια Μείζωνος Ελληνισμού-Ιοβιανός Carl Deroux - 1998 -Studies in Latin Literature and Roman History - Τόμος 244 - Σελίδα 472</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πιτρέπει επίσης στους χρήστες να προβαίνουν σε προεπισκόπηση βίντεο, να μοιράζονται τα βίντεο που έχουν μεταφορτώσει μέσω Bluetooth και προσφέρει περισσότερες επιλογές για τον έλεγχο των δεδομένων μέσω κινητού τηλεφώνου και την ανάλυση βίντεο.</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Έτσι η συνολική εντύπωση που δίνει ο χορός αυτός είναι αυτή του αργού, και ρυθμικού τελετουργικού κατρακυλίσματος προς τα εμπρός, από την οποία και προήλθε η ονομασία του.</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εν ξέρω τι να σχολιάσω πια ρε Δημήτρη μου...</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Γιόγκα θέτει που εμποδίζει την αναπνοή, ασκώντας πίεση στο διάφραγμα, όπως πόζα του παιδιού ή το άροτρο, θα πρέπει να αποφευχθεί με κάθε κόστος.</text:p>
          </table:table-cell>
          <table:table-cell table:style-name="ce9" office:value-type="string" calcext:value-type="string">
            <text:p>Wikimatrix</text:p>
          </table:table-cell>
          <table:table-cell/>
          <table:table-cell table:style-name="ce1"/>
          <table:table-cell table:number-columns-repeated="7"/>
          <table:table-cell table:style-name="ce1"/>
          <table:table-cell table:number-columns-repeated="1012"/>
        </table:table-row>
        <table:table-row table:style-name="ro1">
          <table:table-cell table:style-name="ce2" office:value-type="string" calcext:value-type="string">
            <text:p><text:span text:style-name="T1">Είναι σημαντική η </text:span><text:span text:style-name="T2">εξέταση</text:span><text:span text:style-name="T3"> και </text:span><text:span text:style-name="T4">ψηλάφηση</text:span><text:span text:style-name="T5"> από ειδικό </text:span><text:span text:style-name="T4">μαστολόγο</text:span><text:span text:style-name="T5">;</text:span></text:p>
          </table:table-cell>
          <table:table-cell table:style-name="ce8" office:value-type="string" calcext:value-type="string">
            <text:p>CCMatrix</text:p>
          </table:table-cell>
          <table:table-cell table:style-name="ce8" office:value-type="string" calcext:value-type="string">
            <text:p>fragmentum</text:p>
          </table:table-cell>
          <table:table-cell table:style-name="ce2" office:value-type="string" calcext:value-type="string">
            <text:p>ιατρική</text:p>
          </table:table-cell>
          <table:table-cell table:number-columns-repeated="2" table:style-name="ce8" office:value-type="string" calcext:value-type="string">
            <text:p>ΟΧΙ</text:p>
          </table:table-cell>
          <table:table-cell table:style-name="ce8" office:value-type="string" calcext:value-type="string">
            <text:p>ΝΑΙ</text:p>
          </table:table-cell>
          <table:table-cell table:style-name="ce8"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style-name="ce8" office:value-type="float" office:value="5" calcext:value-type="float">
            <text:p>5</text:p>
          </table:table-cell>
          <table:table-cell table:style-name="ce2"/>
          <table:table-cell table:number-columns-repeated="1012"/>
        </table:table-row>
        <table:table-row table:style-name="ro1">
          <table:table-cell table:style-name="ce1" office:value-type="string" calcext:value-type="string">
            <text:p>Η Επιτροπή καλεί τον κλάδο: · να δημιουργήσει ένα ειδικό δίκτυο ενδιαφερόμενων φορέων του κλάδου του τουρισμού, περιλαμβανομένων των τουριστικών πρακτόρω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 και ο πόνος και η δυσφορία στο στήθος είναι τα πιο κοινά συμπτώματα καρδιακής προσβολής, κάποιοι άνθρωποι δεν αισθάνονται καθόλου πόνο στο στήθος, ενώ άλλοι βιώνουν μόνο έναν ήπιο πόνο ή ελαφριά δυσφορί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5" office:value-type="string" calcext:value-type="string">
            <text:p>[Ευφυής σχεδιασμό﻿</text:p>
          </table:table-cell>
          <table:table-cell table:style-name="ce12" office:value-type="string" calcext:value-type="string">
            <text:p>CCMatrix</text:p>
          </table:table-cell>
          <table:table-cell table:style-name="ce14"/>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Παρακάτω δίνονται αναλυτικά τα στοιχεία αυτά σε πίνακε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Όσο για τη γυμναστική που η ίδια απολαμβάνει περισσότερο, δεν είναι άλλη από τον χορό.</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υτή είναι σήμερα η κυρίαρχη ιδεολογία στην Ελλάδ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ρώτη ψήφος των γυναικών στις Δημοτικές Εκλογέ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Την Πέμπτη και την Παρασκευή 11 και 12 Απριλίου 2019 θα πραγματοποιηθεί στην Αθηένου η 3η Διεθνής Συνάντηση όλων των εταίρων του Προγράμματος YOUROPE, στα πλαίσια της πρωτοβουλίας «Europe for Citizens» («Η Ευρώπη για τους Πολίτε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αμφίβολα, η πιο απίστευτη διατροφική «ανωμαλία» είναι η απαξίωση προς το τσάι, χαρακτηριστικό γνώρισμα της ιρανικής κουζίνας και φιλοξενία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ως δεν τρυγιέται η θάλασσ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λογοτεχνία</text:p>
          </table:table-cell>
          <table:table-cell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ΧΙ</text:p>
          </table:table-cell>
          <table:table-cell table:style-name="ce9" office:value-type="string" calcext:value-type="string">
            <text:p>λογοτεχν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9">Αυτές οι δύο ακτίνες φαίνεται να δουλεύουν παίρνοντας το σχήμα γιγάντιων, διπλών, </text:span><text:span text:style-name="T10">ηλεκτροφόρων ελίκων </text:span><text:span text:style-name="T11">που εξαπλώνονται δια μέσου του </text:span><text:span text:style-name="T12">σύμπαντος</text:span><text:span text:style-name="T13"> παρέχοντας την ισχύ που γεννά και διαμορφώνει </text:span><text:span text:style-name="T14">γαλαξίες</text:span><text:span text:style-name="T15"> και </text:span><text:span text:style-name="T12">αστέρες</text:span><text:span text:style-name="T15">.</text:span></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στροναυτική</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Εργαστήρι τρισδιάστατων κατασκευώ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αι η Παναγία ως «η μήτηρ του Ιησού» είνε η ενδοξότερη και ευτυχέστερη γυναίκ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θεολογικό</text:p>
          </table:table-cell>
          <table:table-cell table:style-name="ce9" office:value-type="string" calcext:value-type="string">
            <text:p>δημοτική</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πό την άλλη πλευρά, η Επιτροπή δηλώνει ότι δεν μπορεί να σχεδιάζει από τις Βρυξέλλες τις λεπτομέρειες στη γεωργία ολόκληρης της Ευρώπη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ίναι θέμα άσκηση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5" office:value-type="string" calcext:value-type="string">
            <text:p>Ο ευγενικός κύριος Λινκ (Missing Link )</text:p>
          </table:table-cell>
          <table:table-cell table:style-name="ce12" office:value-type="string" calcext:value-type="string">
            <text:p>CCMatrix</text:p>
          </table:table-cell>
          <table:table-cell table:style-name="ce14"/>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Οι άνθρωποι γίνονται πρόσφυγες, είτε ως μεμονωμένα άτομα είτε ως μέρος μαζικών εξόδων, εξαιτίας πολιτικών, θρησκευτικών, στρατιωτικών ή άλλων προβλημάτων που συμβαίνουν στη χώρα του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τιμετώπιση καταστροφικών γεωλογικών φαινομένω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text:span text:style-name="T17">Διότι σὺ εἶσαι ἡ ἀληθινὴ ζωή, ποὺ θυσιάστηκες γιὰ µᾶς τοὺς </text:span><text:span text:style-name="T18">ἁµαρτωλούς</text:span><text:span text:style-name="T19">, ὁ </text:span><text:span text:style-name="T20">Υἱὸς τοῦ ἀληθινοῦ Θεοῦ</text:span><text:span text:style-name="T19">.</text:span></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θεολογικό</text:p>
          </table:table-cell>
          <table:table-cell table:style-name="ce9" office:value-type="string" calcext:value-type="string">
            <text:p>δημοτική</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Η ποικιλία λόγω πολυτονικού</text:p>
          </table:table-cell>
          <table:table-cell table:number-columns-repeated="1012"/>
        </table:table-row>
        <table:table-row table:style-name="ro1">
          <table:table-cell table:style-name="ce1" office:value-type="string" calcext:value-type="string">
            <text:p>Focus: Ο φόβος των Βρυξελλών για την επανένωση της Κύπρ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Τα δοχεία κενού προστατεύουν τα τρόφιμα από τις επιπτώσεις του αέρα, αλλά και από μύκητες ή μικροοργανισμούς που συχνά προκαλούν αλλοίωση της τροφή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αι μετά τις εξήντα δύο εβδομάδες, Ο ΧΡΙΣΤΟΣ ΘΑ ΕΚΚΟΠΕΙ, όμως όχι για τον εαυτό τ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θεολογ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5" office:value-type="string" calcext:value-type="string">
            <text:p>- έλκος του κερατοειδούς,</text:p>
          </table:table-cell>
          <table:table-cell table:style-name="ce12" office:value-type="string" calcext:value-type="string">
            <text:p>CCMatrix</text:p>
          </table:table-cell>
          <table:table-cell table:style-name="ce14"/>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Άρθρο 8 - Χώροι εκπαίδευσης και κατάρτιση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ομ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2" office:value-type="string" calcext:value-type="string">
            <text:p>Μιλάμε για ισόποσα.</text:p>
          </table:table-cell>
          <table:table-cell table:style-name="ce8" office:value-type="string" calcext:value-type="string">
            <text:p>CCMatrix</text:p>
          </table:table-cell>
          <table:table-cell table:style-name="ce8" office:value-type="string" calcext:value-type="string">
            <text:p>fragmentum</text:p>
          </table:table-cell>
          <table:table-cell table:style-name="ce2" office:value-type="string" calcext:value-type="string">
            <text:p>NA</text:p>
          </table:table-cell>
          <table:table-cell table:number-columns-repeated="3" table:style-name="ce8" office:value-type="string" calcext:value-type="string">
            <text:p>ΟΧΙ</text:p>
          </table:table-cell>
          <table:table-cell table:style-name="ce8"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style-name="ce8" office:value-type="float" office:value="5" calcext:value-type="float">
            <text:p>5</text:p>
          </table:table-cell>
          <table:table-cell table:style-name="ce2"/>
          <table:table-cell table:number-columns-repeated="1012"/>
        </table:table-row>
        <table:table-row table:style-name="ro1">
          <table:table-cell table:style-name="ce1" office:value-type="string" calcext:value-type="string">
            <text:p>Συνάντηση στο αεροδρόμιο</text:p>
          </table:table-cell>
          <table:table-cell table:style-name="ce9" office:value-type="string" calcext:value-type="string">
            <text:p>CCMatrix</text:p>
          </table:table-cell>
          <table:table-cell table:style-name="ce9" office:value-type="string" calcext:value-type="string">
            <text:p>fragmentum</text:p>
          </table:table-cell>
          <table:table-cell table:style-name="ce2"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μπιστευθείτε τα προϊόντα της Αφελειεσ Ltd και κερδίστε τις καλύτερες τιμές .</text:p>
          </table:table-cell>
          <table:table-cell table:style-name="ce9" office:value-type="string" calcext:value-type="string">
            <text:p>CCMatrix</text:p>
          </table:table-cell>
          <table:table-cell table:style-name="ce9" office:value-type="string" calcext:value-type="string">
            <text:p>fragmentum</text:p>
          </table:table-cell>
          <table:table-cell table:style-name="ce2"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Μάλλον πρόκειται για διαφήμιση, αλλά ίσως να έχει και χιουμοριστικό περιεχόμενο.</text:p>
          </table:table-cell>
          <table:table-cell table:number-columns-repeated="1012"/>
        </table:table-row>
        <table:table-row table:style-name="ro1">
          <table:table-cell table:style-name="ce5" office:value-type="string" calcext:value-type="string">
            <text:p>συναναστροφής της πόλης, αλλά τα γούστα ποικίλουν.</text:p>
          </table:table-cell>
          <table:table-cell table:style-name="ce12" office:value-type="string" calcext:value-type="string">
            <text:p>CCMatrix</text:p>
          </table:table-cell>
          <table:table-cell table:style-name="ce12"/>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ΤΟ ΠΕΡΙΒΑΛΛΟΝ ΤΟΥ ΦΑΝΤΑΣΜΑΤΟΣ-ΨΥΧΗ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5" office:value-type="string" calcext:value-type="string">
            <text:p>μειώσει το κόστος των διαστημικών αποστολών κατά το ένα τρίτο, επειδή τα</text:p>
          </table:table-cell>
          <table:table-cell table:style-name="ce12" office:value-type="string" calcext:value-type="string">
            <text:p>CCMatrix</text:p>
          </table:table-cell>
          <table:table-cell table:style-name="ce12"/>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Φοβούνται την "επιστροφή" του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Argo AI θα ενώσεις τις δυνάμεις της με την ομάδα ανάπτυξης λογισμικού αυτόνομων οχημάτων της Ford με σκοπό να ενισχύει τις εμπορικές δυνατότητες των αυτοκινήτων αυτώ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πόμενο άρθροΗ αρτινή Τζούλια και η επίθεση που δέχτηκε…</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ναν χρόνο πριν είχαμε επισημάνει από εδώ ότι κάτι τρέχει πολύ σημαντικό στην εκπαίδευση.</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εκπαίδευση</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κρίση στην Ουκρανία και ...</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NA</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5" office:value-type="string" calcext:value-type="string">
            <text:p>Βουλγαρία: Αεροπλάνο συνετρίβη κοντά στην πόλη Σού...</text:p>
          </table:table-cell>
          <table:table-cell table:style-name="ce12" office:value-type="string" calcext:value-type="string">
            <text:p>CCMatrix</text:p>
          </table:table-cell>
          <table:table-cell table:style-name="ce12"/>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Η Umeε αξιοποιεί ακόµη τα ανοιχτά δεδοµένα για να δροµολογήσει το έργο βιώσιµης ανάπτυξης και αναδιάταξης Sustainable Εlidhem, το οποίο κέρδισε το Ευρωπαϊκό Βραβείο Βιώσιµης Ενέργειας για το Οι</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ενέργει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Βλέπει τώρα με χαρά ότι είναι άλλος άνθρωπος , νέος άνθρωπος, πέθανε ο παλαιός άνθρωπος της αμαρτία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λογοτεχν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ίναι δυνατόν να αλλάζει σε μιά μέρα η άποψη του κόσμ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 και προσωπικά μου αρέσει περισσότερο το πρώτο μέρο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υντριβή βραχιόνων, θανατηφόρα πλήγματ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text:span text:style-name="T6">Ε. Bach δημιούργησε για καταστάσεις έκτακτης ανάγκης ένα μοναδικό συνδυασμό αποτελούμενο από 5 </text:span><text:span text:style-name="T7">ανθοϊάματα</text:span><text:span text:style-name="T8">.</text:span></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καλλυντική φροντίδ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ειρά τώρα έχει ο λαός …</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ιδικά στις νεότερες γενιέ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κείνος είχε μάθει να είναι άντρα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Είναι πολύ μικρό για να διαφανεί αν πρόκειται για σεξιστικό ή ομοφοβικό περιεχόμενο.</text:p>
          </table:table-cell>
          <table:table-cell table:number-columns-repeated="1012"/>
        </table:table-row>
        <table:table-row table:style-name="ro1">
          <table:table-cell table:style-name="ce1" office:value-type="string" calcext:value-type="string">
            <text:p>Χρησιμοποιείται σε σοκάκια και φράκτε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ξειδίκευση στους γάμου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Με σύστημα που δεν ήταν καν μυστικό, όλα τα γράμματα ανοίγονταν καθ' οδό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Θα τη συναντήσουμε ξανά τον Ιανουάριο του 2020 στο δεύτερο μέρος της τριλογία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2" office:value-type="string" calcext:value-type="string">
            <text:p>Ο Statista αναφέρει ότι ο μέσος άνθρωπος περνάει 135 λεπτά στα κοινωνικά μέσα κάθε μέρα, ακολουθώντας μια ανοδική τάση αύξησης του χρόνου που δαπανάται για τα social media κάθε χρόνο.</text:p>
          </table:table-cell>
          <table:table-cell table:style-name="ce8" office:value-type="string" calcext:value-type="string">
            <text:p>CCMatrix</text:p>
          </table:table-cell>
          <table:table-cell table:style-name="ce8" office:value-type="string" calcext:value-type="string">
            <text:p>fragmentum</text:p>
          </table:table-cell>
          <table:table-cell table:style-name="ce2" office:value-type="string" calcext:value-type="string">
            <text:p>αναφορά γεγονότος</text:p>
          </table:table-cell>
          <table:table-cell table:number-columns-repeated="3" table:style-name="ce8" office:value-type="string" calcext:value-type="string">
            <text:p>ΟΧΙ</text:p>
          </table:table-cell>
          <table:table-cell table:style-name="ce8"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style-name="ce8" office:value-type="float" office:value="5" calcext:value-type="float">
            <text:p>5</text:p>
          </table:table-cell>
          <table:table-cell table:style-name="ce2"/>
          <table:table-cell table:number-columns-repeated="1012"/>
        </table:table-row>
        <table:table-row table:style-name="ro1">
          <table:table-cell table:style-name="ce1" office:value-type="string" calcext:value-type="string">
            <text:p>Το καλοκαίρι δεν βγαίνει χωρίς polo.</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Έρχονται σε μορφή χαπιού / κάψουλας, έτσι ώστε να είναι αρκετά απλό να πάρετε.</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5" office:value-type="string" calcext:value-type="string">
            <text:p>[1] Μιλώ για</text:p>
          </table:table-cell>
          <table:table-cell table:style-name="ce12" office:value-type="string" calcext:value-type="string">
            <text:p>CCMatrix</text:p>
          </table:table-cell>
          <table:table-cell table:style-name="ce14"/>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text:span text:style-name="T17">Είναι ένας </text:span><text:span text:style-name="T18">αναλογικός φόρος</text:span><text:span text:style-name="T19"> και έχει σχεδιαστεί επί τούτου ως </text:span><text:span text:style-name="T20">προσωρινός φόρος</text:span><text:span text:style-name="T19">, άρα θα αρθεί μόλις υπάρξει διεθνής λύση.</text:span></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α smartwatches είναι ευάλωτα στους χάκερ</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εν θα τα προσκυνάς ούτε θα τα λατρεύει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λογοτεχν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πειδή το πρόγραμμα ολοκληρώνεται σε λίγους μήνες, μπορούμε να πούμε ότι συνολικά, τα προϊόντα και οι εντυπώσεις που αποκομίσαμε από τις επισκέψεις και τις δράσεις του προγράμματος ήταν εξαιρετικές, τόσο όσον αφορά την φιλοξενία όσο και την επικοινωνία και τη συνεργασία με τους υπόλοιπους εταίρου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3" office:value-type="string" calcext:value-type="string">
            <text:p>Βελτιώνουν την κατάσταση του γόνατος, επιβραδύνουν τη γήρανση του και σας επιτρέπουν να ζήσετε και να εργαστείτε για μεγάλο χρονικό διάστημα.</text:p>
          </table:table-cell>
          <table:table-cell table:style-name="ce10" office:value-type="string" calcext:value-type="string">
            <text:p>CCMatrix</text:p>
          </table:table-cell>
          <table:table-cell table:style-name="ce10" office:value-type="string" calcext:value-type="string">
            <text:p>fragmentum</text:p>
          </table:table-cell>
          <table:table-cell table:style-name="ce3" office:value-type="string" calcext:value-type="string">
            <text:p>ιατρική</text:p>
          </table:table-cell>
          <table:table-cell table:number-columns-repeated="3" table:style-name="ce10" office:value-type="string" calcext:value-type="string">
            <text:p>ΟΧΙ</text:p>
          </table:table-cell>
          <table:table-cell table:style-name="ce10" office:value-type="string" calcext:value-type="string">
            <text:p>ουδέτερο</text:p>
          </table:table-cell>
          <table:table-cell table:style-name="ce10" office:value-type="string" calcext:value-type="string">
            <text:p>ΚΝΕ</text:p>
          </table:table-cell>
          <table:table-cell table:style-name="ce10" office:value-type="string" calcext:value-type="string">
            <text:p>ΝΕ</text:p>
          </table:table-cell>
          <table:table-cell table:style-name="ce10" office:value-type="float" office:value="5" calcext:value-type="float">
            <text:p>5</text:p>
          </table:table-cell>
          <table:table-cell table:style-name="ce3"/>
          <table:table-cell table:number-columns-repeated="1012"/>
        </table:table-row>
        <table:table-row table:style-name="ro1">
          <table:table-cell table:style-name="ce1" office:value-type="string" calcext:value-type="string">
            <text:p>Για μένα το μέρος της ψυχής που γίνεται αντιληπτό από τις αισθήσεις είναι το σώμα και το μέρος του σώματος που βρίσκεται πέρα από την αντίληψη είναι η ψυχή.</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φιλοσο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αλό θα ήταν να αποσυνδεθείτε από το κινητό σας πριν χρησιμοποιήσετε το WhatsApp στον υπολογιστή.</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υγκροτήσουμε, επιτέλους, κοινωνί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ε οτι αφορά στο whisky οι προτάσεις μου είναι</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Ι ΕΥΘΥΝΕΣ ΣΑΣ Πρέπει να ελέγχετε πάντα την εγκυρότητα των πληροφοριών που παρέχονται στον παρόντα δικτυακό τόπο, απευθυνόμενοι σε ανεξάρτητες αρχές πριν να ενεργήσετε σε σχέση με αυτές τις πληροφορίες ή να βασιστείτε σε αυτέ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 Θα δοθούν δύο παραστάσεις στο Κηποθέατρο Λεμεσού στις 22 &amp; 23 Ιουνίου στις 21:00.</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κτωβριανή Επανάσταση, ο Ψυχρός Πόλεμος, ο Μάης του ’68 και οι μεταπολιτευτικέ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ΠΑΣΚΕΤ ΜΕ ΑΜΑΞΙΔΙΟ: Πήρε το εισ…</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θλητ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 έπιασαν εδώ και πολυν καιρό», είπε ο Ο'Μπράιεν, σχεδόν λυπημένα, με ελαφριά εφωνί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ξίζει να σημειωθεί ότι, από την έναρξη του 2014, μια από τις 12 ημέρες επίσημων δοκιμών ενόψει της νέας σεζόν θα είναι αφιερωμένη αποκλειστικά στις δοκιμές «βρόχινων» ελαστικώ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μηχαν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ίναι ένας από τους πιο ταλαντούχους τραγουδιστές της γενιάς τ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απόφαση της Ρωσίας να στηρίξει στρατιωτικά το Ιράκ άλλαξε σε μεγάλο βαθμό το γεωπολιτικό χάρτη.</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ι εμείς, όπως μας ζητήσατε….Και τώρα;” ρωτάει ο νέο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ΕΘΝΟΣ φίλοι μ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πατριω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4" calcext:value-type="float">
            <text:p>4</text:p>
          </table:table-cell>
          <table:table-cell table:style-name="ce1" office:value-type="string" calcext:value-type="string">
            <text:p>θα μπορούσε να εντάσσεται σε εθνικιστικό περικείμενο</text:p>
          </table:table-cell>
          <table:table-cell table:number-columns-repeated="1012"/>
        </table:table-row>
        <table:table-row table:style-name="ro1">
          <table:table-cell table:style-name="ce1" office:value-type="string" calcext:value-type="string">
            <text:p>Είναι ιδιαίτερα χρήσιμο στο πρόβλημα της συνεχούς πείνα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4" calcext:value-type="float">
            <text:p>4</text:p>
          </table:table-cell>
          <table:table-cell table:style-name="ce1"/>
          <table:table-cell table:number-columns-repeated="1012"/>
        </table:table-row>
        <table:table-row table:style-name="ro1">
          <table:table-cell table:style-name="ce1" office:value-type="string" calcext:value-type="string">
            <text:p>Η έκτη και τελευταία σεζόν της σειράς θα αποτελείται, σύμφωνα με πληροφορίες, από οκτώ επεισόδια της μίας ώρας, μειωμένα σε σχέση με τα 13 επεισόδια που διέθετε κάθε προηγούμενη σεζό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φέντη βασιλιά, αποκρίθηκε εκείνη, βαρέθηκ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Ευρωκοινοβούλιο ψήφισε τη νέα Κοινή Γεωργική Πολιτική</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Ζούμε σε έναν κόσμο κατωτέρων συγκινήσεων, οποιοδήποτε πράγμα μας δημιουργεί συγκινήσεις κατωτέρου είδους, και ξέρουμε ότι τις έχουμε, αλλά ένα πράγμα είναι να ξέρει κανείς ότι βρίσκεται σε μια Αρνητική Κατάσταση, και άλλο πράγμα να παρατηρεί την Αρνητική Κατάσταση στην οποία βρίσκεται, που είναι κάτι τελείως διαφορετικό…</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φιλοσο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 Τι σημαίνει ο GDPR για σα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λήθεια εσείς θα παρατούσατε το παιδί σας σε μια ερημιά, όταν θα το βαριόσασταν; Δείτε το βίντεο</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2" calcext:value-type="float">
            <text:p>2</text:p>
          </table:table-cell>
          <table:table-cell table:style-name="ce1"/>
          <table:table-cell table:number-columns-repeated="1012"/>
        </table:table-row>
        <table:table-row table:style-name="ro1">
          <table:table-cell table:style-name="ce1" office:value-type="string" calcext:value-type="string">
            <text:p>Les Roches θέτει η ίδια η υψηλότερη πρόκληση, η οποία είναι να διδάξουν τους μαθητές μας πώς να μαθαίνουν και πώς να είναι προετοιμασμένοι να αντιμετωπίσουν περίπλοκες περιπτώσεις επαγγελματικής με την αυστηρότητα και την καινοτομί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εκπαίδευση</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έθανε το 1450.</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αμένω με ενδιαφέρον τις εξηγήσεις στην Ολομέλει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ι γονείς πρέπει να παρέχουν στα παιδιά τους αυτονομία όχι όμως ανεξαρτησί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4" calcext:value-type="float">
            <text:p>4</text:p>
          </table:table-cell>
          <table:table-cell table:style-name="ce1"/>
          <table:table-cell table:number-columns-repeated="1012"/>
        </table:table-row>
        <table:table-row table:style-name="ro1">
          <table:table-cell table:style-name="ce1" office:value-type="string" calcext:value-type="string">
            <text:p>διοργανωτών, είναι ότι, ο πρωτοποριακό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α κέρδη του Πούτιν εκεί – η τακτοποίηση του χημικού αφοπλισμού μέχρι τον Ιούνιο του τρέχοντος έτους, ή ενορχήστρωση των συνομιλιών στη Γενεύη για τον τερματισμό του εμφυλίου πολέμου- δεν έχουν κανένα ευεργετικό φινάλε για τη Ρωσί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4" calcext:value-type="float">
            <text:p>4</text:p>
          </table:table-cell>
          <table:table-cell table:style-name="ce1"/>
          <table:table-cell table:number-columns-repeated="1012"/>
        </table:table-row>
        <table:table-row table:style-name="ro1">
          <table:table-cell table:style-name="ce1" office:value-type="string" calcext:value-type="string">
            <text:p>Πρωτεΐνη, % της ενέργεια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είτε τι μπορεί να συμβεί όταν ταξιδεύετε με αυτοκίνητο (video)</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ην Κούβα, τα άδεια ράφια στα καταστήματα δεν είναι μια σπάνια περίσταση.</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Ψάξτε αρχικά στο χώρο της πισίνας εάν κάποιο παιδί αγνοείται.</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άτρα, 1996.</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Απαγορεύεται η τεχνική της κλωνοποίησης στα εκτρεφόμενα ζώ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βιολογί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ξέρω καλά αυτό,διότι ακριβώς αυτό θέλει η διοίκηση.</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κ πρώτης όψεως, μού φαίνεται δύσκολο να στοιχειοθετηθεί παράβαση καθήκοντο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ομ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ΟΙΑ ΉΤΑΝ Η ΕΊΔΗΣΗ ΤΕΛΙΚΆ ??</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έρσι τέτοιο καιρό πήγα σε διατροφολόγο.</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Άλλωστε γι’ αυτό υπάρχουμε ακόμ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ερικές λεπτομέρειες για τους κανόνες που ισχύουν σε διάφορα κράτη μέλη ανευρίσκονται στους ιστοτόπους των Ευρωπαϊκών Δικαστικών Δικτύω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ομ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Win-win κατάσταση για τις δυο χώρε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άποψη του διπλού δεσμού (Bateson).</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 Παραγωγική ευημερί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ου αφήνουν μηνύματα παντού.- Ένας λόγος παραπάνω να πα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ολύ συχνά, όταν ένα άτομο δεν μπορεί να αφήσει να εκραγεί ο θυμός, έχει μια προσβολή, η οποία εννοείται ως ένα ισχυρό αρνητικό συναίσθημα που προκαλείται από συναισθήματ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ψυχολογί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Νέα έκδοση Fiat Panda “K-Way”</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μηχαν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HomeΔιάφοραΤο facebook δεν μας θέλει για φίλους (αλλά δεν μας πειράζει)</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λόκληρης της Πελοποννήσου: η αρχαία Μεσσήνη.</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γεω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ην σχετική διήγηση διασώζει ένας ευρεία χρησιμοποιούμενος μεσαιωνικός χρονογράφος, ο Thietmar του Merseburg[13].</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ον ιστότοπό μας υπάρχει νέος, διαδραστικός ΚΑΤΑΛΟΓΟΣ ΧΛΩΡΙΔΑΣ για τη Χίο (και άλλες περιοχές του ανατολικού Αιγαί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εν έβγαλαν όλες οι κυβερνήσεις την χώρα από το μνημόνιο.</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ίναι αλήθεια πως τα νιάτα είναι η αλήθει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ι θα ωφεληθεί ο άνθρωπος, αν κερδίσει ολόκληρο τον κόσμο αλλά χάσει τη ζωή</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φιλοσο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κάθε παιδί γεννιέται άφοβο.</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ψυχ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Φάσα από δαντέλα στα μανίκι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 και οι δύο πλευρές δε συμβιβαστούν και δεν μπορεί να επιτευχθεί καμία συμφωνία, έγραψε ο Summers, η Ελλάδα θα πρέπει να περιμένει ακόμα χειρότερη λιτότητ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ακυκλώσιμα απορρίμματα, αποξηραμένα βιομηχανικά απόβλητα που δεν περιέχουν επικίνδυνες ουσίες και λυματολάσπη θέτει στο «μενού» των εναλλακτικών πρώτων υλών και καυσίμων που σχεδιάζει να χρησιμοποιήσει η ΑΓΕΤ Ηρακλή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γεωργί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ε την Εκκλησία ταυτίζεται σε πολλά θέματ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Νέα τηλεφ. απάτη: Αν σας ρωτήσουν αυτό κλείστε αμέσω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Υπάρχουν πολλοί τρόποι για να αξιοποιήσεις ένα δέντρο μετά τα Χριστούγεννα, όπως η κομποστοποίηση.</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κου, που σου λέω, Ακη μου! -χεχε</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ικαίως θεωρείται η 11η Σεπτεμβρίου της Ευρώπη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4" calcext:value-type="float">
            <text:p>4</text:p>
          </table:table-cell>
          <table:table-cell table:style-name="ce1"/>
          <table:table-cell table:number-columns-repeated="1012"/>
        </table:table-row>
        <table:table-row table:style-name="ro1">
          <table:table-cell table:style-name="ce1" office:value-type="string" calcext:value-type="string">
            <text:p>Πλάσματα μιας μέρας - Irvin Yalom</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Γενικά, πάντως, όπως τόνισαν οι επιστήμονες, ο κίνδυνος παραμένει μικρός και τα περισσότερα μωρά της εξωσωματικής γεννιούνται υγιέστατ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612 κριτικές Νο 1 από 11 για: Ouro Preto</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για παιδιά (μικρές κούνιες, που αποτελούνται από ένα ή δύο καθίσματα, μόνο ένα παιδί μπορεί να τα οδηγήσει).</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κοπός αυτής της Πολιτικής Απορρήτ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αι το ότι σας βρήκα και εγώ είναι η μεγάλη τύχη της Γερμανία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Ένα δεύτερο δημοψήφισμα θα ήταν ψήφος των πολιτικώ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Βάσει αυτών, οι προοπτικές των αντασφαλιστών παραμένουν σταθερές για τους επόμενους 12 με 18 μήνε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α περισσότερα παιδιά κλαίνε όταν πεινούν, όταν είναι κουρασμένα, άρρωστα ή όταν πονού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μετοχικό κεφάλαιο της εταιρίας ανέρχεται σε 90 χιλ. ευρώ και διαιρείται σε 30.000 ονομαστικές μετοχές αξίας 3,00 ευρώ η κάθε μί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υσχετίζονται μεταξύ τους στην παγκόσμια αγορά, παρέχοντας την τιμή του ενός ω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Ένας σκληροπυρηνικός εθνικιστής και ένας φιλο-δυτικός μεταρρυθμιστικής θα αναμετρηθούν στον δεύτερο γύρο των προεδρικών εκλογών στη Σερβία, που θα πραγματοποιηθούν στις 27 Ιουνί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4" calcext:value-type="float">
            <text:p>4</text:p>
          </table:table-cell>
          <table:table-cell table:style-name="ce1"/>
          <table:table-cell table:number-columns-repeated="1012"/>
        </table:table-row>
        <table:table-row table:style-name="ro1">
          <table:table-cell table:style-name="ce1" office:value-type="string" calcext:value-type="string">
            <text:p>Αλλά παραμείνατε πάντοτε πιστός στο γενέθλιο νησί σας, του οποίου άλλωστε συνοδεύετε και ενθαρρύνεται τα πολιτιστικά σχέδι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φυλακιστεί αν έχει πράξει άσχημ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ργά ή γρήγορα ανακαλύπτει ότι τα ναρκωτικά ανακουφίζουν τα συμπτώματ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2" calcext:value-type="float">
            <text:p>2</text:p>
          </table:table-cell>
          <table:table-cell table:style-name="ce1"/>
          <table:table-cell table:number-columns-repeated="1012"/>
        </table:table-row>
        <table:table-row table:style-name="ro1">
          <table:table-cell table:style-name="ce1" office:value-type="string" calcext:value-type="string">
            <text:p>Και θα χάσουν ακόμη πολύ περισσότερα γιατι δεν θέλουν να καταλάβου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Ωστόσο, προτού να το πιάσετε, είναι καλή Ultra Slim να παρακολουθήσετε τις πρόσθετες πληροφορίες μας σχετικά με την αγορά Ultra Slim για να σας αποτρέψουμε από το να απολαμβάνετε μια κακή απομίμηση απαρατήρητη.</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δεύτερος άντρας με παρατήρησε.</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άθε ιεραπόστολος ξεκινούσε τη</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άνω από 300) και οι τραυματίε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4" calcext:value-type="float">
            <text:p>4</text:p>
          </table:table-cell>
          <table:table-cell table:style-name="ce1"/>
          <table:table-cell table:number-columns-repeated="1012"/>
        </table:table-row>
        <table:table-row table:style-name="ro1">
          <table:table-cell table:style-name="ce1" office:value-type="string" calcext:value-type="string">
            <text:p>Εξάλλου, τα Καλάβρυτα είναι υπέροχη πόλη π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Oksana εγκατέλειψε την οικογενειακή της επιχείρηση και άφησε την καριέρα της ως δικηγόρος για να γίνει η μοναδική γυναίκα έκτακτης ανάγκης στο νερό στην Ομοσπονδιακή Υπηρεσία Διάσωσης στη Μόσχ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ο έγγραφο, Οι Πέντε Παράγοντες της Φτώχειας οι ασθένειες ήταν ανάμεσα στους πέντε μεγάλους παράγοντες που συντελούν στην συνέχιση των κοινωνικών προβλημάτων της φτώχεια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κατασκευή του Σινικού Τείχους της Κίνας, που εκτείνεται πάνω από 6.700 χιλιόμετρα, άρχισε τον 3ο αιώνα π.Χ. ε για την προστασία των βόρειων περιοχών της Κίνας από τις επιδρομές των νομάδω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Ήδη το θέμα διερευνούνταν από την UEFA επί μήνε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θλητ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ίναι οι celebrities-δήμαρχοι οι σωτήρες του έθνου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 βάλεις στόχο το Θεό, ακόμα καλύτερ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6) Τα οικονομικά συμφέροντα της Ένωσης ενδέχεται να επηρεασθούν αρνητικά σε</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Θα εξακολουθείς να επιδιώκεις την αλήθεια στον εξευγενισμό, θα είσαι ικανός να αγαπάς πραγματικά τον Θεό και δεν θα σου γεννιούνται αμφιβολίες γι’ Αυτό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αναθηναϊκός: Μπαίνει αύριο στις προπονήσεις ο Κάτσε</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θλητισμός</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IRS παρέχει εξαρτώμενες πιστώσεις επιδόματος φροντίδας και αποκλείει το εισόδημα αναπηρίας από το φορολογητέο εισόδημα του ατόμου με αναπηρί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λέον παίζουμε πολύ καλό ποδόσφαιρο και έχουμε πολλές δυνατότητες για ακόμη καλύτερα πράγματ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θλητισμός</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Για απόπειρα ανθρωποκτονίας :-1-</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3" calcext:value-type="float">
            <text:p>3</text:p>
          </table:table-cell>
          <table:table-cell table:style-name="ce1"/>
          <table:table-cell table:number-columns-repeated="1012"/>
        </table:table-row>
        <table:table-row table:style-name="ro1">
          <table:table-cell table:style-name="ce1" office:value-type="string" calcext:value-type="string">
            <text:p>Πώς να αφαιρέσετε στο σπίτι</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4" calcext:value-type="float">
            <text:p>4</text:p>
          </table:table-cell>
          <table:table-cell table:style-name="ce1"/>
          <table:table-cell table:number-columns-repeated="1012"/>
        </table:table-row>
        <table:table-row table:style-name="ro1">
          <table:table-cell table:style-name="ce1" office:value-type="string" calcext:value-type="string">
            <text:p>Η αλλαγή προπονητή φάνταζε επιτακτική ανάγκη.</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θλητισμός</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υτό βρίσκει έρισμα στο άρθρο 44 του Συντάγματο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ομ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ΥΡΙΖΑ: Το μαχαίρι πρέπει να φτάσει στο κόκκαλο</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4" calcext:value-type="float">
            <text:p>4</text:p>
          </table:table-cell>
          <table:table-cell table:style-name="ce1"/>
          <table:table-cell table:number-columns-repeated="1012"/>
        </table:table-row>
        <table:table-row table:style-name="ro1">
          <table:table-cell table:style-name="ce1" office:value-type="string" calcext:value-type="string">
            <text:p>Μερικά από τα θέματα συζήτησης ήταν κατ 'ευθείαν επάνω λάθος πάρα πολύ.</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gt;Μαρόρε: Ποια είναι η καλύτερη περίοδος για να επισκεφτείτε αυτό το μέρο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υτό που συμβαίνει είναι καταστροφικό.</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πρώτη μέθοδος είναι η ορμονοθεραπεία, η οποία είναι ιδιαίτερα σημαντική για τις γυναίκες που έχουν διαγνωστεί με ορμονική ανισορροπί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ι θα πουν στον άνεργο;</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Read more about Ας πάει και το παλιάμπελο...</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η μισή έκφραση στα αγγλικά</text:p>
          </table:table-cell>
          <table:table-cell table:number-columns-repeated="1012"/>
        </table:table-row>
        <table:table-row table:style-name="ro1">
          <table:table-cell table:style-name="ce1" office:value-type="string" calcext:value-type="string">
            <text:p>Μαθήματα από την ΓουατεμάλαΗ ήττα του κινήματος στη Γουατεμάλα επηρέασε σημαντικά τον Τσε που είδε τις συνέπειες της αποτυχίας της κυβέρνησης του Αρμπένθ.</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Γιὰ νὰ ζήσει ὁ κόσμο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Θα κερδίζουμε και θα διασκεδάζουμε".</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υτό είναι το τελικό κλείσιμο που όλοι μας περιμένουμε, μετά από τόσα χρόνια ψεύτικων ελπίδων και ψεμάτων που μας ρίχνουν, τόσοι πολλοί διαφορετικοί αξιωματούχοι όλα αυτά τα χρόνια, σε κάθε προηγούμενη κυβέρνηση από τότε.</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ι' όμως, ο αριθμός των οργανωμένων εκδρομών, όχι μόνον δεν μειώθηκε, αλλά αντίθετα αυξήθηκε, και μάλιστα, κατά 20%.</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3" office:value-type="string" calcext:value-type="string">
            <text:p>Ελάτε να γνωρίσετε τη μαγεία της yoga</text:p>
          </table:table-cell>
          <table:table-cell table:style-name="ce10" office:value-type="string" calcext:value-type="string">
            <text:p>CCMatrix</text:p>
          </table:table-cell>
          <table:table-cell table:style-name="ce10" office:value-type="string" calcext:value-type="string">
            <text:p>fragmentum</text:p>
          </table:table-cell>
          <table:table-cell table:style-name="ce3" office:value-type="string" calcext:value-type="string">
            <text:p>αθλητισμός</text:p>
          </table:table-cell>
          <table:table-cell table:number-columns-repeated="3" table:style-name="ce10" office:value-type="string" calcext:value-type="string">
            <text:p>ΟΧΙ</text:p>
          </table:table-cell>
          <table:table-cell table:style-name="ce10" office:value-type="string" calcext:value-type="string">
            <text:p>ουδέτερο</text:p>
          </table:table-cell>
          <table:table-cell table:style-name="ce10" office:value-type="string" calcext:value-type="string">
            <text:p>ΚΝΕ</text:p>
          </table:table-cell>
          <table:table-cell table:style-name="ce10" office:value-type="string" calcext:value-type="string">
            <text:p>ΝΕ</text:p>
          </table:table-cell>
          <table:table-cell table:style-name="ce10" office:value-type="float" office:value="5" calcext:value-type="float">
            <text:p>5</text:p>
          </table:table-cell>
          <table:table-cell table:style-name="ce3"/>
          <table:table-cell table:number-columns-repeated="1012"/>
        </table:table-row>
        <table:table-row table:style-name="ro1">
          <table:table-cell table:style-name="ce1" office:value-type="string" calcext:value-type="string">
            <text:p>Ωστόσο, φαίνεται πως εξαιτίας αυτού του ατυχήματος, όχι μόνο έχασα τα πόδια μου, αλλά και οι φίλοι μου έχασαν την όρεξή τους να μοιράζονται πράγματα μαζί μ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αποδοκιμασ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6">διαχυθεί η πλήρης ζωή της </text:span><text:span text:style-name="T7">ενάδας</text:span><text:span text:style-name="T8">:</text:span></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τικείμενο του παρόντος νόμου είναι η πρόληψη και καταστολή των αδικημάτων της νομιμοποίησης εσόδων από εγκληματικές δραστηριότητες και της χρηματοδότησης της τρομοκρατίας, όπως αυτά τα αδικήματα ορίζονται κατωτέρω, καθώς και η προστασία του χρηματοπιστωτικού συστήματος από τους κινδύνους που ενέχουν.2.</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ομ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Θα επηρεάσει τις σύγχρονες τεχνολογικές αλλαγές όπως οι έξυπνες πόλεις, η ρομποτική, τα αυτοματοποιημένα αυτοκίνητα και θα προωθήσει την καινοτομία σε τομείς, όπως η υγειονομική περίθαλψη, η γεωργία και η εκπαίδευση.</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Ζητάω από την Κομισιόν να εμπλέξει σ΄ αυτό που συμβαίνει στην Ελλάδα, την Διεύθυνση Απασχόλησης της Επιτροπής, στην διαχείριση της υπόθεσης, για να μετρήσουμε αυτό που συμβαίνει στην Ελλάδ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ι έντονες ανταλλαγές επιχειρημάτων κατά τη διάσκεψη για την ασφάλεια που πραγματοποιήθηκε στο Μόναχο υπογράμμισαν τις ρωγμές στη διατλαντική συναίνεση για το πώς θα αντιμετωπισθεί ο πρόεδρος της Ρωσίας Βλάντιμιρ Πούτιν όσον αφορά τη σύγκρουση στην ανατολική Ουκρανία, κατά την οποία έχουν σκοτωθεί περισσότεροι από 5.000 άνθρωποι.</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ι ώρα πρέπει να ξεκινάει κανονικά η εργασί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έλεχος της HMD Global ανέφερε σχετικά: «Εκατομμύρια χρήστες επικοινωνούν με τα αγαπημένα τους πρόσωπα μέσω μηνυμάτων χρησιμοποιώντας εφαρμογές όπως το WhatsApp και θέλαμε να προσφέρουμε αυτού του είδους την επικοινωνία στους fans του Nokia 8110.</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σύγκριση δεν μας βολεύει</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αρχιτεκτονικό φαινόμενο του Πηλίου προσεγγίζεται μέσα από το πολιτισμικό πλαίσιο των χρόνων της τουρκοκρατία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εξέλιξη της εκλογικής διαδικασίας επιδεινώθηκε σαφώς κατά την καταμέτρηση των ψήφων και αξιολογείται αρνητικά (από τους διεθνείς παρατηρητές) στο περίπου 1/3 των εκλογικών τμημάτων εξαιτίας ατασθαλιών στη διαδικασία», αναφέρεται στην ανακοίνωση της αποστολή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ασθενής, στην περίπτωση αυτή, δεν πρέπει να χάσει χρόνο καλώντας γιατρό στο σπίτι τ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Ίσως αυτός είναι και ο λόγος που η Apple έχει φανατικούς υποστηρικτές και φανατικούς πολέμιους μέχρι και σήμερ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νοιώθω αυτό. (γέλι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ξαναλέω, το τοπίο ειναι κλειστό απο παντ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μασάζ αυτό γίνεται από Φυσιοθεραπευτή και έχει διάρκεια 50 λεπτώ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διαφήμισ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ι νιώθουν άραγε οι Σκοπιανοί όταν ακούν το ίδιο σύνθημ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Δεν είμαι σίγουρη αν το "Σκοπιανοί" είναι κατάλληλο.</text:p>
          </table:table-cell>
          <table:table-cell table:number-columns-repeated="1012"/>
        </table:table-row>
        <table:table-row table:style-name="ro1">
          <table:table-cell table:style-name="ce1" office:value-type="string" calcext:value-type="string">
            <text:p>Ροκ μουσική και σατανισμό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Την ίδια ώρα, ομάδες ανταρτών που βρέθηκαν στο πλευρό των τουρκικών δυνάμεων στην εισβολή στη βόρεια Συρία αναμένεται να ενισχύσουν την κυβέρνηση της Τρίπολης, όπως επιβεβαίωσε στο Bloomberg ένας δεύτερος αξιωματούχους στη Λιβύη.</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6">Πράγμα που δεν μπορούσε να συμβεί στη Ανατολική θεολογία, γιατί αυτή ταύτιζε τον ένα Θεό με τον Πατέρα και όχι με την </text:span><text:span text:style-name="T7">ουσία</text:span><text:span text:style-name="T8">.</text:span></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πόψε σμίξαν τις καρδίες μα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λογοτεχν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στίχος</text:p>
          </table:table-cell>
          <table:table-cell table:number-columns-repeated="1012"/>
        </table:table-row>
        <table:table-row table:style-name="ro1">
          <table:table-cell table:style-name="ce1" office:value-type="string" calcext:value-type="string">
            <text:p>είς τοὺς ὀφθαλμούς των, διότι ἓνας τῶν φίλω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1" office:value-type="string" calcext:value-type="string">
            <text:p>NA</text:p>
          </table:table-cell>
          <table:table-cell table:style-name="ce9" office:value-type="string" calcext:value-type="string">
            <text:p>προμεσαιωνική</text:p>
          </table:table-cell>
          <table:table-cell table:style-name="ce1" office:value-type="string" calcext:value-type="string">
            <text:p>NA</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Ένιωθε μικροσκοπικός απέναντι στο μεγαλείο μιας πόλης που ποτέ δεν είχε δει αλλά μόνο είχε ακούσει για αυτή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λογοτεχν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ι Τούρκοι δεν σταματούν ποτέ.</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Πολύ μικρό απόσπασμα για να καταλάβω αν έχει εθνικιστικό περιεχόμενο.</text:p>
          </table:table-cell>
          <table:table-cell table:number-columns-repeated="1012"/>
        </table:table-row>
        <table:table-row table:style-name="ro1">
          <table:table-cell table:style-name="ce1" office:value-type="string" calcext:value-type="string">
            <text:p>Ωστόσο, μόνον 33,3% από τους εφήβους θα συμμετείχαν ένθερμα σε μία αντικαπνιστική εκστρατεία του σχολείου του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αποκατάσταση των ζημιών στα δόντια, πρέπει να γίνεται μετά την αντιμετώπισή του προβλήματο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ο Σχιστό και στο CRS.</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Ανήκει σε παλιά γνωστή οικογένεια ηθοποιώ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ρόεδρος του Ελληνορωσικού Εμπορικού Επιμελητηρί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υρήματά τους την επόμενη εβδομάδα στο Παγκόσμιο Οικονομικό Φόρουμ του Νταβός (21-24 Ιανουαρί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ετά τη Μικρασιατική Καταστροφή, κατά την οποί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Χωρίς δουλειά και χωρίς εισόδημα 400 οικογένειε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αποδοκιμασ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άμε για ακόμη ένα τίτλο</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ΕΟΚΕ υιοθετεί αυστηρότερο Εσωτερικό Κανονισμό και Κώδικα δεοντολογίας των μελώ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υτά τα τεστ είναι ένα καλό σημείο εκκίνησης για τη βελτίωση της υγείας σας στο σπίτι και μπορεί να σας πει τι μπορεί να είναι λάθος και τρόποι για να κάνετε βελτιώσει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α νησιά αυτά είναι αναμφισβήτητα τα κοσμήματα του Ιονί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λογοτεχν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ήμερα (10/06) η οριστική απόφαση.</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Υπάρχουν κανόνες λογικής, οι οποίοι είναι σταθεροί και αμετάβλητοι.</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6">Υπάρχουν πολλά </text:span><text:span text:style-name="T7">αντιισταμινικά </text:span><text:span text:style-name="T8">που εξαλείφουν τις εκδηλώσεις αλλεργιών.</text:span></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Ιανουάριο του 1914 φτάνει με πλοίο οριστικά πια στην Αμερική.</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βιο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άντα μοι έξεστιν, αλλ΄ού πάντα συμφέρει’’</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ΧΙ</text:p>
          </table:table-cell>
          <table:table-cell table:style-name="ce9" office:value-type="string" calcext:value-type="string">
            <text:p>λογοτεχνικό</text:p>
          </table:table-cell>
          <table:table-cell table:number-columns-repeated="2" table:style-name="ce9" office:value-type="string" calcext:value-type="string">
            <text:p>μεσαιωνική</text:p>
          </table:table-cell>
          <table:table-cell table:style-name="ce9" office:value-type="float" office:value="5" calcext:value-type="float">
            <text:p>5</text:p>
          </table:table-cell>
          <table:table-cell table:style-name="ce1" office:value-type="string" calcext:value-type="string">
            <text:p>Πρόκειται για απόσπασμα από τη "Προς Κορινθίους Α'"</text:p>
          </table:table-cell>
          <table:table-cell table:number-columns-repeated="1012"/>
        </table:table-row>
        <table:table-row table:style-name="ro1">
          <table:table-cell table:style-name="ce1" office:value-type="string" calcext:value-type="string">
            <text:p>Νοµίζω, ότι γρήγορα ξεκαθαρίζεις στον άλλον, αν ισχύει κάτι τέτοιο ή όχι.</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α παιδιά μπορούν να δοκιμάσουν να σχεδιάσουν ένα αγγείο και να το διακοσμήσουν με τέτοια μοτίβ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άν θέλετε να χάσετε βάρος γρηγορότερα και με πιο υγιεινό τρόπο, σας συνιστούμε να δοκιμάσετε ένα χαμηλό πρόγραμμα διατροφής με υδατάνθρακε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ημήτρης Κωνσταντόπουλος: «Συγχαρητήρια Κριστιάν Γκολομέεβ – Μας κάνεις υπερήφανους και μας γεμίζεις ελπίδε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θλητισμός</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εν είμαστε εντελώς ενσωματωμένοι στην Αμερική.</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17">Για τα </text:span><text:span text:style-name="T18">ομόλογα</text:span><text:span text:style-name="T19">, αυτό θα σήμαινε ότι δεν θα καταβληθεί το </text:span><text:span text:style-name="T20">τοκομερίδιο </text:span><text:span text:style-name="T19">στους ομολογιούχους.</text:span></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ετά από ένα μικρό διάλλειμα ξεκινάει και πάλι δυναμικά τις δράσεις του το Άρτιο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κοπός της ιατρικής εκπαίδευσης, όπως το βλέπαμε εμείς ως φοιτητές αλλά κι όπως το έβλεπαν οι καθηγητές μας, ήταν να μάθουμε να σώζουμε ζωές, όχι να διαχειριζόμαστε τον θάνατο.</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Έκθεση του 2018 για το Κοσσυφοπέδιο</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Η γενική σημασία που έχει αποκτήσει ο παουπερισμός στην πολιτική Αγγλία περιορίζεται στο γεγονός ότι στην πορεία της ανάπτυξής της, παρόλα τα κυβερνητικά μέτρα, ο παουπερισμός μετατράπηκε σ’ έναν εθνικό θεσμό, και έχει οπότε αναπόφευκτα γίνει το αντικείμενο μιας σύνθετης κι εκτεταμένης διοίκησης, μιας διοίκησης, ωστόσο, η οποία δεν έχει πλέον το καθήκον της κατάργησης του παουπερισμού αλλά της πειθάρχησής του, της διαιώνισής τ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 αυτός επιτεθεί, τότε εσύ συμφωνείς με αυτή την πίστη ∙ και αν επιτεθείς εσύ, τότε την ενισχύει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πόβλητα όπως έχουν ταξινομηθεί στην απόφαση 2000/532/ΕΚ της Επιτροπής (1)</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Σεμινάριο 26ης Μαΐ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Το ερώτημα είναι: υπάρχει τρόπος να απαλλαγούν οι άνθρωποι από την μοίρα του πολέμου; Είναι πια γνωστό ότι με την πρόοδο της σύγχρονης επιστήμης, η απάντηση σε αυτό το ερώτημα έχει γίνει ζήτημα ζωής ή θανάτου για τον πολιτισμό.</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17">Σχεδόν οι μισοί από τους ασθενείς που διαγιγνώσκονται με καρκίνο θα παρουσιάσουν μετρίου έως σοβαρού βαθμού πόνο, ενώ το ποσοστό αυτό αυξάνεται στους ασθενείς με </text:span><text:span text:style-name="T18">μεταστατικό </text:span><text:span text:style-name="T19">και </text:span><text:span text:style-name="T20">προχωρημένου σταδίου καρκίνο</text:span><text:span text:style-name="T19">.</text:span></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ροκλήσεις για τους πολίτες αυτής της χώρα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 φοβόμαστε να κάνουμε ένα λάθος, επειδή νομίζουμε ότι πρέπει να φαινόμαστε πάντα τέλειοι, επειδή θυμόμαστε ακόμη την πικρή γεύση της απογοήτευσης των γονιών μας ή της επίκρισης και του σαρκασμού των δασκάλων μας κάθε φορά που κάναμε κάτι λάθος, δεν θα βρούμε ποτέ αρκετό θάρρος, για να επιχειρήσουμε κάτι καινούργιο ή τολμηρό.</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λογοτεχν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6">Το νέο Captur θα βασιστεί πάνω στην νέα </text:span><text:span text:style-name="T7">CMF-B πλατφόρμα</text:span><text:span text:style-name="T8"> της Renault-Nissan.</text:span></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ανένας δεν ψάχνει κάτω από τη ρίζα μου '</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tris για τα κινητά τηλέφων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Αυτό όμως που δεν τόλμησαν να ζητήσουν τότε τους το χάρισαν σήμερα Νομάρχης και Αντινομάρχη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Έκανα λοιπόν το μόνο που είχε μείνει.</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άν η πληρωμή πραγματοποιείται ηλεκτρονικά, πρέπει να αποδεικνύεται μέσω ηλεκτρονικής επαλήθευσης, όπως προβλέπεται στον νόμο.</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ίναι λοιπόν καλοί οι φόροι; Ορισμένοι ναι.</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κολουθούμε τα ίδια βήματ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ιδακτορικό Δίπλωμα (DMan) (Διδακτορικό Δίπλωμ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εκπαίδευσ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Εκτιμάται ότι 50% των ενηλίκων βιώνει περιστασιακά εφιάλτες, με τις γυναίκες να έχουν συχνότερα σε σύγκριση με τους άνδρε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Σεβασμός της Ζωής κάθε Ζώ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Ο Reggie σχολίασε θέματα όπως την παρουσία της εταιρίας στην έκθεση, τις προκλήσεις που αντιμετωπίζει σήμερα η Nintendo, τα κινητά τις νέες και τις παλιές της σειρές και τις δυσκολίες του Wii U.</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να περιμένεις για 5-6-7-8 ώρες για να περάσεις τα σύνορα που είναι μια απόσταση 400-500 μέτρων είναι παράλογο.</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αποδοκιμασ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Γεμίσαμε λαθρο = [...] όλοι άρρενε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αποδοκιμασ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1" calcext:value-type="float">
            <text:p>1</text:p>
          </table:table-cell>
          <table:table-cell table:style-name="ce1" office:value-type="string" calcext:value-type="string">
            <text:p>ρατσιστικό περιεχόμενο</text:p>
          </table:table-cell>
          <table:table-cell table:number-columns-repeated="1012"/>
        </table:table-row>
        <table:table-row table:style-name="ro1">
          <table:table-cell table:style-name="ce1" office:value-type="string" calcext:value-type="string">
            <text:p>Mίλησε ο Ραφαέλ Κορέα για τη σύλληψη Ασάνζ: Ο Μορένο είναι ο μεγαλύτερος προδότης στην ιστορία του Εκουαδόρ και της Λατινικής Αμερική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6">Ισχύουσα νομοθεσία δυνάμει του εκσυγχρονισμένου συντονισμού ΑΝΑΦΟΡΑ ΣΤΟΝ ΚΑΝΟΝΙΣΜΟ (ΕΚ) αριθ. 883/2004 Γενικές αρχές Άρθρο 11 Παρεκκλίσεις Άρθρα 12 και 16 Αντικρουόμενοι κανόνες Άρθρο 13 Ειδικές κατηγορίες Άρθρο 11 παράγραφοι 2, 3 στοιχείο ε) και 4 ΠΟΙΑ ΝΟΜΟΘΕΣΙΑ ΙΣΧΥΕΙ ΚΑΙ ΓΙΑ ΠΟΙΟΥΣ; Οι εργαζόμενοι υπάγονται στη νομοθεσία του τόπου εργασίας τους σύμφωνα με την αρχή </text:span><text:span text:style-name="T7">lex loci laboris</text:span><text:span text:style-name="T8">.</text:span></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νομική</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ο μεταξύ όμως, να φυλάνε τη γέφυρ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i) για να μπορέσετε να εγγραφείτε στον/στους ιστότοπο/ους μας ×</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υτός είναι ο πιο αυθεντικός και φυσικός τρόπος για να εναρμονιστούμε με τις ανάγκες τους και να επικεντρώσουμε τις δυνάμεις μας στο μέλλον εκεί που πραγματικά πρέπει», σχολίασε σχετικά με την έρευνα ο Atanas Raykov, Senior Director Business Development EEMENA της Rakuten Viber.</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5" office:value-type="string" calcext:value-type="string">
            <text:p>εορτασμός 28ης</text:p>
          </table:table-cell>
          <table:table-cell table:style-name="ce12" office:value-type="string" calcext:value-type="string">
            <text:p>CCMatrix</text:p>
          </table:table-cell>
          <table:table-cell table:style-name="ce14"/>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Τελείωσε με υποτροφία το Γυμνάσιο στις ΗΠ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εκπαίδευσ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ΕΛΟΣ της δημοσκόπησης Ποιος πιστεύετε θα είναι ο ...</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α...από τους «ειδικούς» φυσικά!</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ε αυτή τη συζήτηση θα σταθώ στα πλεονεκτήματα και τα μειονεκτήματα, έτσι ώστε εσείς, ως αναγνώστες θα είναι σε θέση να σχηματίσουν τη δική σας γνώμη, αλλά και να σας δείξω ότι έχω μια καλύτερη ιδέα της γενετικής μηχανική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βι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4" calcext:value-type="float">
            <text:p>4</text:p>
          </table:table-cell>
          <table:table-cell table:style-name="ce1" office:value-type="string" calcext:value-type="string">
            <text:p>Είναι λίγο ασύντακτο.</text:p>
          </table:table-cell>
          <table:table-cell table:number-columns-repeated="1012"/>
        </table:table-row>
        <table:table-row table:style-name="ro1">
          <table:table-cell table:style-name="ce1" office:value-type="string" calcext:value-type="string">
            <text:p>Τι κι αν θα βρίσκονται σε λίγες εβδομάδες στην Κοπεγχάγη.....</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ι Τελωνειακές Αρχές έχουν τη δυνατότητα να εγκρίνουν την καταστροφή των εμπορευμάτω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6">Ίσως γιατί τα </text:span><text:span text:style-name="T7">πλασμώδια </text:span><text:span text:style-name="T8">αυτά δεν επηρεάζουν τους ανθρώπους.</text:span></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βιολογ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αι οι στατιστικές φαίνεται να υποστηρίζουν τέτοιες απόψεις - το μεγαλύτερο μέρος των ανθρώπων που παρακολουθούν πορνό στο διαδίκτυο είναι άνδρε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σχέσει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πόμενο άρθρο: Κάννες 2018: Αποχωρήσεις και αποδοκιμασίες του κοινού για το «The House That Jack Built» του Λαρς φον Τρίερ</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Βλέπε το σημείο 1.6.5, σ</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Οδηγίες</text:p>
          </table:table-cell>
          <table:table-cell table:number-columns-repeated="1012"/>
        </table:table-row>
        <table:table-row table:style-name="ro1">
          <table:table-cell table:style-name="ce1" office:value-type="string" calcext:value-type="string">
            <text:p>Η PHP, θυγατρική της Compagnie Fruitière με έδρα τη Μασσαλία, είχε εξάγει μέχρι το τέλος Ιουνίου μόλις 78.000 τόνους μπανάνας, σε σύγκριση με 84.167 τόνους το πρώτο εξάμηνο του 2017, μια πτώση λίγο πάνω από 6.000 τόνου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εν σας παραχωρείται καμία άλλη άδεια οποιασδήποτε μορφής όσον αφορά τις εν λόγω πληροφορίες, πέραν αυτής που είναι αυστηρά απαραίτητη για την προβολή της ιστοσελίδας της UNIS Group διαδικτυακά.</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 οι σημειώσεις είναι καλές, θα είναι σίγουρα και χρήσιμε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ράγματα που πρέπει να γνωρίζετε για τη μέση σα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ηκωνει 2η και 3η αναγνωση.</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6">Ο </text:span><text:span text:style-name="T7">όγδοος φακός</text:span><text:span text:style-name="T8"> αφορά τους πνευματικούς, θρησκευτικούς σου δεσμούς.</text:span></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ανοίγοντας ένα σχολείο κλείνεις μια φυλακή», είναι γνωστό σ όλου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εκπαίδευση</text:p>
          </table:table-cell>
          <table:table-cell table:number-columns-repeated="3" table:style-name="ce9" office:value-type="string" calcext:value-type="string">
            <text:p>ΟΧΙ</text:p>
          </table:table-cell>
          <table:table-cell table:style-name="ce9" office:value-type="string" calcext:value-type="string">
            <text:p>λογοτεχν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άρτε τα λεφτά από αυτούς που τα έκλεψαν, τους τραπεζίτες και τους υμετέρους τους που τα μοίρασαν μεταξύ τους, από τους επίορκους πολιτικούς και από όλους τους ισχυρούς του κεφαλαί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αποδοκιμασ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3" calcext:value-type="float">
            <text:p>3</text:p>
          </table:table-cell>
          <table:table-cell table:style-name="ce1" office:value-type="string" calcext:value-type="string">
            <text:p>Έχει αρκετά επιθετικό ύφος και ίσως παρακινεί και σε βία.</text:p>
          </table:table-cell>
          <table:table-cell table:number-columns-repeated="1012"/>
        </table:table-row>
        <table:table-row table:style-name="ro1">
          <table:table-cell table:style-name="ce1" office:value-type="string" calcext:value-type="string">
            <text:p>«Από την πρώτη στιγμή φώναζα ότι είναι έγκλημ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επικαιρότητα</text:p>
          </table:table-cell>
          <table:table-cell table:number-columns-repeated="3" table:style-name="ce9" office:value-type="string" calcext:value-type="string">
            <text:p>ΟΧΙ</text:p>
          </table:table-cell>
          <table:table-cell table:style-name="ce9" office:value-type="string" calcext:value-type="string">
            <text:p>αποδοκιμασ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απόφαση αυτή τίθεται σε ισχύ σταδιακά από το 2012 και μετά.</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21o Συνέδριο ISAPS στη Γενεύη</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Η Κέρκυρα θα σας περιμένει πάντ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71% των πολιτών αναφέρει πώς οι κυβερνήσεις θα πρέπει να εργαστούν για την αύξηση των μισθών των εργαζομένων (ITUC Global Poll 2017*)</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άντοτε μιλάει με ονοματεπώνυμο και με στοιχεί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Melissa Leo από το "Red State".</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text:span text:style-name="T1">Σύμφωνα με μία μελέτη, η </text:span><text:span text:style-name="T2">γλουταθειόνη </text:span><text:span text:style-name="T3">συμβάλλει στη μείωση του </text:span><text:span text:style-name="T4">οξειδωτικού στρες</text:span><text:span text:style-name="T5">, είτε με την τόνωση είτε με τη μείωση της </text:span><text:span text:style-name="T4">ανοσολογικής αντίδρασης</text:span><text:span text:style-name="T5"> του σώματος.</text:span></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όμπα ξύλου... επιθυμία για υγιεινή, παραδοσιακή, φυσική ζέστη.</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διαφήμιση</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υτό είναι ένα καλό προϊόν που προσφέρει καλή αξία, αλλά είναι λίγο λιγότερο βολικό στη χρήση σε σύγκριση με τα καλύτερα χάπια χαμομηλιού.</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ι δράστες συνελήφθησαν λίγο αργότερα και ο βιασμός επιβεβαιώθηκε από την ιατροδικαστική εξέταση που έγινε στην 18χρονη.</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επικαιρότητ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ι ο πιο μεγάλος τίτλος, η επιστροφή στα σπίτια μα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λογοτεχν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εν πήρε καλά το διαζύγιο: Προκάλεσε ζημιές 350.000 δολ. στο σπίτι του πρώην συζύγου τη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σχέσει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κείνος προχωρούσε καμαρωτά και άρχιζε να τους προκαλεί όλους, λέγοντας: « Μήπως βρίσκεται κάποιος, που θέλει να παλέψει μαζί μου; ».</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λογοτεχν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ώρα, βέβαια, κατά πόσο θα καταστεί δυνατό μετά από δεκαπέντε</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υλλήψεις στρατιωτικών στην Τουρκία με την κατηγορία της «προδοσία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Οι εταιρίες το κάνουν συνεχώς αυτό.</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κολούθως γύρω στις 22:30 εντοπίστηκε, συνελήφθη και τέθηκε υπό κράτηση.</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επικαιρότητ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πιο πρόσφατη παραγωγή του, «Misterios y pequeñas piezas» («Μυστήρια και μικρά κομμάτια») το 2018, επίσης σε κείμενο και σκηνοθεσία του Κάρλος Σελντράν, έτυχε κι αυτό θερμής υποδοχή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α υπόλοιπα 14 νέα κόμματα που δημιουργήθηκαν.</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ίναι τάφος η Χριστιανική "Αγία Τράπεζ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ι κάνετε, κ. Ζωή»;</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αθώς περνούν τα χρόνια η Ναύπακτος γίνεται όλο και πιο δημοφιλής τουριστικός προορισμό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άνοδος δε του δολαρίου φέτος δεν βοηθά, δεδομένου ότι το αργό αποτιμάται σε δολάρια.</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όνο λύπη αισθάνομαι.</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αποδοκιμασ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Αυστραλός πρωθυπουργός Σκοτ Μόρισον ανακοίνωσε ότι η χώρα θα μειώσει τον αριθμό των μεταναστών που δέχεται ετησίως και θα προωθεί τους νεοαφιχθέντες μετανάστες στις πόλεις της περιφέρεια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έλος, ζητούν από τους προμηθευτές τους να λειτουργούν με τις ίδιες αρχές.</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Ευριπίδης μηχανεύεται διάφορους τρόπους να τον σώσει…</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λήθηκε να αγωνιστεί στο All Star Game.</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αθλητ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αζητήστε το στοιχείο στη βιβλιοθήκη του Player ή στο παράθυρο λίστας, κάντε κλικ στο μπλε εικονίδιο δίπλα από το στοιχείο και, στη συνέχεια, κάντε κλικ στην επιλογή Κατάργηση αυτού του στοιχείου.</text:p>
          </table:table-cell>
          <table:table-cell table:style-name="ce9" office:value-type="string" calcext:value-type="string">
            <text:p>CCMatrix</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Οδηγίες</text:p>
          </table:table-cell>
          <table:table-cell table:number-columns-repeated="1012"/>
        </table:table-row>
        <table:table-row table:style-name="ro1">
          <table:table-cell table:style-name="ce1" office:value-type="string" calcext:value-type="string">
            <text:p>Κραυγή έξω δεν είναι μια αντικατάσταση για την ανατροφή των παιδιών, όταν το μωρό χρειάζεται.</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πρίγκιπας Κάρολος στη νέα ταινία James Bond;</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βογκητό των ανθρώπων που εξουσιάζει ακούγεται πολύ ψηλά στον ουρανό.</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χρήση του viburnum στη λαϊκή ιατρική.</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ροποποιεί τις υπάρχουσες και αναπτύσσει νέες πολιτικές και διαδικασίες.</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πίσης, επισημαίνει τις θετικές εμπειρίες των χαρτονομισμάτων του "Αβραάμ Λίνκολν", των "γερμανικών Landesbanks " και της Βόρειας Ντακότας το "δημόσιο τραπεζιτικό σύστημα χρέους" , το "1935 η Τράπεζα του Καναδά προέβει σε κεντρικό δανεισμό στην κυβέρνηση, σαν τον μοναδικό μέτοχο", καθώς όλος ο δανεισμός οδηγεί σε "παραλλαγές των δημοσίων επενδύσεων" υποστηρίζεται από την δημόσια πίστωση ( 28 &amp; 219-20 ) .</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Φραγμός σε οχήματα ΝΑΤΟ</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ια τελευταία κουβέντα των δυο αντρών μέχρι την επιβίβαση του προέδρου στο Αir Force One</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ια λεπτομερής περιγραφή της εκπαίδευσης που μπορείτε να περιμένετε να λάβετε</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υπριακή Εταιρεία θα πρέπει να είναι ο πραγματικός δικαιούχος του εισοδήματος που λαμβάνει.</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Μακαριότατος, σε απάντηση τής από 24 Ιουλίου επιστολής του Πατριάρχη Θεοφίλου, παρακαλούσε για την κατανόησή του και εξέφραζε την συγγνώμη του διότι «διέλαθε της σκέψεως εν τω κυκεώνι των προβλημάτων» να ζητηθεί η άδεια του Πατριαρχείου προκειμένου να προσφερθεί κάθε δυνατή βοήθεια προς τον αδελφό μας Ειρηναίο για την περίθαλψη της υγείας του.</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2018 οι εξαγωγές και οι επανεξαγωγές προϊόντων που δεν έχουν να κάνουν με το πετρέλαιο από τα Εμιράτα προς την Αφρική, έφτασαν τα 18 δις δολάρι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έσμευση Ρωσίας-Κίνας για ενίσχυση οικονομικής συνεργασίας</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εν χρηματοδοτούμαστε άμεσα ή έμμεσα από κανένα πολιτικό κόμμ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Θα πείτε το λάθος πράγμα, χάσετε την εκδήλωση και χάνετε την ψυχραιμία σας από καιρό σε καιρό.</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Ι ΠΡΩΘΥΠΟΥΡΓΟΙ ΤΗΣ ΕΛΛΑΔΑΣ;</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ία φωτογραφία μεγέθους τουλάχιστον 12 x 7 cm, η οποία απεικονίζει την πρύμνη και έχει ληφθεί ακριβώς από την οπίσθια πλευρά του σκάφους·</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λαστά χαρτονομίσματα των 20 και 50 ευρώ παντού – Πώς θα τα αναγνωρίσετε</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5 Διαβάστε περισσότερα Κατάλογος των νομικών βάσεων που προβλέπουν τη συνήθη νομοθετική διαδικασία στη Συνθήκη της Λισαβόνας 1</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Ένωση άρα δεν έχει πρόβλημ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για το δεύτερο τεύχος πατήστε εδώ</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ε διεθνές επίπεδο, αγωνιζόμαστε γι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ι ήταν αυτό που έσπρωξε την ανθρωπότητα μπροστά;</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πειδή οποιοδήποτε φάρμακο μπορεί να προκαλέσει δυσανεξία ή αλλεργική αντίδραση και να επιδεινώσει το πρόβλημ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ίναι απλά μια ιδιοφυία που έχει διαμορφώσει τον κόσμο του rock and roll και θα μείνει στην ιστορία ως ο σπουδαιότερος καλλιτέχνης πίσω από την κονσόλ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όπως νομίζουν πολλοί, δεν θα οδηγούσε σε εθνική προδοσί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5ο</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ZenFone: Νέα σειρά smartphones από την ASUS</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Αργυρώ Μπαρμπαρίγου παρουσιάζει ένα φανταστικό ορεκτικό: Τερίνα µε πιπεριές Φλωρίνης</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Ραντεβού με τον πλανήτη »</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ΔΝΤ μέχρι στιγμής δεν έχει δώσει ούτε ένα σεντ για το τρέχον πρόγραμμα βοήθειας.</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νθουσιασμένοι και ψαράδες, καθώς και κυνηγοί.</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Τυφλοπόντικας της Πόλης: «Το Παιχνίδι»</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τις 30 Αυγούστου προσδιορίστηκε να συζητηθεί στην Επιτροπή Αναστολών του</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σείς οι άνθρωποι είστε τόσο δύσκολοι στην αντιμετώπιση και δεν γνωρίζετε τι είναι η πραγματική υπακοή.</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δώ είναι Ευρώπη…!!</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κωδικός κλήσης της χώρας +239 / 00239 / 011239: Σάο Τομέ και Πρίνσιπε</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ς ξεκινήσουμε από τον δημιουργό.</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υνολικά, ωστόσο, τα θαλάσσια ταξίδια φαίνεται να έχουν γίνει ασφαλέστερ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ριτοδιάστατο εγκέφαλο σας.</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Θεωρείται ότι παρομοίασε τους Κροάτες με τους ναζί και την Κου Κλουξ Κλαν</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εργαλείο δεν είναι φθηνό.</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Ιταλία ανταποκρίθηκε στο αίτημα της Επιτροπής στέλνοντας επτά διμηνιαίες εκθέσεις μεταξύ Δεκεμβρίου 2014 και Αυγούστου 2016.</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υτά, απάντησε στην ερώτησή μου:</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Όταν κάθεται, να κρατήσει τα πόδια σας αυξημένα για να πάρετε κάποια ανακούφιση από την πίεση και τον πόνο.</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ύμφωνα με το πρακτορείο ειδήσεων Τύπου Κύπρου, τέσσερις Τουρκοκύπριοι είναι ύποπτοι για κλοπή ζώων.</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υτοδημιούργητα κύτταρα δείχνουν πως η ζωή μπορεί να ήλθε από το διάστημ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θερμοκρασία τη δοκιμής,</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σύ το έχεις μεγαλύτερη ανάγκη από εμέν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χώρα μας έγινε κατά τι καλύτερη, πλουσιότερη, πιο άνετη και μετ’ επιτάσεως προστατεύει τα συμφέροντά της στις διεθνείς υποθέσεις.</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άθε χρόνο στη χώρα μας χιλιάδες υποθέσεις μένουν παγωμένες εξαιτίας μη επαρκών και κατάλληλων στοιχείων.</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ροφές από κυματοειδές φύλλο αμιάντου συνηθισμένα, μεσαία, ενισχυμένα και ενοποιημένα προφίλ είναι διατεταγμένα σε σοφίτες στέγης που έχουν μεγάλες (έως και 28%) πλαγιές, απλή διαμόρφωση, χωρίς εσωτερική αποστράγγιση.</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Έπιασε την τράπουλα από το τραπέζι κι άρχισε να ρίχνει μια πασιέντζ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όλις λοιπόν άρχισε να κάνει λογαριασμό του φέρνουν κάποιον ο οποίος χρωστούσε ένα πολύ μεγάλο ποσό, δέκα χιλιάδες τάλαντ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α πρόσθετα χαρτιά παραμένουν κλειστά και κάθε χωρισμένο χέρι παίζεται ξεχωριστά με το δικό του στοίχημ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πραγματική, η βιολογική ηλικία δε μας λέει και πολλά.</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υκλοφορεί απο την Spicy.</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ερικά βίντεο από τη σημερινή μέρ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ίχε προηγηθεί δύο φορές, η προσωρινή απόσυρση των Ελλήνων επιτελών από τα Στρατηγεία της Σμύρνης, λόγω των εις βάρος τους επεισοδίων εκ μέρους του τουρκικού όχλου σε περιόδους εκτραχύνσεως των Ε/Τ σχέσεων.</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υτό σημαίνει ότι προκαλείται από βλάβη στη μυελίνη - ένα λιπαρό υλικό που μονώνει τα νεύρα, ενεργώντας σαν την επικάλυψη ενός ηλεκτρικού καλωδίου.</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Αύξησης της συνολικής διαθεσιμότητας τροφίμων.</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αθολογικά χαμηλά επίπεδα ‘καλής χοληστερίνης΄ HDL</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α κράτη μέλη διασφαλίζουν ότι οι επιχειρήσεις επενδύσεων διαθέτουν άρτιο πλαίσιο διακυβέρνησης, το οποίο περιλαμβάνει όλα τα κατωτέρω:</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ώς είναι να κάνεις παιδί στα 53 σου</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TDK είναι ήδη έτοιμη να προμηθεύσει μέχρι 30.000 μπαταρίες το μήν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ημοσιεύτηκε στις 21 ιανουαρίου 2009 · in Controinformazione ·</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ημητρίου τα τελευταία 5 χρόνι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Κουντουρά και τα απορρίμματ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υμπληρώθηκαν 95 χρόνια από τη Μικρασιατική καταστροφή.</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Ζωντανά Βίντεο: Bruno Deville</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λλά δεν είναι αρκετό, για έναν προφανή λόγο.</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ε αυτό, δεν θέλουμε να αγνοήσουμε τις προσεγγίσεις της αλλοπαθητικής ιατρικής.</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α ΜΑΤ χτυπούν, οι αρμόδιοι σιωπούν</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Εκ τότε έχετε ξανά επισκεφθεί το Λέστερ;</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ναστροφή του firmware iPhone από iOS 12 σε iOS 11.</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στίαση του μυαλού πάνω σε ακριβή ζώνη, ο ασκούμενος πρέπει επίσης να γνωρίζει ακριβώς</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αι κάτω από καινούργια ονόματ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ίτε είναι εχθρός, είτε είναι ανόητος, είτε είναι δειλός.</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Ήρθε λοιπόν μια μέρα και ο χρόνος σταμάτησε να τρέχει.</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νάμιση χρόνο από τότε τα νούμερα έχουν αντιστραφεί.</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ι αγώνες του Γεωργίου Καστριώτου ήταν αγώνες Ορθοδόξου Χριστιανού ηγέτου εναντίον των Τούρκων, για να κρατήσει την Επαρχία του ελεύθερη.</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ίναι κοντά το τέλος της κρίσης</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Χωρίς κράτημα χεριών.Εάν ο σύντροφός σας αποφεύγει να κρατάει το χέρι σας μπορεί να είναι σημάδι ότι αυτός δεν είναι τόσο προσκολλημένος σε σας.</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Paul Auster έχει ένα τρομερό ταλέντο στη δημιουργία κόσμων φανταστικών όσο και πιστευτών...</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2.810 ψήφους.</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ύριο ο Αλ.</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υτό για μένα είναι αριστερό.</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ΥΖΗΤΩΝΤΑΣ κανείς συχνά με εκπαιδευτικούς εν ενεργεία, διαπιστώνει τη μεγάλη απογοήτευσή τους.</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Έχουμε πολλά πάντως να διορθώσουμε, γιατί κάναμε πολλά λάθη.</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τον ξεχασμένο τρίποδα του Απόλλων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ένα γατάκι ανάμεσα σε δύο ελέφαντες</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Για το χειμώνα, το φυτό τυλίγεται και καλύπτεται με μια ταινί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Βραζιλιάνικος αγριόγατος || 4.</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Ένα τμήμα των υπεράκτιων μπλοκ της Νότιας Αφρικής (Εικόνα: Σύνολο)</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εν χρειάζεται να περιμένετε την επίσκεψη στον κτηνίατρο για να μάθετε πόσο ζυγίζει ο σκύλος σας.</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ι μεγάλες πόλεις της Λατινικής Αμερικής αγοράζουν ολοένα περισσότερο.</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20 Πήλινο κάλυμμα κοσμηματοθήκης (λεκανίδ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Sexting στη σχέση</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ξίζει να σημειωθεί ότι στην περίπτωση αυτή, η απομάκρυνση του πολύποδα γίνεται "τυφλά".</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3 τέτοια αυτοκίνητα κατασκευάστηκαν συνολικά, με 4 παλιότερες Series 1, να αποκτούν το σώμα της Series 2.</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ι λόγοι της συντριβής της ΧΑ θέλουν σοβαρή ανάλυση.</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άλι εμβόλια θέλουν να πουλήσουν...</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να πρωτοποριακό κράνος για χρήση στην πόλη.</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υτή τη στιγμή είμαστε περίπου 2.000.000 άτομα του ελληνικού πληθυσμού.</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Όταν τα επίπεδα οιστρογόνων σας είναι κάτω, έχετε περισσότερες πιθανότητες να χάσουν βάρος και να χτίσει περισσότερη άπαχη μυική μάζα.</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ην βάζουμε σε ενα μπωλ και προσθετουμε τον μαιντανό, τον άνιθο,το κρεμμυδάκι, τα αυγα, το αλατοπιπερο και την φέτα ψιλοκομμένη με το πιρούνι.</text:p>
          </table:table-cell>
          <table:table-cell table:style-name="ce9" office:value-type="string" calcext:value-type="string">
            <text:p>CCMatrix</text:p>
          </table:table-cell>
          <table:table-cell/>
          <table:table-cell table:style-name="ce1"/>
          <table:table-cell table:number-columns-repeated="7"/>
          <table:table-cell table:style-name="ce1"/>
          <table:table-cell table:number-columns-repeated="1012"/>
        </table:table-row>
        <table:table-row table:style-name="ro1">
          <table:table-cell table:style-name="ce5" office:value-type="string" calcext:value-type="string">
            <text:p>Δυτική Πομερανία (Επαρχία) - Ξενοδοχεία</text:p>
          </table:table-cell>
          <table:table-cell table:style-name="ce12" office:value-type="string" calcext:value-type="string">
            <text:p>Paracrawl</text:p>
          </table:table-cell>
          <table:table-cell table:style-name="ce14"/>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Το Ξενοδοχείο βρίσκεται 5 λεπτά οδικώς από το αεροδρόμιο Οι επισκέπτες έχουν στη διάθεσή τους καθαριστήριο, υπηρεσία σιδερώματος και 24ωρη ασφάλεια, καθώς και αποθήκευση αποσκευών, ειδική αίθουσα καπνίσματος και χώρο στάθμευση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5" office:value-type="string" calcext:value-type="string">
            <text:p>Ναός Κολωνίας (2 λεπτά περπάτημα)</text:p>
          </table:table-cell>
          <table:table-cell table:style-name="ce12" office:value-type="string" calcext:value-type="string">
            <text:p>Paracrawl</text:p>
          </table:table-cell>
          <table:table-cell table:style-name="ce14"/>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Στείλτε μια βαλίτσα από το Λουξεμβούργο στη Μαδέρα και τις Αζόρε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Υπάρχει ένα αεροδρόμιο σε Θεσσαλονίκη: Θεσσαλονίκη.</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Ξενοδοχείο 3 αστέρων με εξωτερική πισίνα και μπαρ/Μπατόν Ρουζ</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office:value-type="string" calcext:value-type="string">
            <text:p>τίτλος</text:p>
          </table:table-cell>
          <table:table-cell table:number-columns-repeated="1012"/>
        </table:table-row>
        <table:table-row table:style-name="ro1">
          <table:table-cell table:style-name="ce5" office:value-type="string" calcext:value-type="string">
            <text:p>ΜΠΡΟΚΟΛΟ, βιολογικός σπόρος</text:p>
          </table:table-cell>
          <table:table-cell table:style-name="ce12" office:value-type="string" calcext:value-type="string">
            <text:p>Paracrawl</text:p>
          </table:table-cell>
          <table:table-cell table:style-name="ce14"/>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Ξέρετε... πέρα από όλες αυτές τις αιτίες που μας οδήγησαν σήμερα σε αυτό το οικονομικό-πολιτικό αδιέξοδο, σκέφτομαι πως υπάρχει κάπου ανάμεσα και κάτι ακόμα πολύ σημαντικό...</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5" office:value-type="string" calcext:value-type="string">
            <text:p>Φθηνά ξενοδοχεία σε Λουκέρνη | Ελληνικά Συχνές γλώσσες</text:p>
          </table:table-cell>
          <table:table-cell table:style-name="ce12" office:value-type="string" calcext:value-type="string">
            <text:p>Paracrawl</text:p>
          </table:table-cell>
          <table:table-cell table:style-name="ce14"/>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5" office:value-type="string" calcext:value-type="string">
            <text:p>Πληροφοριες Η Δ. Συζήτηση που επιλέξατε δεν υπάρχει.</text:p>
          </table:table-cell>
          <table:table-cell table:style-name="ce12" office:value-type="string" calcext:value-type="string">
            <text:p>Paracrawl</text:p>
          </table:table-cell>
          <table:table-cell table:style-name="ce14"/>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Οι Εβραίοι αντιπροσώπευαν το 54% των ιδιοκτητών εμπορικών επιχειρήσεων, το 85% των διευθυντών και ιδιοκτητών χρηματοπιστωτικών ιδρυμάτων και το 62% του συνόλου των εργαζομένων στο εμπόριο [40]</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Βαυαρία, Γερμανία - Πόλεις και χωριά του κόσμ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NA</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Δρομολόγια με Πλοίο από Πειραιάς προς Πάτμος - Πλοία από Πειραιάς προς Πάτμο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NA</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Προϊόντα που φτάνουν στο τραπέζι μας και τιμάνε την ελληνική μεσογειακή διατροφή.</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Δεσμεύουν διοξείδιο του άνθρακα από την ατμόσφαιρα και βοηθούν στην αντιμετώπιση της κλιματικής αλλαγή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Χρησιμοποιείται ως φυσικό φιλικό προς το περιβάλλον και μη ρυπογόνο υλικό για την απορρόφηση πετρελαί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Ο Σουλτάνος Χαλιφάχ έστειλε ζανζιβαρινά στρατεύματα υπό την ηγεσία του Λόιντ Μάθιους, ενός πρώην υποπλοιάρχου του Βασιλικού Ναυτικού ώστε να αποκαταστήσει την τάξη στην Τανγκανίκ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ιστοριο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 Φορητό ανιχνευτή αερίου, σημαίνει ότι είναι εύκολο να λειτουργήσει και έχει μικρό μέγεθος, αλλά μεγάλη λειτουργία.Επειδή το σχήμα του που το κάνει είναι μπορεί να χρησιμοποιηθεί στις αντίξοες συνθήκες του πεδίου, όπως η μεταλλουργία, εργοστάσιο παραγωγής ενέργειας, χημική βιομηχανία, ορυχείο, τούνελ, σήραγγες, υπόγεια αγωγούς και άλλα μέρη, εμπόδισε αποτελεσματικά το ατύχημα να συμβεί.</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Κλείστε το ξενοδοχείο σας ή Νοικιάστε ένα αυτοκίνητο για το ταξίδι σας προς Όστιν Πρέπει να κάνετε κράτηση για κάποιο ξενοδοχείο ή να κλείσετε ένα ενοικιαζόμενο αυτοκίνητο για τη διαμονή σας; Βρείτε τα καλύτερα ξενοδοχεία και τις καλύτερες προσφορές στην ενοικίαση αυτοκινήτων, απλά χρησιμοποιώντας τη Ενοικίαση αυτοκινήτου από Όστιν-Μπέργκστρομ</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Και μη συμμορφώνεστε με τον αιώνα τούτο, αλλά μεταμορφώνεστε δια της ανακαινίσεως του νου σας, ώστε να δοκιμάζετε τι είναι το θέλημα του Θεού το αγαθό και ευάρεστο και τέλειο.</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θεολογικό</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Τζέιν είναι αιχμάλωτη μιας φυλής μέσα στην άγρια ζούγκλ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text:span text:style-name="T1">Επί του δευτέρου ερωτήματος 40 Με το δεύτερο ερώτημα, το αιτούν δικαστήριο ζητεί, κατ’ ουσίαν, να διευκρινιστεί αν το άρθρο 3, παράγραφος 1, δεύτερο εδάφιο, της οδηγίας 2001/23 πρέπει να ερμηνευθεί υπό την έννοια ότι αντιτίθεται στον αποκλεισμό, </text:span><text:span text:style-name="T2">δυνάμει συλλογικής συμβάσεως</text:span><text:span text:style-name="T3">, της αλληλέγγυας και εις ολόκληρον ευθύνης του μεταβιβάζοντος και του αποκτώντος την </text:span><text:span text:style-name="T4">οικεία οικονομική οντότητα </text:span><text:span text:style-name="T5">για τις υποχρεώσεις, συμπεριλαμβανομένων των μισθολογικών, που γεννήθηκαν από τις συμβάσεις εργασίας πριν από τη </text:span><text:span text:style-name="T4">μεταβίβαση</text:span><text:span text:style-name="T5"> της οντότητας αυτής.</text:span></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ομική</text:p>
          </table:table-cell>
          <table:table-cell table:style-name="ce9" office:value-type="string" calcext:value-type="string">
            <text:p>ΟΧΙ</text:p>
          </table:table-cell>
          <table:table-cell table:number-columns-repeated="2"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office:value-type="string" calcext:value-type="string">
            <text:p>αρχαΐζουσα – νομικός λόγος</text:p>
          </table:table-cell>
          <table:table-cell table:number-columns-repeated="1012"/>
        </table:table-row>
        <table:table-row table:style-name="ro1">
          <table:table-cell table:style-name="ce5" office:value-type="string" calcext:value-type="string">
            <text:p>Τι είναι το Χρηματιστήριο? | Εκκαθάριση Σπίτι</text:p>
          </table:table-cell>
          <table:table-cell table:style-name="ce12" office:value-type="string" calcext:value-type="string">
            <text:p>Paracrawl</text:p>
          </table:table-cell>
          <table:table-cell table:style-name="ce12"/>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Χτυπήστε όσα περισσότερα μπαλόνια μπορείτε και πηγαίνετε στην επόμενη πίστα.Δημοσιότητα: 9,3</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σκέδασ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Τα καλύτερα ευρωπαϊκά εστιατόρια - Χάρτλπουλ, Αγγλία Ευρώπη</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table-cell table:number-columns-repeated="2" table:style-name="ce9" office:value-type="string" calcext:value-type="string">
            <text:p>ΟΧΙ</text:p>
          </table:table-cell>
          <table:table-cell table:style-name="ce9" office:value-type="string" calcext:value-type="string">
            <text:p>NA</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office:value-type="string" calcext:value-type="string">
            <text:p>τίτλος</text:p>
          </table:table-cell>
          <table:table-cell table:number-columns-repeated="1012"/>
        </table:table-row>
        <table:table-row table:style-name="ro1">
          <table:table-cell table:style-name="ce5" office:value-type="string" calcext:value-type="string">
            <text:p>Ξενοδοχείο Ρίμινι: ιστοσελίδα;</text:p>
          </table:table-cell>
          <table:table-cell table:style-name="ce12" office:value-type="string" calcext:value-type="string">
            <text:p>Paracrawl</text:p>
          </table:table-cell>
          <table:table-cell table:style-name="ce14"/>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Πεταξτε με χαμηλο κόστος από Γεκατερίνμπουργκ σε Ρουμανί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5" office:value-type="string" calcext:value-type="string">
            <text:p>Προς Πώληση, Παλαιό Φάληρο - Έδεμ,διαμέρισμα,κατασκευής του 1980 μερικώς ανακαινισμένο το 2009 6ου ορόφου,172τ.μ 3 υπνοδωμάτια, με δυνατότητα 4ου, 2 μπάνια και σαλόνι ανεξάρτητη κουζίνα με δικό της καθιστικό, μεγάλες γωνιακές βεράντες με ηλεκτρικές τέντες, ασανσέρ, πόρτα ασφαλείας, κ...</text:p>
          </table:table-cell>
          <table:table-cell table:style-name="ce12" office:value-type="string" calcext:value-type="string">
            <text:p>Paracrawl</text:p>
          </table:table-cell>
          <table:table-cell table:style-name="ce12"/>
          <table:table-cell table:style-name="ce5"/>
          <table:table-cell table:style-name="ce14" table:number-columns-repeated="7"/>
          <table:table-cell table:style-name="ce5" office:value-type="string" calcext:value-type="string">
            <text:p>Αγγελία: δεν αποτελεί κείμενο με συνεχή ροή λόγου</text:p>
          </table:table-cell>
          <table:table-cell table:number-columns-repeated="1012"/>
        </table:table-row>
        <table:table-row table:style-name="ro1">
          <table:table-cell table:style-name="ce5" office:value-type="string" calcext:value-type="string">
            <text:p>Οδηγός Ανταγωνιστικών Προγραμμάτων ΕΕ 2014-2020 Μάθετε Περισσότερα</text:p>
          </table:table-cell>
          <table:table-cell table:style-name="ce12" office:value-type="string" calcext:value-type="string">
            <text:p>Paracrawl</text:p>
          </table:table-cell>
          <table:table-cell table:style-name="ce12"/>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5" office:value-type="string" calcext:value-type="string">
            <text:p>Τιμή,Αυστραλία 2 Σελίνια (Φλορίνι), 1953-1954</text:p>
          </table:table-cell>
          <table:table-cell table:style-name="ce12" office:value-type="string" calcext:value-type="string">
            <text:p>Paracrawl</text:p>
          </table:table-cell>
          <table:table-cell table:style-name="ce14"/>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Μπορεί να προκαλέσει τη ζημιά στο έμβρυο.</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Οι συναλλαγές σε μετρητά σε αυτό το κατάλυμα δεν μπορούν να υπερβαίνουν το ποσό των 2999.99 εξαιτίας των εθνικών κανονισμώ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Και ανέβασαν τον Δανιήλ από τον λάκκο, και καμιά βλάβη δεν βρέθηκε σ' αυτόν, επειδή είχε πίστη στον Θεό τ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θεολογικό</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Μπορείτε να χρησιμοποιήσετε αυτούς τους πόντους μάχης στην Αγορά για να ξεκινήσετε μια παρέλαση Θριάμβ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Ωστόσο, η ΕΟΚΕ υποστηρίζει ότι κατά τη χρήση νέου εκπαιδευτικού υλικού, μορφών εκπαίδευσης και δεξιοτήτων για την εξασφάλιση της μεταφοράς γνώσεων, έχει ουσιώδη σημασία να βελτιωθεί το περιεχόμενο, η αποτελεσματικότητα της μάθησης και το μαθησιακό αποτέλεσμ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εκπαίδευση</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Μόνο αυτό ζήτησε ο Θεός απ' αυτό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θεολογικό</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Τσάι με μπαχαρικά για απώλεια βάρους: οι τέσσερις καλύτερες συνταγέ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Το παντζάρι είναι ένα αρκετά κοινό και χαμηλού κόστους λαχανικό που αναπτύσσεται ενεργά στη Ρωσί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5" office:value-type="string" calcext:value-type="string">
            <text:p>Ξύλινο πάτωμα σιταριού που καλύπτει,</text:p>
          </table:table-cell>
          <table:table-cell table:style-name="ce12" office:value-type="string" calcext:value-type="string">
            <text:p>Paracrawl</text:p>
          </table:table-cell>
          <table:table-cell table:style-name="ce12"/>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Επισκεφθείτε μαζί μας το Άγιο Όρο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Στην πράξη όμως τα πράγματα αποδείχθηκαν πολύ διαφορετικά.</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5" office:value-type="string" calcext:value-type="string">
            <text:p>Ενώ υπάρχουν προϊόντα που σίγουρα λειτουργεί, τα περισσότερα φάρμακα που είναι έξω στην αγορά σήμερα είναι ακριβώς όλα τα σχετικά με την διαφημιστική εκστρατεία, απάτη, απάτες ή μπορείτε να καλέσετε το οποιοδήποτε τρόπο που θέλετε.</text:p>
          </table:table-cell>
          <table:table-cell table:style-name="ce12" office:value-type="string" calcext:value-type="string">
            <text:p>Paracrawl</text:p>
          </table:table-cell>
          <table:table-cell table:style-name="ce12"/>
          <table:table-cell table:style-name="ce5"/>
          <table:table-cell table:style-name="ce14" table:number-columns-repeated="7"/>
          <table:table-cell table:style-name="ce5" office:value-type="string" calcext:value-type="string">
            <text:p>Είναι ακατάληπτος ο λόγος.</text:p>
          </table:table-cell>
          <table:table-cell table:number-columns-repeated="1012"/>
        </table:table-row>
        <table:table-row table:style-name="ro1">
          <table:table-cell table:style-name="ce1" office:value-type="string" calcext:value-type="string">
            <text:p><text:span text:style-name="T6">Τα κράτη μέλη θέτουν σε ισχύ τις αναγκαίες</text:span><text:span text:style-name="T7"> νομοθετικές, κανονιστικές και διοικητικές διατάξεις </text:span><text:span text:style-name="T8">για να συμμορφωθούν με την παρούσα οδηγία πριν από την 1η Ιανουαρίου 1998.</text:span></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ομική</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Η Ασφάλιση της Αποστολής δεν καλύπτει αποθετική απώλεια ή ζημία, ή απώλεια ή ζημία που προκαλείται από καθυστερήσει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Η διαμονή σε μια σουίτα νεονύμφων αποτελεί ξεχωριστή εμπειρία τόσο για τα νέα ζευγάρια, όσο και για εκείνα που μετρούν περισσότερα χρόνια γάμ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text:span text:style-name="T6">Κατά την έξαρση της νόσου, η </text:span><text:span text:style-name="T7">ψυχο-συναισθηματική σφαίρα</text:span><text:span text:style-name="T8"> εκφράζεται έντονα στους ασθενείς.</text:span></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ψυχολογ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table:table-cell table:number-columns-repeated="1012"/>
        </table:table-row>
        <table:table-row table:style-name="ro1">
          <table:table-cell table:style-name="ce5" office:value-type="string" calcext:value-type="string">
            <text:p>Τσάντες &gt; Ανδρικές τσάντες &gt; Άνδρες</text:p>
          </table:table-cell>
          <table:table-cell table:style-name="ce12" office:value-type="string" calcext:value-type="string">
            <text:p>Paracrawl</text:p>
          </table:table-cell>
          <table:table-cell table:style-name="ce14"/>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5" office:value-type="string" calcext:value-type="string">
            <text:p>Χριστούγεννα: Συνεργασία για Εξερεύνηση</text:p>
          </table:table-cell>
          <table:table-cell table:style-name="ce12" office:value-type="string" calcext:value-type="string">
            <text:p>Paracrawl</text:p>
          </table:table-cell>
          <table:table-cell table:style-name="ce12"/>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Το Γουρουνάκι και οι Λύκοι</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λογοτεχνία</text:p>
          </table:table-cell>
          <table:table-cell table:number-columns-repeated="3" table:style-name="ce9" office:value-type="string" calcext:value-type="string">
            <text:p>ΟΧΙ</text:p>
          </table:table-cell>
          <table:table-cell table:style-name="ce9" office:value-type="string" calcext:value-type="string">
            <text:p>λογοτεχνικό</text:p>
          </table:table-cell>
          <table:table-cell table:style-name="ce9" office:value-type="string" calcext:value-type="string">
            <text:p>ΚΝΕ</text:p>
          </table:table-cell>
          <table:table-cell table:style-name="ce9" office:value-type="string" calcext:value-type="string">
            <text:p>ΝΕ</text:p>
          </table:table-cell>
          <table:table-cell/>
          <table:table-cell table:style-name="ce1" office:value-type="string" calcext:value-type="string">
            <text:p>τίτλος</text:p>
          </table:table-cell>
          <table:table-cell table:number-columns-repeated="1012"/>
        </table:table-row>
        <table:table-row table:style-name="ro1">
          <table:table-cell table:style-name="ce5" office:value-type="string" calcext:value-type="string">
            <text:p>Παροχές δωματίων: Ανέσεις μπάνιου, Δυνατότητα σιδερώματος, Επιφάνεια εργασίας, Θέρμανση, Καθιστικό, Καλωδιακή τηλεόραση, Κλιματισμός, Μικρή κουζίνα, Μπάνιο, Μπανιέρα ή ντους, Μπουρνούζι, Ντους, Ραδιόφωνο, Σίδερο ρούχων, Στεγνωτήρας Μαλλιών, Τηλέφωνο, Τουαλέτα, Φούρνοs μικροκυμάτων, Ψυγείο</text:p>
          </table:table-cell>
          <table:table-cell table:style-name="ce12" office:value-type="string" calcext:value-type="string">
            <text:p>Paracrawl</text:p>
          </table:table-cell>
          <table:table-cell table:style-name="ce12"/>
          <table:table-cell table:style-name="ce5"/>
          <table:table-cell table:style-name="ce14" table:number-columns-repeated="7"/>
          <table:table-cell table:style-name="ce5" office:value-type="string" calcext:value-type="string">
            <text:p>ακατάλληλο</text:p>
          </table:table-cell>
          <table:table-cell table:number-columns-repeated="1012"/>
        </table:table-row>
        <table:table-row table:style-name="ro1">
          <table:table-cell table:style-name="ce2" office:value-type="string" calcext:value-type="string">
            <text:p>Οι κριτικές πελατών βαθμολογούν το ακίνητο με 7.8 στα 10 ή 'Καλό'.</text:p>
          </table:table-cell>
          <table:table-cell table:style-name="ce8" office:value-type="string" calcext:value-type="string">
            <text:p>Paracrawl</text:p>
          </table:table-cell>
          <table:table-cell table:style-name="ce8" office:value-type="string" calcext:value-type="string">
            <text:p>fragmentum</text:p>
          </table:table-cell>
          <table:table-cell table:style-name="ce2" office:value-type="string" calcext:value-type="string">
            <text:p>τουρισμός</text:p>
          </table:table-cell>
          <table:table-cell table:number-columns-repeated="3" table:style-name="ce8" office:value-type="string" calcext:value-type="string">
            <text:p>ΟΧΙ</text:p>
          </table:table-cell>
          <table:table-cell table:style-name="ce8"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style-name="ce18"/>
          <table:table-cell table:style-name="ce2"/>
          <table:table-cell table:number-columns-repeated="1012"/>
        </table:table-row>
        <table:table-row table:style-name="ro1">
          <table:table-cell table:style-name="ce1" office:value-type="string" calcext:value-type="string">
            <text:p>Η κατάθλιψη αναγκάζει το νευρικό σύστημα για να γίνει υπερευαίσθητο παράγοντας την ανησυχία και το τίναγμα, οδηγώντας στον ανήλικο στους αυστηρούς σπασμού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ψυχολογία</text:p>
          </table:table-cell>
          <table:table-cell table:number-columns-repeated="3" table:style-name="ce8" office:value-type="string" calcext:value-type="string">
            <text:p>ΟΧΙ</text:p>
          </table:table-cell>
          <table:table-cell table:style-name="ce8"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Αφαίρεση γονικής μέριμνας από σχιζοφρενή μητέρ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ψυχολογία</text:p>
          </table:table-cell>
          <table:table-cell table:number-columns-repeated="3" table:style-name="ce8" office:value-type="string" calcext:value-type="string">
            <text:p>ΟΧΙ</text:p>
          </table:table-cell>
          <table:table-cell table:style-name="ce8"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Τα τελικά προϊόντα τα οποία δημιουργήθηκαν σε κλίμακα 1:50 περιλαμβάνουν τέσσρις κατακόρυφες τομές και έξι οριζόντιε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8" office:value-type="string" calcext:value-type="string">
            <text:p>ΟΧΙ</text:p>
          </table:table-cell>
          <table:table-cell table:style-name="ce8"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table-cell table:style-name="ce1"/>
          <table:table-cell table:number-columns-repeated="1012"/>
        </table:table-row>
        <table:table-row table:style-name="ro1">
          <table:table-cell table:style-name="ce5" office:value-type="string" calcext:value-type="string">
            <text:p>Επισκευές Ψυγεία και Συντήρηση, Επισκευές, Ήπειρος, Ελλάδα</text:p>
          </table:table-cell>
          <table:table-cell table:style-name="ce12" office:value-type="string" calcext:value-type="string">
            <text:p>Paracrawl</text:p>
          </table:table-cell>
          <table:table-cell table:style-name="ce14"/>
          <table:table-cell table:style-name="ce5"/>
          <table:table-cell table:style-name="ce14" table:number-columns-repeated="7"/>
          <table:table-cell table:style-name="ce5"/>
          <table:table-cell table:number-columns-repeated="1012"/>
        </table:table-row>
        <table:table-row table:style-name="ro1">
          <table:table-cell table:style-name="ce5" office:value-type="string" calcext:value-type="string">
            <text:p>Τελευταία ενημέρωση: 15/03/2019</text:p>
          </table:table-cell>
          <table:table-cell table:style-name="ce12" office:value-type="string" calcext:value-type="string">
            <text:p>Paracrawl</text:p>
          </table:table-cell>
          <table:table-cell table:style-name="ce14"/>
          <table:table-cell table:style-name="ce5"/>
          <table:table-cell table:style-name="ce14" table:number-columns-repeated="7"/>
          <table:table-cell table:style-name="ce5"/>
          <table:table-cell table:number-columns-repeated="1012"/>
        </table:table-row>
        <table:table-row table:style-name="ro1">
          <table:table-cell table:style-name="ce1" office:value-type="string" calcext:value-type="string">
            <text:p>Κλείσιμο Εξοικονομήστε έως και 50% στη Βουδαπέστη</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8" office:value-type="string" calcext:value-type="string">
            <text:p>ΟΧΙ</text:p>
          </table:table-cell>
          <table:table-cell table:style-name="ce8"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text:span text:style-name="T17">Επί του παρόντος, η χρήση της τεχνολογίας</text:span><text:span text:style-name="T20"> κάθετου μαγνητικού πεδίου</text:span><text:span text:style-name="T19">, τέτοιου </text:span><text:span text:style-name="T20">θαλάμου σκλήρυνσης τόξου με ισχυρή και σταθερή ικανότητα διακοπής τόξου.</text:span></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φυσική</text:p>
          </table:table-cell>
          <table:table-cell table:number-columns-repeated="2" table:style-name="ce8" office:value-type="string" calcext:value-type="string">
            <text:p>ΟΧΙ</text:p>
          </table:table-cell>
          <table:table-cell table:style-name="ce9" office:value-type="string" calcext:value-type="string">
            <text:p>ΝΑΙ</text:p>
          </table:table-cell>
          <table:table-cell table:style-name="ce8"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table-cell table:style-name="ce1"/>
          <table:table-cell table:number-columns-repeated="1012"/>
        </table:table-row>
        <table:table-row table:style-name="ro1">
          <table:table-cell table:style-name="ce5" office:value-type="string" calcext:value-type="string">
            <text:p>Διαμέρισμα Διαμέρισμα Διαμέρισμα Διαμέρισμα Διαμέρισμα Διαμέρισμα Διαμέρισμα Διαμέρισμα Διαμέρισμα Διαμέρισμα Διαμέρισμα Διαμέρισμα Διαμέρισμα Διαμέρισμα Διαμέρισμα Διαμέρισμα Το διαμέρισμα στο &amp;ενοδοχείο μας, μπορεί να φιλο&amp;ενήσει μέχρι και 4 άτομα και είναι αρκετά άνετο, όμορφο και προσαρμοσμένο, έτσι ώστε να σας προσφέρει άνεση και να κάνει την διαμονή σας καλύτερη και ευχάριστη.</text:p>
          </table:table-cell>
          <table:table-cell table:style-name="ce12" office:value-type="string" calcext:value-type="string">
            <text:p>Paracrawl</text:p>
          </table:table-cell>
          <table:table-cell table:style-name="ce14"/>
          <table:table-cell table:style-name="ce5"/>
          <table:table-cell table:style-name="ce14" table:number-columns-repeated="7"/>
          <table:table-cell table:style-name="ce5" office:value-type="string" calcext:value-type="string">
            <text:p>Επανάληψη της λέξης "διαμέρισμα"</text:p>
          </table:table-cell>
          <table:table-cell table:number-columns-repeated="1012"/>
        </table:table-row>
        <table:table-row table:style-name="ro1">
          <table:table-cell table:style-name="ce1" office:value-type="string" calcext:value-type="string">
            <text:p>Κάθε μήνα σας στέλνουμε στην πόρτα σας έναν συνδυασμό από 5 ή 6 προϊόντα υψηλής γαστρονομικής αξία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8" office:value-type="string" calcext:value-type="string">
            <text:p>ΟΧΙ</text:p>
          </table:table-cell>
          <table:table-cell table:style-name="ce8"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table-cell table:style-name="ce1"/>
          <table:table-cell table:number-columns-repeated="1012"/>
        </table:table-row>
        <table:table-row table:style-name="ro1">
          <table:table-cell table:style-name="ce5" office:value-type="string" calcext:value-type="string">
            <text:p>Περιγραφή:Εξοπλισμός ηλεκτρονικής απομάκρυνσης κλίμακας,Τύπος οθόνης φίλτρου Ηλεκτρομαγνητική αφυγραντήρας,Ηλεκτρομαγνητική συσκευή αφαλάτωσης για το αλάτι</text:p>
          </table:table-cell>
          <table:table-cell table:style-name="ce12" office:value-type="string" calcext:value-type="string">
            <text:p>Paracrawl</text:p>
          </table:table-cell>
          <table:table-cell table:style-name="ce14"/>
          <table:table-cell table:style-name="ce5"/>
          <table:table-cell table:style-name="ce14" table:number-columns-repeated="7"/>
          <table:table-cell table:style-name="ce5"/>
          <table:table-cell table:number-columns-repeated="1012"/>
        </table:table-row>
        <table:table-row table:style-name="ro1">
          <table:table-cell table:style-name="ce1" office:value-type="string" calcext:value-type="string">
            <text:p>Ποια είναι η καλύτερη ημερομηνία για να κλείσετε τα εισιτήρια σας από Νέα Υόρκη προς Ντένβερ?</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8" office:value-type="string" calcext:value-type="string">
            <text:p>ΟΧΙ</text:p>
          </table:table-cell>
          <table:table-cell table:style-name="ce8"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Οι επισκέπτες μπορούν να χρησιμοποιούν πλυντήριο ρούχων που έχει το κάθε δωμάτιο.</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8" office:value-type="string" calcext:value-type="string">
            <text:p>ΟΧΙ</text:p>
          </table:table-cell>
          <table:table-cell table:style-name="ce8"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Έχετε πάει; Μοιραστείτε τις εμπειρίες σα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8" office:value-type="string" calcext:value-type="string">
            <text:p>ΟΧΙ</text:p>
          </table:table-cell>
          <table:table-cell table:style-name="ce9"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Τὸ Εὐαγγελικόν Ἀνάγνωσμα τῆς Κυριακῆς Ματθαί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8" office:value-type="string" calcext:value-type="string">
            <text:p>ΟΧΙ</text:p>
          </table:table-cell>
          <table:table-cell table:style-name="ce9" office:value-type="string" calcext:value-type="string">
            <text:p>θεολογικό</text:p>
          </table:table-cell>
          <table:table-cell table:style-name="ce9" office:value-type="string" calcext:value-type="string">
            <text:p>καθαρεύουσα</text:p>
          </table:table-cell>
          <table:table-cell table:style-name="ce8" office:value-type="string" calcext:value-type="string">
            <text:p>ΝΕ</text:p>
          </table:table-cell>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Δωρεάν πρωινό (σε μπουφέ) και δωρεάν στο λόμπι Για την οικογένει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8"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8" office:value-type="string" calcext:value-type="string">
            <text:p>ΝΕ</text:p>
          </table:table-cell>
          <table:table-cell/>
          <table:table-cell table:style-name="ce1" office:value-type="string" calcext:value-type="string">
            <text:p>τίτλος</text:p>
          </table:table-cell>
          <table:table-cell table:number-columns-repeated="1012"/>
        </table:table-row>
        <table:table-row table:style-name="ro1">
          <table:table-cell table:style-name="ce5" office:value-type="string" calcext:value-type="string">
            <text:p>ΠΡΟΗΓΟΎΜΕΝΟΣ ΑΓΏΝΑΣ Κατοχή μπάλας</text:p>
          </table:table-cell>
          <table:table-cell table:style-name="ce12" office:value-type="string" calcext:value-type="string">
            <text:p>Paracrawl</text:p>
          </table:table-cell>
          <table:table-cell table:style-name="ce14"/>
          <table:table-cell table:style-name="ce5"/>
          <table:table-cell table:style-name="ce14" table:number-columns-repeated="7"/>
          <table:table-cell table:style-name="ce5"/>
          <table:table-cell table:number-columns-repeated="1012"/>
        </table:table-row>
        <table:table-row table:style-name="ro1">
          <table:table-cell table:style-name="ce5" office:value-type="string" calcext:value-type="string">
            <text:p>Το χόμπι μου: Μουσική και συναυλίες Κάπνισμα: Μη καπνιστής Αναψυκτικά: Νερό, Γάλα</text:p>
          </table:table-cell>
          <table:table-cell table:style-name="ce12" office:value-type="string" calcext:value-type="string">
            <text:p>Paracrawl</text:p>
          </table:table-cell>
          <table:table-cell table:style-name="ce14"/>
          <table:table-cell table:style-name="ce5"/>
          <table:table-cell table:style-name="ce14" table:number-columns-repeated="7"/>
          <table:table-cell table:style-name="ce5"/>
          <table:table-cell table:number-columns-repeated="1012"/>
        </table:table-row>
        <table:table-row table:style-name="ro1">
          <table:table-cell table:style-name="ce1" office:value-type="string" calcext:value-type="string">
            <text:p>Η νέα μας ιστοσελίδα, είναι στον αέρ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8"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8" office:value-type="string" calcext:value-type="string">
            <text:p>ΝΕ</text:p>
          </table:table-cell>
          <table:table-cell/>
          <table:table-cell table:style-name="ce1"/>
          <table:table-cell table:number-columns-repeated="1012"/>
        </table:table-row>
        <table:table-row table:style-name="ro1">
          <table:table-cell table:style-name="ce1" office:value-type="string" calcext:value-type="string">
            <text:p>- Εύκολη πρόσμιξη στο τελικό προϊό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8"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8" office:value-type="string" calcext:value-type="string">
            <text:p>ΝΕ</text:p>
          </table:table-cell>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text:span text:style-name="T17">Αυτή η σπιτική εκδοχή αποτελείται από ένα αεροστεγές δοχείο ενυδρείου γεμισμένο με αέρα και ατμούς αλκοόλης, που έχουν ψυχθεί σε πολλή χαμηλή θερμοκρασία, και μπορεί να χρησιμοποιηθεί για να ανιχνεύσει φορτισμένα </text:span><text:span text:style-name="T18">σωματίδια</text:span><text:span text:style-name="T19">, συγκεκριμένα μιόνια της </text:span><text:span text:style-name="T20">κοσμικής ακτινοβολίας</text:span><text:span text:style-name="T19">, εφόσον έχουν αρκετή ενέργεια.</text:span></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φυσική</text:p>
          </table:table-cell>
          <table:table-cell table:number-columns-repeated="2" table:style-name="ce8"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8" office:value-type="string" calcext:value-type="string">
            <text:p>ΝΕ</text:p>
          </table:table-cell>
          <table:table-cell/>
          <table:table-cell table:style-name="ce1"/>
          <table:table-cell table:number-columns-repeated="1012"/>
        </table:table-row>
        <table:table-row table:style-name="ro1">
          <table:table-cell table:style-name="ce2" office:value-type="string" calcext:value-type="string">
            <text:p>Δείτε όλα τα δωμάτια Κατά προσέγγιση τιμή - Μέση τιμή ανά δωμάτιο/διανυκτέρευση</text:p>
          </table:table-cell>
          <table:table-cell table:style-name="ce8" office:value-type="string" calcext:value-type="string">
            <text:p>Paracrawl</text:p>
          </table:table-cell>
          <table:table-cell table:style-name="ce8" office:value-type="string" calcext:value-type="string">
            <text:p>fragmentum</text:p>
          </table:table-cell>
          <table:table-cell table:style-name="ce2" office:value-type="string" calcext:value-type="string">
            <text:p>τουρισμός</text:p>
          </table:table-cell>
          <table:table-cell table:number-columns-repeated="3" table:style-name="ce8" office:value-type="string" calcext:value-type="string">
            <text:p>ΟΧΙ</text:p>
          </table:table-cell>
          <table:table-cell table:style-name="ce8" office:value-type="string" calcext:value-type="string">
            <text:p>ουδέτερο</text:p>
          </table:table-cell>
          <table:table-cell table:style-name="ce8" office:value-type="string" calcext:value-type="string">
            <text:p>ΚΝΕ</text:p>
          </table:table-cell>
          <table:table-cell table:style-name="ce8" office:value-type="string" calcext:value-type="string">
            <text:p>ΝΕ</text:p>
          </table:table-cell>
          <table:table-cell table:style-name="ce18"/>
          <table:table-cell table:style-name="ce2"/>
          <table:table-cell table:number-columns-repeated="1012"/>
        </table:table-row>
        <table:table-row table:style-name="ro1">
          <table:table-cell table:style-name="ce3" office:value-type="string" calcext:value-type="string">
            <text:p>Οι επιθεωρήσεις, όπου τα μέλη της κοινότητας περπατούν γύρω από την τοποθεσία του έργου μαζί με την επιτροπή επίσης διευκολύνουν την καλή επικοινωνία και την διαφάνεια.</text:p>
          </table:table-cell>
          <table:table-cell table:style-name="ce10" office:value-type="string" calcext:value-type="string">
            <text:p>Paracrawl</text:p>
          </table:table-cell>
          <table:table-cell table:style-name="ce10" office:value-type="string" calcext:value-type="string">
            <text:p>fragmentum</text:p>
          </table:table-cell>
          <table:table-cell table:style-name="ce3" office:value-type="string" calcext:value-type="string">
            <text:p>πολιτική</text:p>
          </table:table-cell>
          <table:table-cell table:number-columns-repeated="3" table:style-name="ce10" office:value-type="string" calcext:value-type="string">
            <text:p>ΟΧΙ</text:p>
          </table:table-cell>
          <table:table-cell table:style-name="ce10" office:value-type="string" calcext:value-type="string">
            <text:p>ουδέτερο </text:p>
          </table:table-cell>
          <table:table-cell table:style-name="ce10" office:value-type="string" calcext:value-type="string">
            <text:p>ΚΝΕ</text:p>
          </table:table-cell>
          <table:table-cell table:style-name="ce10" office:value-type="string" calcext:value-type="string">
            <text:p>ΝΕ</text:p>
          </table:table-cell>
          <table:table-cell table:style-name="ce10" office:value-type="float" office:value="5" calcext:value-type="float">
            <text:p>5</text:p>
          </table:table-cell>
          <table:table-cell table:style-name="ce3"/>
          <table:table-cell table:number-columns-repeated="1012"/>
        </table:table-row>
        <table:table-row table:style-name="ro1">
          <table:table-cell table:style-name="ce1" office:value-type="string" calcext:value-type="string">
            <text:p>Υπάρχουν πολλοί ξένοι δημοσιογράφοι στη Δαμασκό.</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θα γινόμαστε πιο γρήγοροι,</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περιοδικό μόλις ανακήρυξε τον Ιντρις Ελμπα τον πιο σέξι άντρα εν ζωή για το 2018.</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ικτό καθαρά Νέες καταχωρήσεις Τιμή αύξουσα σειρά Τιμή φθίνουσα σειρά Κατασκευαστές αύξουσα σειρά Ταχυδρομικός κώδικας με αύξουσα σειρά ταξινόμησης Τοποθεσία κατά αύξουσα σειρά Έτος κατασκευής κατά αύξουσα σειρά Κατηγορία Κατηγορία Α-Ω Προτιμήστε τοπικούς διαφημιστέ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ρητικά προϊόντα σε κουτί δώρ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κεί που ενώνεται η Δύση τόσο αρμονικά με την Ανατολή!</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υτό μπορεί να είναι χρήσιμο για τον εντοπισμό σφαλμάτων λογισμικού, όπως σφαλμάτων εφαρμογώ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ρος Πώληση Οικόπεδο 1.000 τ.μ. Δαμαριώνας, Νάξο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Ιδρυτής της Σαηεντολογίας, Λ. Ρον Χάμπαρντ, ανήκε στη γενιά που πέρασε τις δοκιμασίες του Β' Παγκοσμίου Πολέμου και της έλευσης των πυρηνικών όπλων που θα μπορούσαν να εξαλείψουν τον πολιτισμό της ανθρωπότητα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4" calcext:value-type="float">
            <text:p>4</text:p>
          </table:table-cell>
          <table:table-cell table:style-name="ce1"/>
          <table:table-cell table:number-columns-repeated="1012"/>
        </table:table-row>
        <table:table-row table:style-name="ro1">
          <table:table-cell table:style-name="ce1" office:value-type="string" calcext:value-type="string">
            <text:p>· Αθλητικά είδη</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αθλητ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ι δηλώσεις και οι ομιλίες της Πολιτικής και Υπηρεσιακής Ηγεσίας του Υπουργείου, η ανταλλαγή επισκέψεων με ξένους ομολόγους, η συμμετοχή σε συνεδριάσεις διεθνών οργανισμών, ακόμη και οι εκδηλώσεις που διοργανώνουν το Υπουργείο και οι Πρεσβείες συνθέτουν μια ενιαία εικόνα και εκπέμπουν το σήμα της Ελλάδας στον κόσμο.</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ι αγοραστές εκθέσεων ταξιδεύουν Περιγραφή</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ληροφορίες σχετικά με εσάς όπως το όνομα, τη διεύθυνση, τη διεύθυνση ηλεκτρονικού ταχυδρομείου, τον αριθμό τηλεφώνου σας, τη φωτογραφία σας, το όνομα χρήστη στα μέσα κοινωνικής δικτύωσης, το φύλο, την ημερομηνία γέννησης ή τη φωτογραφία ή τις λεπτομέρειες του εργοδότη σας και της θέσης σα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κοινή οργάνωση πρέπει να περιορίζεται στην επιδίωξη των στόχων του άρθρου 39 και να αποκλείει κάθε διάκριση μεταξύ παραγωγών ή καταναλωτών εντός της Ένωση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ομ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Ένας άλλος παράγοντας μπορεί να είναι το κόστο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δοσήμανση(4) Πανό(0)</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Φώτισε τις σκιές που για κάποιους δύσπιστους κάλυψαν την αρχική του μαρτυρία για τη δολοφονική επίθεση που δέχτηκε από τον επικίνδυνο δραπέτη και από το συνεργό τ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ιστότοπός μας είναι εκτός λειτουργίας για συντήρηση.</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ατοικία και στούντιο μουσικής από Σταγόνες / Σταγόνε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εγνοκαθαριστήριο, Μπαρ, Ντους, Παροχές μπάνιου, Τηλέφωνο, Υπηρεσία πλυντηρίου, Υποδοχή - 24ωρη, Φύλαξη αποσκευώ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φήμισ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Ό,τι θε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Μαρίνα Ιτέας Η Μαρίνα Ιτέας βρίσκεται στο Ν. Φωκίδας, σε κοντινή απόσταση από τον σημαντικό αρχαιολογικό χώρο των Δελφώ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γεω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ι δυνατότητες προσφέρει η Υπηρεσία Αφερεγγυότητας της Αγγλίας και της Ουαλία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υσχετισμένες ιστορίες» ακούγεται σαν ονομασία ιστοσελίδας γνωριμιώ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α θύματα απευθύνονται ονομαστικά στο άμεσο μήνυμα που τους ενημερώνει για το ψεύτικο βραβείο, για παράδειγμα, και, όπως αναφέραμε ήδη, η σελίδα είχε δεκάδες χιλιάδες θαυμαστές όταν ήταν ακόμα ενεργή.</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Φινλανδία, Συνομιλία τώρ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Ἔτσι ἐδέχθηκα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Το φθηνότερο αεροπορικό εισιτήριο προς Σαν Φρανσίσκο από Ελλάδα τις τελευταίες 72 ώρες ήταν 557€ για το δρομολόγιο Αθήνα προς Σαν Φρανσίσκο.</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ωρό Αγαπά Να Οδηγούν - Πρόσθεσε: 2 χρόνια πριν25:05</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Μπενίτσες, Μπενίτσες, 49084, Ελλάδα – Υπέροχη τοποθεσία - εμφάνιση χάρτη</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style-name="ce9"/>
          <table:table-cell table:number-columns-repeated="6"/>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Διαθέτει Δίκλινα Δωμάτια και Διαμερίσματα 2 δωματίων με κουζίνα για 3-5 άτομα, όλα με ανοιχτή θέα στην παραλία Ψαραλυκή και τη θάλασσ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ωνσταντινούπολη, Τουρκία (Εμφάνιση χάρτη)</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4.4.1 Αλλαγές και ακυρώσεις - από εσά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Είναι ιδιαίτερα σημαντικό να διεξάγει η Επιτροπή τις κατάλληλες διαβουλεύσεις κατά τις προπαρασκευαστικές εργασίες, και σε επίπεδο εμπειρογνωμόνω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ο παρακάτω και στο τέλος του, μπορείτε να δείτε την διαφορά μεγέθους δύο αρχείων (στο ένα δεν έχουν συμπιεστεί οι εικόνες ενώ στο άλλο έχουν συμπιεστεί).</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31. υπενθυμίζει πόσο σημαντική είναι η ανεξάρτητη δικαιοσύνη και η καταπολέμηση της διαφθοράς, καθώς και η μείωση της διοικητικής και της γραφειοκρατικής επιβάρυνσης, για τη βελτίωση του επενδυτικού και επιχειρηματικού περιβάλλοντο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ομ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Χαρακτηριστικά &amp; λειτουργίες της αναβάθμιση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Παρόλα αυτά, η «επιστράτευση» του Αργεντινού σε βοηθητικό ρόλο δίπλα στον Ολλανδό, δεν συγκεντρώνει πολλές πιθανότητε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Υγρή Τροφή αποτελεί την ιδανική λύση για σκύλους με ειδικές απαιτήσεις, όπως μία αλλεργική αντίδραση σε συγκεκριμένα συστατικά τροφώ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σπίτι είναι χτισμένο στην άκρη της όμορφης κωμόπολης του Βάμου του δήμου Αποκορών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εν θα ήθελα ποτέ να έχω το σύστημα υγείας εχθρό μ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Φούρνοι — καυστήρες, πόρτες, ανεμιστήρες, διοχέτευση με σωλήνες και θεραπευτέ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φήμιση</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κέντρο της πόλης απέχει 5 χλμ από το ξενοδοχείο.</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γεωγραφ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Βιβλίο της Μαργαρίτα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Σας προσκαλούμε να γευτείτε τη λούζα, τις αγκινάρες, το τηνιακό τυράκι και το τηνιακό λουκάνικο, τις σπιτικές φλογέρες και τα τυροπιτάκια, τους ρεβυθοκεφτέδες, τα κεφτεδάκια λαχανικών καθώς και πολλά ακόμα τηνιακά ορεκτικά κατά την διάρκεια των διακοπών σα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αράλληλα, η οδική βοήθεια, στην περίπτωση τροχαίου ατυχήματος, μας εξυπηρετεί και στη συμπλήρωση της δήλωσης ατυχήματος καθώς και στην φωτογράφιση των εμπλεκόμενων οχημάτων αλλά και συνθηκών του τροχαί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μηχαν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πόλη Μπανφ, που περιβάλλεται από τα Βραχώδη Όρη, προσφέρει έναν ακαταμάχητο συνδυασμό πανέμορφου χιονιού, πολυτελών καταλυμάτων, εκλεκτού φαγητού και έντονης νυχτερινής ζωή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α μαθήματα ιταλικών στη Ρώμη είναι για τους φοιτητές που μπορούν να μιλούν άπταιστα ιταλικά και χωρίς λάθη.</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μπαρ προσφέρει διάφορα είδη από κοκτέιλ, καφέ και τσάι.</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φήμισ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Έφυγε για να... ξανάρθει ο Δαλούκα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Ειδική μνεία γίνεται στη μουσική της ταινίας: "Με 12 λαϊκά σουξέ του Απόστολου Καλδάρ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ινοποιείο στη σημερινή του μορφή καλύπτει έκταση 2500 τ.μ. στη Γιάννουλη Λάρισας, με παραγωγική δυνατότητα ένα εκατομμύριο πεντακόσιες χιλιάδες λίτρα κρασιού.</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ΕΟΚΕ ζητά, επίσης, επίμονα να υιοθετηθεί το ταχύτερο το Καταστατικό των Ευρωπαϊκών Ιδρυμάτων και το Καταστατικό του Ευρωπαϊκού Σωματείου και να επανεξεταστεί η αξία και η χρηστικότητα μιας επισήμανσης για τις Ευρωπαϊκές Κοινωνικές Επιχειρήσεις, γεγονός που σαφώς θα συνεισφέρει προστιθέμενη αξία στον τομέ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6ος αιώνας Ένα από τα πλέον ενδιαφέροντα εκθέματα του ΒΧΜ, το αμφίγλυπο θωράκιο με παράσταση γοργονείου και σταυρού στην άλλη όψη, το οπ...</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ιαμονή σε Τσάταμ, Συνολικά 7.741 σχόλια με μέση βαθμολογία 8,9 στα 10</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κριτιτ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ελικά, όταν παρατήρησα ότι κάθε άνδρας είχε μαλλιά σαν του Σιενκιέβιτς και όλοι οι νέοι άνδρες, ένας προς έναν, άφησαν ένα βασιλικό γένι και προσπάθησαν να έχουν ένα αγαλματένιο και μελαψό πρόσωπο, συνειδητοποίησα ότι ήθελα να τον συναντήσω προσωπικά. (...)</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αροχές δωματίων: Ανέσεις μπάνιου, Δυνατότητα σιδερώματος, Επιφάνεια εργασίας, Θέρμανση, Θυρίδα ασφαλείας, Καθιστικό, Καλωδιακή τηλεόραση, Κλιματισμός, Μίνι μπαρ, Μπάνιο, Μπανιέρα ή ντους, Μπουρνούζι, Ραδιόφωνο, Σίδερο ρούχων, Στεγνωτήρας Μαλλιών, Τηλέφωνο, Τηλεόραση, Τουαλέτα έγιστος αριθμός ατόμων: 4</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υσκευασία: Εσωτερική Συσκευασία: Μικρότερες Πλαστικές Τσάντες; Εξωτερική συσκευασία: Κουτί από χαρτόνι.</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νακατέψτε και ελέγξτε τη θερμοκρασία της σοκολάτας: δεν πρέπει να υπερβαίνει τους βαθμούς 33.</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ας περιμένουμε να επισκεφτείτε το όμορφο νησί μας και να απολαύσετε κάθε είδους διασκέδαση που θα επιλέξετε!</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πρώτη είναι να εξασφαλίσουμε δημοσιονομική πειθαρχία, με έσχατο καταφύγιο την αλληλεγγύη, αλλά αναφέρομαι σε πραγματική αλληλεγγύη, και όχι στο είδος που επιτρέπει περιθώρια χρεοκοπίας, που θα ήταν καταστροφική.</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26 - Πράγα, Αίθουσα δεξιώσεω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Ακυρώσεις νωρίτερα των 7 ημερών €13 3 Σκηνή (3 άτομα &amp; αυτοκί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Ταυτόχρονα γίνεται μία πρώτη προσέγγιση του πλάνου παραγωγής που θα ακολουθήσει η διοίκηση, καθώς και μία ανάλυση του σκεπτικού της στρατηγικής της απόφασης για ιδιοπαραγωγή ζωοτροφώ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κολουθώντας την παράδοση αιώνων, οι μοναχοί φτιάχνουν με πολλή προσευχή χειροποίητα κομποσκοίνια που μεταφέρουν τις ευλογίες τους και την ευωδία της μοναστικής ζωή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εν λόγω διαβίβαση αρκεί, επομένως, προς απόδειξη της υποβολής αιτήσεως διεθνούς προστασία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ομ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οργάνωση Αλ Κάιντα της Αραβικής Χερσονήσου αναλαμβάνει την ευθύνη.</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ίναι κατασκευασμένη το 2006 και ανακαινίστηκε το 2019.</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Υποβολή σχολίου: 4 Νοεμβρίου 2017 Έμεινε: Οκτώβριος 2017</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Δεν είναι δυνατή η αναζήτηση απευθείας για ένα φάκελο με το όνομά τ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Φτηνές πτήσεις για Βίλα Λα Ανγκοστούρα, Αργεντινή - Παρατηρήσαμε ότι το πρόγραμμα περιήγησης που χρησιμοποιείτε δεν υποστηρίζεται.</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ιαθέσιμες πληροφορίες: Διεύθυνση, Τηλέφωνο, Φαξ, Δήμαρχος, Γεωγραφικές συντεταγμένες, Αριθμός κατοίκων, Έκταση, Υψόμετρο και Καιρό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εν επιτρέπεται η είσοδος σε πισίνα για παιδιά κάτω των 11 ετών που δε συνοδεύονται από ενήλικ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Υποβλήθηκε από: Προστέθηκε στην ιστοσελίδα στο: 8 Μάρτιος 2011</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Δελτίο - Τεύχος 19</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Κατά τη διάρκεια ενός σημαντικού σημείου καμπής για την κοινωνία, όπου οι ψηφιακές τεχνολογίες διαδραματίζουν κεντρικό ρόλο στην καθημερινή ζωή, οι μικροί πάροχοι και τα κοινοτικά δίκτυα μπορούν να διευκολύνουν τη σύνδεση των «μη συνδεδεμένων» και να συμβάλλουν στην αύξηση του ψηφιακού εγγραμματισμού και της χειραφέτηση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5 + 1 τάσεις στο χώρο του καφέ για την χρονιά που ξεκινά</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ε αυτή την περίπτωση, πρέπει να απαλλαγείτε γρήγορα από τα αδιάλυτα δισκία στο στομάχι, να παίρνετε απορροφητικά και να κάνετε συμπτωματική θεραπεία εάν είναι απαραίτητο.</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ρος το τέλος προσθέτουμε τις γαρίδες και αφήνουμε να ψηθούν μαζί με το ρύζι.</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Γιατί να χρησιμοποιούμε πλαστικά μπουκάλια όταν μπορούμε να πίνουμε νερό βρύσης από ένα επαναχρησιμοποιούμενο δοχείο; Γιατί να χρησιμοποιούμε πλαστικές σακούλες όταν μπορούμε να χρησιμοποιήσουμε μια υφασμάτινη τσάντα για τα ψώνι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υνιστάται: Η χρήση απορρυπαντικού σε σκόνη για τα λευκά βαμβακερά και τους κύκλους της πρόπλυσης Η χρήση υγρών απορρυπαντικών για ευαίσθητα βαμβακερά υφάσματα και για όλα τα προγράμματα που εκτελούνται σε χαμηλές θερμοκρασίες Η χρήση υγρού απορρυπαντικού για τα μάλλινα και μετα&amp;ωτά!</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αλαιό νησί μουσείων στο Βερολίνο - τη Γερμανί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ιατήρηση: Διατηρούμε τα προσωπικά σας δεδομένα για το απαραίτητο χρονικό διάστημα για την πραγματοποίηση του σκοπού για τον οποίο συλλέχθηκαν, συνήθως για τη διάρκεια οποιασδήποτε συμβατικής υποχρέωσης και για οποιαδήποτε περίοδο εφεξής όπως απαιτείται ή επιτρέπεται από το νόμο.</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Πινόκιο θα είναι η πρώτη ταινία του Ντελ Τόρο από τη Μορφή του Νερού, που κέρδισε τέσσερα βραβεία Όσκαρ πέρσι, συμπεριλαμβανομένων των βραβείων για την Καλύτερη Σκηνοθεσία και την Καλύτερη Ταινί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ιακοπές σε Αεροπορικά Εισιτήρια για Εστιατόρι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καλάθι σου θα είναι συνολικά 1 πόντος επιβράβευσης που μπορούν να μετασχηματιστούν σε κουπόνι αξίας 0,05 €.</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ερισσότερ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Ο Σπύρος Σαμάρας είναι ο συνθέτης του Ολυμπιακού Ύμνου που γράφτηκε κι εκτελέστηκε κατά την πρώτη σύγχρονη Ολυμπιάδα στην Αθήνα το 1896, καθιερώθηκε δε, απ’ το 1964 στην Ολυμπιάδα του Τόκιο και μετά, ως ο μόνιμος Ύμνος των Ολυμπιακών Αγώνω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θδερσταδτ, ΝίντερζακΣεντ, Γερμανία Καιρός σε Δθδερσταδτ Πόλη Ρυθμίσει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table:table-cell table:number-columns-repeated="7"/>
          <table:table-cell table:style-name="ce1" office:value-type="string" calcext:value-type="string">
            <text:p>ακατάλληλο</text:p>
          </table:table-cell>
          <table:table-cell table:number-columns-repeated="1012"/>
        </table:table-row>
        <table:table-row table:style-name="ro1">
          <table:table-cell table:style-name="ce1" office:value-type="string" calcext:value-type="string">
            <text:p>Το σερβίρουμε μέσα στο τηγάνι .</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οκιμάστε την σε τσιζκέϊκ, σαν επικάλυψη πάνω από την αγαπημένη σας τούρτα, σαν γέμιση σε σοκολατάκια ή σε μία πιατέλα με γίδινα τυριά.</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ιέστε το έμβολο μέσα στη σύριγγ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4" calcext:value-type="float">
            <text:p>4</text:p>
          </table:table-cell>
          <table:table-cell table:style-name="ce1"/>
          <table:table-cell table:number-columns-repeated="1012"/>
        </table:table-row>
        <table:table-row table:style-name="ro1">
          <table:table-cell table:style-name="ce1" office:value-type="string" calcext:value-type="string">
            <text:p>Σήμερα είναι ένα μοντέρνο ξενοδοχείο που διαθέτει πρόσβαση στην Πλατεία της Παλιάς Πόλη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αροχές δωματίων: Ανέσεις μπάνιου, Ανεμιστήραs, Δυνατότητα σιδερώματος, Επιφάνεια εργασίας, Θέρμανση, Θυρίδα ασφαλείας, Μπάνιο, Μπουρνούζι, Ντους, Ραδιόφωνο, Σίδερο ρούχων, Στεγνωτήρας Μαλλιών, Τηλέφωνο, Τηλεόραση, Τουαλέτ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Εκπαίδευση τεχνικού παρέχει όλα όσα χρειάζεστε για να γίνετε Τεχνικός με πιστοποίηση ή Τεχνικός με πιστοποίηση Παρέχει ένα ολοκληρωμένο πρόγραμμα σπουδών το οποίο καλύπτει τα προϊόντα και τις τεχνολογίες της Οι ενότητες καλύπτουν θέματα, όπως γενικά θέματα ορολογίας των υπολογιστών, αντιμετώπιση προβλημάτων και προληπτική συντήρηση σε λογική και σαφή μορφή, η οποία καθιστά εύκολη την αφομοίωση νέων εννοιών και πληροφοριώ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ο οποίος έγραψε για το φαινόμενο των κρυπτοχριστιανών κατά τον 19 ο αιώνα, συχνά μιλά για τη σύγκρουση μεταξύ των Λατίνων και Ορθοδόξων ιερέων για τα δικαιώματά τους κατά τη διάρκεια της ταφής των νεκρών Λινοβαμβάκω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Βαρέων καθηκόντων ηλεκτρικά γαλβανισμένα κλουβί αποθήκευσης μετάλλων/εμπορευματοκιβώτιο πλέγματος καλωδίων για την αποθήκευση Χαρακτηριστικά γνωρίσματ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άμερες Κάμερες που παρέχονται από Ωριαία πρόγνωση του καιρού στη Πυεβλο καιρός στη Πυεβλο θερμοκρασία στη Πυεβλο καιρός στη Πυεβλο σήμερα καιρός αύριο Πυεβλο καιρός στη Πυεβλο για 3 ημέρες καιρός στη Πυεβλο για 5 ημέρες καιρός στη Πυεβλο για μια εβδομάδα ανατολή και δύση του ηλίου στη Πυεβλο ανατολή και τη δύση της Σελήνης στη Πυεβλο ακριβή χρόνο στη Πυεβλο</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ύνδεσμοι Η Βουλή: Η Βιβλιοθήκη: Ταυτότητ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07/10/2010 “Το καλύτερο στις Βρυξέλλε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ου άρεσε πάρα πολύ και το κάνω 1-2 φορές την εβδομάδ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15.08.2016 Παρουσίαση Ελλήνων συγγραφέων στο Διεθνές Λογοτεχνικό φεστιβάλ του Λβιβ</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έμμεση επίδοση γίνεται με παράδοση της πράξης σε ένα από τα ακόλουθα πρόσωπ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εγάλες Εικόνας: Αποσπάσιμος και κινητός ζαρωμένος ρόλος φύλλων που διαμορφώνει τη μηχανή για το φύλλο τοίχων σιλό</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Θυγατέρες του Θεού</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εροφωτογράφιση και δημοσίευση φωτογραφιών στο έντυπο του Δήμου Ν. Ρυσσί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ληκτρολογήστε το ποσό των χρημάτων για να καταθέσετε στο λογαριασμό σα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7.98 Εξατομικευμένη εύνοια Ετικέτες - ΑΓΑΠΗ (σύνολο 36)</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ΥΤΟΛΟΓΗ ΜΕΣΟΘΕΡΑΠΕΙΑ Για πιο νεανικό δέρμ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3" office:value-type="string" calcext:value-type="string">
            <text:p>Ελληνική Νοηματική Γλώσσα ΑΓΙΑ ΓΡΑΦΗ ΕΚΔΟΣΕΙΣ</text:p>
          </table:table-cell>
          <table:table-cell table:style-name="ce10" office:value-type="string" calcext:value-type="string">
            <text:p>Paracrawl</text:p>
          </table:table-cell>
          <table:table-cell table:style-name="ce10" office:value-type="string" calcext:value-type="string">
            <text:p>fragmentum</text:p>
          </table:table-cell>
          <table:table-cell table:style-name="ce3" office:value-type="string" calcext:value-type="string">
            <text:p>τίτλος</text:p>
          </table:table-cell>
          <table:table-cell table:number-columns-repeated="3" table:style-name="ce10" office:value-type="string" calcext:value-type="string">
            <text:p>ΟΧΙ</text:p>
          </table:table-cell>
          <table:table-cell table:style-name="ce10" office:value-type="string" calcext:value-type="string">
            <text:p>ουδέτερο</text:p>
          </table:table-cell>
          <table:table-cell table:style-name="ce10" office:value-type="string" calcext:value-type="string">
            <text:p>ΚΝΕ</text:p>
          </table:table-cell>
          <table:table-cell table:style-name="ce10" office:value-type="string" calcext:value-type="string">
            <text:p>ΝΕ</text:p>
          </table:table-cell>
          <table:table-cell table:style-name="ce10" office:value-type="float" office:value="5" calcext:value-type="float">
            <text:p>5</text:p>
          </table:table-cell>
          <table:table-cell table:style-name="ce3"/>
          <table:table-cell table:number-columns-repeated="1012"/>
        </table:table-row>
        <table:table-row table:style-name="ro1">
          <table:table-cell table:style-name="ce1" office:value-type="string" calcext:value-type="string">
            <text:p>Δωρεάν οδική βοήθεια όπου και όποτε χρειαστείτε.</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φήμιση</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όσες πτήσεις πραγματοποιούνται την εβδομάδα από Κουάλα Λουμπούρ Διεθνές προς Καράτσι;</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2.440,00 € = 1.360,00 € Έξοδα Διαχείρισης της σχολής + 880,00 € (Κοινή Χρήση Σπιτιού/Διαμερίσματος) Χρυσή Ακτή: Προηγούμενες βαθμολογίες μαθητή: (2 κριτικές αυτής της σχολής γλωσσών) 2.700,00 € = 1.200,00 € Έξοδα Διαχείρισης της σχολής + 1.300,00 € (Σε Τοπική Οικογένει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6">Αν και στηρίζουν με έμφαση τη </text:span><text:span text:style-name="T7">νομισματική πληθώρα</text:span><text:span text:style-name="T8">, εντούτοις την ενεργοποιούν με την τακτική και την πρακτική τους.</text:span></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6">Αυτό μεταφράζεται σε λιγότερες πόθους, μια μικρότερη επιθυμία για </text:span><text:span text:style-name="T7">υπερφαγία </text:span><text:span text:style-name="T8">και, τελικά, ένα λεπτότερο σώμα.</text:span></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5" office:value-type="string" calcext:value-type="string">
            <text:p>Ανάρτηση: 16 Μάρτιος 2011</text:p>
          </table:table-cell>
          <table:table-cell table:style-name="ce12"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text:span text:style-name="T31">Ελαφρύς λαμπτήρας οδηγήσεων της πλαστικής φόρμας εγχύσεων</text:span><text:span text:style-name="T32"> με την υψηλή υψηλή μετάδοση Αφήστε ένα μήνυμα</text:span></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φήμιση</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Επιτροπή πραγματοποίησε διαβουλεύσεις με τα ενδιαφερόμενα μέρη όσον αφορά τις βέλτιστες βιομηχανικές πρακτικές σχετικά με θέματα που καλύπτονται από τον παρόντα κανονισμό.</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υμπτώματα του καρκίνου του αίματος σε ενήλικε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Ο καιρός σε Σαν Γοσε δε Βολιβαρ</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Με την εφαρμογή αυτή, θα έχετε στη διάθεσή σας μια σειρά από χαρακτηριστικά, όπω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ρόγνωση καιρού την επόμενη εβδομάδ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5" office:value-type="string" calcext:value-type="string">
            <text:p>Τρέχουσα ώρα στην Βθγθμα:</text:p>
          </table:table-cell>
          <table:table-cell table:style-name="ce12"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Συχνά, μπορείτε να πάρετε ένα διάλειμμα σε έξοδα αποστολής με την επιλογή πιο κοντά τις επιχειρήσει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δώ, η εμπειρία σας έχει μέλλο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φήμιση</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6">Για το 55% των ασθενών ήταν το πρώτο επεισόδιο </text:span><text:span text:style-name="T7">μείζονος κατάθλιψης</text:span><text:span text:style-name="T8">.</text:span></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5" office:value-type="string" calcext:value-type="string">
            <text:p>Γερμανία, Ανάρτηση ελατήριο/ελατήριο</text:p>
          </table:table-cell>
          <table:table-cell table:style-name="ce12"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 Τροχόσπιτα 17.00 € (με ρεύμα &amp; νερό) /</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υστική παραλία στη Σαρδηνία | Φωτογραφία της ημέρα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Λεζάντα</text:p>
          </table:table-cell>
          <table:table-cell table:number-columns-repeated="1012"/>
        </table:table-row>
        <table:table-row table:style-name="ro1">
          <table:table-cell table:style-name="ce1" office:value-type="string" calcext:value-type="string">
            <text:p>• Διεθνές Κέντρο Σπουδών Έντομντ Μισελέ (11,4 χλμ. από το κέντρο της πόλη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Λεζάντα</text:p>
          </table:table-cell>
          <table:table-cell table:number-columns-repeated="1012"/>
        </table:table-row>
        <table:table-row table:style-name="ro1">
          <table:table-cell table:style-name="ce1" office:value-type="string" calcext:value-type="string">
            <text:p>Έλα ξάπλωσε μαζί μου, αγάπα με</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σχέσεις</text:p>
          </table:table-cell>
          <table:table-cell table:number-columns-repeated="3" table:style-name="ce9" office:value-type="string" calcext:value-type="string">
            <text:p>ΟΧΙ</text:p>
          </table:table-cell>
          <table:table-cell table:style-name="ce9" office:value-type="string" calcext:value-type="string">
            <text:p>λογοτεχν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πορούν να αντικαταστήσουν άλλες ενέργειες που ο πελάτης θέλει να εκτελέσει.</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Όταν τα υποκείμενα των δεδομένων αντιτίθενται στην επεξεργασία για σκοπούς απευθείας εμπορικής προώθησης, τα δεδομένα προσωπικού χαρακτήρα δεν υποβάλλονται πλέον σε επεξεργασία για τους σκοπούς αυτού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τον 2ο όροφο της πετρόκτιστης κατοικίας, το Δωμάτιο εντυπωσιάζει με την πρώτη ματιά.</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αρχιτεκτονική</text:p>
          </table:table-cell>
          <table:table-cell table:number-columns-repeated="3" table:style-name="ce9" office:value-type="string" calcext:value-type="string">
            <text:p>ΟΧΙ</text:p>
          </table:table-cell>
          <table:table-cell table:style-name="ce9" office:value-type="string" calcext:value-type="string">
            <text:p>λογοτεχν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ΑΞΙΔΙ ΣΤΗΝ ΛΑΟΓΡΑΦΙΚΗ ΠΑΡΑΔΟΣΗ -2 -</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αράδοσ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Στην ενότητα «Φορεσιές στο Σουφλί» θα θαυμάσετε μοναδικά εξαρτήματα της σουφλιώτικης ενδυμασία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αράδοσ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λλά αυτό θα επηρεάσει τους άλλους μαθητέ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εκπαίδευσ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ανέζες ηθοποιοί κινηματογράφ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6" office:value-type="percentage" office:value="0" calcext:value-type="percentage">
            <text:p>0%</text:p>
          </table:table-cell>
          <table:table-cell table:style-name="ce12"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Κι έχεις διαβάσει τα βιβλία της Αγίας Γραφής, ε;»</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επιτυχημένη συνύπαρξη παράδοσης και εμπνευσμένης προσωπικής αισθητικής βρήκε την απόλυτη έκφραση της στις γραφικές κατοικίες μας με ονόματα από τις θεότητες και τις νύμφες της Αρκαδίας…Νιόβη, Ελάτη, Νέδα, Ψυχή, Αρμονία, Μαίναλο, Σελήνη... που συνωμοτούν για την χαλάρωση σα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αράδοσ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ρισμένες εταιρείες αναφέρουν υπολογιστές που τρέχουν σε 95% σε λιγότερο από 5 χρόνι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εχνολογ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πί της πλατείας Αριστοτέλους βρίσκονται μερικά από τα πιο σημαντικά και όμορφα κτίρια της πόλης όπως το Ολύμπιον, όπου διεξάγεται το Φεστιβάλ Κινηματογράφου Θεσσαλονίκης και τα 12 κτίρια που περιβάλουν την πλατεία είναι χαρακτηρισμένα ως διατηρητέ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αρχιτεκτον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61% Κατανομή των απαντήσεων που υπέβαλαν οι ψηφοφόροι του Κέντρ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5" office:value-type="string" calcext:value-type="string">
            <text:p>Λέων Ε΄ Μιχαήλ Β΄</text:p>
          </table:table-cell>
          <table:table-cell table:style-name="ce12"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Κουζίνες και γρήγορες παραδόσεις τροφίμω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Χρήση Προσθέστε 2 ή 3 κουταλάκια του γλυκού οργανικών κόκκων γύρης μελισσών σε 250-300 μλ σμούθι, γάλακτος (λαχανικών), χυμό φρούτων ή μπορείτε να τα προσθέσετε στο γιαούρτι, στα δημητριακά για πρωινό ή και επιδόρπιο.</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Οδηγίες</text:p>
          </table:table-cell>
          <table:table-cell table:number-columns-repeated="1012"/>
        </table:table-row>
        <table:table-row table:style-name="ro1">
          <table:table-cell table:style-name="ce1" office:value-type="string" calcext:value-type="string">
            <text:p>Αλλά η Φύση δεν είναι κακή, αλλά ουδέτερη.</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εριβάλλον</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νώ οι εκδότες του περιοδικού προσέφυγαν στο Ευρωπαϊκό Δικαστήριο Δικαιωμάτων του Ανθρώπου (ΕΔΔΑ), ο πρώην Έλληνας Υπουργός Εξωτερικών στράφηκε εναντίον του περιοδικού, και προχώρησε από τον Ιούλιο 2017 έως και σήμερα, σε δέσμευση των προσωπικών λογαριασμών των εκδοτών καθώς και των εσόδων του περιοδικού από το πρακτορείο διανομής τύπου, επιδιώκοντας με αυτόν τον τρόπο το κλείσιμο του περιοδικού.</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Εκκλησία ως σημείο αναφοράς στην εργογραφία του Πλάτωνος Μητροπολίτου Μόσχα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text:span text:style-name="T6">1647 - Ντενί Παπέν, Γάλλος μαθηματικός και φυσικός, γνωστός για τη </text:span><text:span text:style-name="T7">χύτρα του Παπέν</text:span><text:span text:style-name="T8">.</text:span></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βιογραφία</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5" office:value-type="string" calcext:value-type="string">
            <text:p>Χρήστης:Αχρήστης - Βικιπαίδεια</text:p>
          </table:table-cell>
          <table:table-cell table:style-name="ce12"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5" office:value-type="string" calcext:value-type="string">
            <text:p>Παπούα Νέα Γουινέα προς Κούβα</text:p>
          </table:table-cell>
          <table:table-cell table:style-name="ce12"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Υπάρχει ωραίο δέσιμο μεταξύ των οργάνων που σε συνδυασμό με την εύρυθμη αλληλουχία των κομματιών (εσωτερικά και εξωτερικά) και την καλή παραγωγή του δίσκου, κάνουν το αρκετά ποικιλόχρωμο και ελκυστικό, για όσους συναρπάζονται από τη διαφορετικότητ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εν υπάρχουν αεροπορικές εταιρείες που να πραγματοποιούν πτήσεις απευθείας από Κως προς Σεν Τζο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ο μοντέλο αυτό είναι Σκορπιός, Τελευταία Είσοδος: 07/05/2017 1:42:30 π.μ.</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Εφεσίους 1:17) Είναι αναγκαία για την οικοδόμησι της πίστεώς μας στον Θεόν και στον Χριστόν Ιησούν, τον Βασιλέ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θρησκεία</text:p>
          </table:table-cell>
          <table:table-cell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καθαρεύουσα</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Βλέπω την ως μια αμφιλεγόμενη μορφή στην ιστορία του μέσ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αρακάτω θα βρείτε καταλύματα με βάση την κατάταξη σε αστέρια σε αυτό το μέρος (Βρυσούλλες) και στη γύρω περιοχή:</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αροχές δωματίων: Ανέσεις μπάνιου, Επιφάνεια εργασίας, Θέρμανση, Θυρίδα ασφαλείας, Καλωδιακή τηλεόραση, Κλιματισμός, Μπάνιο, Μπανιέρα, Μπανιέρα ή ντους, Ντους, Ραδιόφωνο, Στεγνωτήρας Μαλλιών, Τηλέφωνο, Τουαλέτα, Ψυγείο</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Λυπούμαστε, αλλά η σελίδα που αναζητάτε στο ιστολόγιο αυτό δεν υπάρχει.</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6">Διαχρονική ελληνική γεύση με μαρούλι, κρεμμύδι και άνηθο συνθέτουν μια απολαυστική σαλάτα, πλούσια σε βιταμίνη Α ενώ αποτελεί εξαιρετική πηγή βιταμίνης και </text:span><text:span text:style-name="T7">φολικού οξέος</text:span><text:span text:style-name="T8">.</text:span></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Ιστοσελίδα σας πρέπει να είναι περισσότερο από μερικές σύντομές γραμμές του κειμέν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Οδηγίες</text:p>
          </table:table-cell>
          <table:table-cell table:number-columns-repeated="1012"/>
        </table:table-row>
        <table:table-row table:style-name="ro1">
          <table:table-cell table:style-name="ce1" office:value-type="string" calcext:value-type="string">
            <text:p>Στο τέλος του ψησίματος, ρίχνετε τα τριγωνάκια κομμένα σε μικρούς κύβου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Οδηγίες</text:p>
          </table:table-cell>
          <table:table-cell table:number-columns-repeated="1012"/>
        </table:table-row>
        <table:table-row table:style-name="ro1">
          <table:table-cell table:style-name="ce1" office:value-type="string" calcext:value-type="string">
            <text:p>Σε όλες τις περιπτώσεις οι αρχές αρνήθηκαν να κινήσουν ποινική δίωξη κατά των αξιωματικών και η εν λόγω άρνηση έγινε δεκτή από τα εθνικά δικαστήρι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ομ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Λιούμπομιρ</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Δεν μπορείτε να βρείτε αυτό που ψάχνετε; Αφήστε εμάς να ψάξουμε για εσά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φήμιση</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Φαγητό και ποτό [57/74] Δωμάτιο επισκεπτών [58/74] Δωμάτιο επισκεπτών [59/74]</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Εξαιρετικό Καθιστικό, Μπαλκόνι, Ραδιόφωνο, Στεγνωτήρας μαλλιών, Θυρίδα ασφαλείας, Εφημερίδες, Δάπεδο με μοκέτα, Φύλαξη σκι</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αράγεις τζίρο 500€ και άνω στις 24.07, στο φρουτάκι Γυρίζεις τον τυχερό τροχό και κερδίζεις από 5 έως 100 δωρεάν περιστροφές αξίας 0.50€ έκαστη, στις 25.07, στο ίδιο φρουτάκι!</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φήμιση</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2" calcext:value-type="float">
            <text:p>2</text:p>
          </table:table-cell>
          <table:table-cell table:style-name="ce1" office:value-type="string" calcext:value-type="string">
            <text:p>Διαφήμιση για τυχερά παιχνίδια</text:p>
          </table:table-cell>
          <table:table-cell table:number-columns-repeated="1012"/>
        </table:table-row>
        <table:table-row table:style-name="ro1">
          <table:table-cell table:style-name="ce1" office:value-type="string" calcext:value-type="string">
            <text:p>Τι ευχαρίστηση είναι να μπορείτε να διαβάσετε ένα βιβλίο στα κινεζικά!</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εκπαίδευσ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6">Ασφάλεια: Η </text:span><text:span text:style-name="T7">συναρμογή </text:span><text:span text:style-name="T8">σε έναν χρόνο καθιστά την κύρια δέσμη ισχυρότερη.</text:span></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μηχανική</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άν δεν έχετε ένα ολοκληρωμένο σχέδιο, ελάτε σε επαφή με την ομάδα σχεδίου μας τώρα και θα σας μιλήσουν μέσω των καλύτερων επιλογών για το προϊόν σα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ι επισκέπτες μπορούν να χρησιμοποιήσουν καθαριστήριο, εξυπηρέτηση ξεναγών και υπηρεσία δωματίου, καθώς και χώρο στάθμευσης, θυρίδα ασφαλείας και ανελκυστήρ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ε περίπτωση ακύρωσης από 21 έως 7 ημέρες πριν την ημερομηνία άφιξης χρεώνονται τέλη ακύρωσης ισοδύναμα με 50% της αξίας της προκαταβολή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οια από τις ακόλουθες δηλώσεις είναι σωστή;</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ραγματική: 11Ναυτιλία: 15Διαστάσεις</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Μίνι ανατρεπόμενα οχήματα από το Βέλγιο: προς πώληση καινούρια και μεταχειρισμένα μίνι ανατρεπόμενων οχημάτων από το Βέλγιο.</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φήμισ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σημόχρυσο Μοτίφ με Καρφωτές Πέτρες</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Γενικά, η στομία σας δεν αποτελεί εμπόδιο στην εργασία, τις κοινωνικές επαφές, τα αθλήματα, τη μετακίνηση ή άλλα χόμπι.</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ιατρ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ια νέα γενιά από διαστημόπλοια για μια νέα γενιά πιλότω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αστρ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Ντάλλας Ηνωμένες Πολιτείες της Αμερικής</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Ιταλία: πώς να …</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Για σας παιδιαα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αν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4" calcext:value-type="float">
            <text:p>4</text:p>
          </table:table-cell>
          <table:table-cell table:style-name="ce1" office:value-type="string" calcext:value-type="string">
            <text:p>Ανορθόγραφο</text:p>
          </table:table-cell>
          <table:table-cell table:number-columns-repeated="1012"/>
        </table:table-row>
        <table:table-row table:style-name="ro1">
          <table:table-cell table:style-name="ce1" office:value-type="string" calcext:value-type="string">
            <text:p>Είναι κατασκευασμένο το 1970 και διαθέτει θέρμανση αυτόνομη - πετρελαίου, κουφώματα αλουμινίου, πόρτα θωρακισμένη, εντοιχιζόμενες ντουλάπες, ανελκυστήρα, τέντες, διπλά τζάμια, μπαλκόνια 8 τ.μ. - Τιμή: 75.000 €</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φήμισ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ι συναντήσεις αυτές συμπληρώνονται με έκτακτες συσκέψεις σε επίπεδο υφυπουργών και υποδιοικητών, στις οποίες η ΕΚΤ συμμετέχει επίσης ως παρατηρητή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πολιτική</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Έκδοση, Νέα, ψηφιακή λήψη για λήψη</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170 Αγάπη και Πίστη</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Μετά από κάθε χρήση, ο χρήστης πρέπει να εξέρχεται από την προστατευόμενη με κωδικό πρόσβασης περιοχή.</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οιες αεροπορικές εταιρείες πετάνε απευθείας για Σαν Φρανσίσκο από Εδιμβούργο.</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εν αποτελεί μέρος εξελικτικής διαδικασία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Ο Άγιος Παΐσιος ας δώση την ευλογία του άφθονη και σε όλους εκείνους που μας βοήθησαν με διάφορους τρόπους στο δύσκολο έργο της σύνθεσης του Βίου του και τους οποίους θερμά ευχαριστούμε.</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ύργους από την πισίνα</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Το ακίνητο έχει δύο κρεβατοκάμαρες και ένα λουτρό στο ισόγειο και σαλόνι, τραπεζαρία και ένα λουτρό στον όροφο .</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αρχιτεκτον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Τα στρείδια συμβάλουν στη βελτίωση της νοητικής λειτουργίας σας, παρέχοντας τον απαραίτητο ψευδάργυρο.</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οντέρνα ανθεκτικά χρώματα (βαθμός αντίστασης 3).</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15 Και ο Ιωσήφ τούς είπε: Τι είναι αυτό το πράγμα, που πράξατε; Δεν ξέρετε ότι ένας άνθρωπος όπως εγώ, μαντεύει αληθινά;</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θρησκεία</text:p>
          </table:table-cell>
          <table:table-cell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ΧΙ</text:p>
          </table:table-cell>
          <table:table-cell table:style-name="ce9" office:value-type="string" calcext:value-type="string">
            <text:p>λογοτεχν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κοπός Μήνυμα για τους χρήστες φορητού αναγνώστη</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Ενοικίαση αυτοκινήτου σε: Ραμσάρ</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Μεταχειρισμένα αυτοκίνητα - Πάφος</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Ενώ, παράλληλα, όλη η δουλειά που κάνατε στο θέμα της απεξάρτησης από τα ναρκωτικά έχει αλλάξει για πάντα τις ζωές των πρώην τοξικομανών και των οικογενειών του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Από Ατάμι προς Ίζου Οσίμα</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Για μηνύματα βρείτε ένα αποθηκευμένο αντίγραφο του μηνύματος στην προβολή ’Αποστολή’, από το ’Ιστορικό μηνυμάτω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Οδηγίες</text:p>
          </table:table-cell>
          <table:table-cell table:number-columns-repeated="1012"/>
        </table:table-row>
        <table:table-row table:style-name="ro1">
          <table:table-cell table:style-name="ce1" office:value-type="string" calcext:value-type="string">
            <text:p>Μαγικές Σβούρες «Ο Αυγερινός και η Πούλι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Η συνέχιση της κρίσης και των περιορισμών στην διακίνηση κεφαλαίων ενδέχεται να έχουν αρνητική επίδραση στην λειτουργία της αγοράς και να προκαλέσουν καθυστέρηση στην υλοποίηση του επενδυτικού προγράμματος του Ομίλου στην Ελλάδ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Είναι 110 τ.μ, έχει κουζίνα, καθιστικό, 3 υπνοδωμάτια με ντουλάπες και ένα μεγάλο μπάνιο.</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αρχιτεκτονικ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Η προσευχή πρέπει ν’ απευθύνεται μόνο στον Θεό (Νεεμίας 4:9· Ματθαίος 6:9), ποτέ σε κάποιον νεκρό, όπως υπάρχει στην πρακτική του Καθολικισμού.</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θρησκεία</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text:span text:style-name="T6">Να χρησιμοποιείται μόνον σε </text:span><text:span text:style-name="T7">στρώματα πολυστρωματικών υλικών </text:span><text:span text:style-name="T8">που δεν έρχονται σε απευθείας επαφή με τρόφιμα.</text:span></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Σε όσους συμβεί να αμελήσουν τα καθήκοντα τους ή, και το θλιβερότερο, να περιπέσουν σε οίηση και υπερηφάνεια, οι πειρασμοί είναι διαφορετικοί και σκληρότεροι, όπως όταν χρειάζονται εγχειρήσεις και εκτομές στις βαρείες αρρώστιε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θρησκεία</text:p>
          </table:table-cell>
          <table:table-cell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Γενική και Τοπική Ιστορί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ιστορ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Παροχές δωματίων: Ανέσεις μπάνιου, Ανεμιστήραs, Κλιματισμός, Μπάνιο, Μπανιέρα, Ντους, Παντόφλεs, Στεγνωτήρας Μαλλιών, Τηλέφωνο, Τουαλέτα, Ψυγείο</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ράισττσερτςΔείτε τη λίστα των χαμηλων κόστου τις αεροπορικές εταιρείες που πετούν από Κράισττσερτ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Προγράμματα για Λογισμικό για Λογισμικό για Βίντεο &gt; Εργαλεία για Βίντεο</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Απλή λειτουργία, εύχρηστος, ακριβής</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Κατηγορία:Τέχνες στη Βοσνία και Ερζεγοβίνη - Βικιπαίδεια</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Το κατάλυμα προσφέρει 27 δωμάτια εξοπλισμένα με θέρμανση, τηλεόραση με επίπεδη οθόνη, γκαρνταρόμπα, προσωπικό υπολογιστή και ντουλάπ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Να περιοριστεί η αναζήτηση σε αυτήν την περιοχή.</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Οδηγίες</text:p>
          </table:table-cell>
          <table:table-cell table:number-columns-repeated="1012"/>
        </table:table-row>
        <table:table-row table:style-name="ro1">
          <table:table-cell table:style-name="ce1" office:value-type="string" calcext:value-type="string">
            <text:p>Νέα - Όλα τα νέα</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text:span text:style-name="T21">3: Όμορφη </text:span><text:span text:style-name="T22">τεχνολογία συγκόλλησης και στιλβωτικής ουσίας</text:span></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Νέα Ορλεάνη: Το καλύτερο γεύμα με Γαρίδε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Κόβουμε το κέικ οριζοντίως σε 2 κομμάτια.</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παραινετικό</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Οδηγίες</text:p>
          </table:table-cell>
          <table:table-cell table:number-columns-repeated="1012"/>
        </table:table-row>
        <table:table-row table:style-name="ro1">
          <table:table-cell table:style-name="ce1" office:value-type="string" calcext:value-type="string">
            <text:p><text:span text:style-name="T1">Το Δικαστήριο έκρινε με έξι ψήφους έναντι μίας ότι δεν υπήρξε παραβίαση του άρθρου 6 § 1, δεδομένου ότι η αιτιολογία του εθνικού δικαστηρίου στην υπόθεση δεν είχε φτάσει στο όριο της </text:span><text:span text:style-name="T2">αυθαιρεσίας </text:span><text:span text:style-name="T3">ή του </text:span><text:span text:style-name="T4">έκδηλου και αδικαιολόγητου παραλογισμού</text:span><text:span text:style-name="T5">, ούτε ισοδυναμούσε με </text:span><text:span text:style-name="T4">αρνησιδικία</text:span><text:span text:style-name="T5">.</text:span></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νομική</text:p>
          </table:table-cell>
          <table:table-cell table:number-columns-repeated="2" table:style-name="ce9" office:value-type="string" calcext:value-type="string">
            <text:p>ΟΧΙ</text:p>
          </table:table-cell>
          <table:table-cell table:style-name="ce9" office:value-type="string" calcext:value-type="string">
            <text:p>ΝΑΙ</text:p>
          </table:table-cell>
          <table:table-cell table:style-name="ce9" office:value-type="string" calcext:value-type="string">
            <text:p>επίσημ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Φθηνές πτήσεις από Ντόνκαστερ προς Μαγκνιτογκόρσκ</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Η επιλογή των μελών για τη σύσταση της ομάδας θα πραγματοποιηθεί μετά από προσωπικές συνεντεύξεις με τις συντονίστριες το Σεπτέμβριο του 2017.</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Καλωσόρισμα &gt; Εξέλιξη της τιμής του νομίσματος Νέα Τουρκική Λίρα σε σύγκριση με την τιμή συναλλάγματος Δομινικανή Πέσο</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οικονομία</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Το κοινό χρώμα είναι μαύρο, άσπρος, γκρίζος, μπορούμε επίσης να προσαρμόσουμε το χρώμα σύμφωνα με την ανάγκη του πελάτη.</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φήμισ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Υπάρχει ένα ποντίκι και συμβουλές, περισσότερα από 30 μάσκες και τις μορφές του μακιγιάζ, τα πάντα εξαρτώνται από εσάς.</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Ούτε έχουν αποτρέψει κανέναν ομοφυλόφιλο από το να έχει ή να κάνει οτιδήποτε.</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Δεν διαφαίνεται ρατσιστικό περιεχόμενο.</text:p>
          </table:table-cell>
          <table:table-cell table:number-columns-repeated="1012"/>
        </table:table-row>
        <table:table-row table:style-name="ro1">
          <table:table-cell table:style-name="ce1" office:value-type="string" calcext:value-type="string">
            <text:p>ΟΛΑ ΣΕ ΣΕΝΑ ΤΑ ΒΡΗΚΑ - Γιάννης Πλούταρχος (2005)</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Ή, αν ανακαλύψουν ότι είσαι σημαντικός, αλλάζουν.</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NA</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Δωρεάν μεταφραστής από τα ρωσικά στα αραβικά, και από αραβικά στα ρωσικά.</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φήμισ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Εγχειρίδιο χρήσης - Αγγλικά (1)εγχειρίδιο - Κινέζικα (1)Καλώδιο φόρτισης (1)Σώμα (1) περισσότερα</text:p>
          </table:table-cell>
          <table:table-cell table:style-name="ce9" office:value-type="string" calcext:value-type="string">
            <text:p>Paracrawl</text:p>
          </table:table-cell>
          <table:table-cell table:style-name="ce12"/>
          <table:table-cell table:style-name="ce5"/>
          <table:table-cell table:style-name="ce12" table:number-columns-repeated="7"/>
          <table:table-cell table:style-name="ce5" office:value-type="string" calcext:value-type="string">
            <text:p>ακατάλληλο</text:p>
          </table:table-cell>
          <table:table-cell table:number-columns-repeated="1012"/>
        </table:table-row>
        <table:table-row table:style-name="ro1">
          <table:table-cell table:style-name="ce1" office:value-type="string" calcext:value-type="string">
            <text:p>Ο Δημήτρης ψάχνει στο διαδίκτυο, για να αγοράσει ένα μπουκέτο λουλούδια για την ημέρα του Αγίου Βαλεντίν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αναφορά γεγονότο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table:table-cell table:number-columns-repeated="1012"/>
        </table:table-row>
        <table:table-row table:style-name="ro1">
          <table:table-cell table:style-name="ce1" office:value-type="string" calcext:value-type="string">
            <text:p>Μπάρι, Απουλία, Ιταλία - Πόλεις και χωριά του κόσμου</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ουρισμός</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Πόσο μου λείπεις</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τέχνη</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Μοσχαράκι με φρέσκια ρίγανη και γραβιέρα (ριγανάτο) – Μοσχαράκι με φρέσκια ρίγανη και γραβιέρα (ριγανάτο)</text:p>
          </table:table-cell>
          <table:table-cell table:style-name="ce9" office:value-type="string" calcext:value-type="string">
            <text:p>Paracrawl</text:p>
          </table:table-cell>
          <table:table-cell table:style-name="ce9" office:value-type="string" calcext:value-type="string">
            <text:p>fragmentum</text:p>
          </table:table-cell>
          <table:table-cell table:style-name="ce1" office:value-type="string" calcext:value-type="string">
            <text:p>διατροφή</text:p>
          </table:table-cell>
          <table:table-cell table:number-columns-repeated="3" table:style-name="ce9" office:value-type="string" calcext:value-type="string">
            <text:p>ΟΧΙ</text:p>
          </table:table-cell>
          <table:table-cell table:style-name="ce9" office:value-type="string" calcext:value-type="string">
            <text:p>ουδέτερο</text:p>
          </table:table-cell>
          <table:table-cell table:style-name="ce9" office:value-type="string" calcext:value-type="string">
            <text:p>ΚΝΕ</text:p>
          </table:table-cell>
          <table:table-cell table:style-name="ce9" office:value-type="string" calcext:value-type="string">
            <text:p>ΝΕ</text:p>
          </table:table-cell>
          <table:table-cell table:style-name="ce9" office:value-type="float" office:value="5" calcext:value-type="float">
            <text:p>5</text:p>
          </table:table-cell>
          <table:table-cell table:style-name="ce1" office:value-type="string" calcext:value-type="string">
            <text:p>Τίτλος</text:p>
          </table:table-cell>
          <table:table-cell table:number-columns-repeated="1012"/>
        </table:table-row>
        <table:table-row table:style-name="ro1">
          <table:table-cell table:style-name="ce1" office:value-type="string" calcext:value-type="string">
            <text:p>Επίλυση προβλημάτων σε περίπτωση άλγη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παταρία ιόντων λιθίου 1000 μπαταριών ιόντων λιθίου μήνυμα(Εισαγάγετε τα στοιχεία του προϊόντος όπως το χρώμα, το μέγεθος, τα υλικά κλπ. Και άλλες συγκεκριμένες απαιτήσεις για να λάβετε ένα ακριβές απόσπασμα.)</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ίναι το ίδιο άρωμα δροσιάς και φρεσκάδας όπως και πριν.</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Αστυπάλαια συνδέεται αεροπορικώς με τακτικές πτήσεις απευθείας με την Αθήνα και με τρεις πτήσεις την εβδομάδα με την Αθήνα, τη Ρόδο, τη Λέρο και την Κω.</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Φόβοι για επίθεση του καθεστώτος Άσαντ με χημικά όπλα στην ανατολική Γούτα</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ε κρέμα αστακού σε σάλτσα θαλασσινών, πούδρα αυγοτάραχου και πέρλες λεμονιού</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ημαντικές παροχές περιλαμβάνουν υπηρεσίες στεγνοκαθαριστηρίου/πλυντηρίων, λειτουργία ρεσεψιόν 24 ώρες το 24ωρο και ασανσέρ.</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Όπως ακριβώς ο φεμινισμός, έτσι και η διαθεματικότητα απαιτεί έναν επιθετικό προσδιορισμό για να περιγραφεί πλήρω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ύχομαι ότι καλύτερο για όλο τον κόσμο και νομίζω ότι είναι το λιγότερο που μπορούμε να κάνουμε, για να προσφέρουμε στα παιδιά τα οποία έχουν ανάγκη».</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Βήμα 3: Επιλέξτε μια λίστα κάνοντας κλικ στο όνομα της λίστα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οιες αεροπορικές εταιρείες έχουν τα φθηνότερα αεροπορικά εισιτήρια από Κως προς Ναγκόγια</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λλάδα - Η Ελλάδα και το Ηνωμένο Βασίλειο</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Προσφορές - Ντούμπροβνικ (Κατά προσέγγιση τιμή)</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1 φλιτζάνι παρμεζάνα</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ικογενειακοί Δεσμοί σε Φάλαινε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κδότης Προγράμματος: Αριθμός προγραμμάτων από Δημοφιλή προγράμματα:</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α δωμάτια διαθέτουν ιδιωτικά μπάνια και ντους, σεσουάρ και δωρεάν προϊόντα περιποίηση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17 Και ο Δαβίδ είπε στον Θεό: Δεν είμαι εγώ που πρόσταξα να απαριθμήσουν τον λαό; Εγώ, βέβαια, είμαι εκείνος που αμάρτησα και έπραξα την κακία· αυτά, όμως, τα πρόβατα τι έκαναν; Επάνω σε μένα, λοιπόν, Κύριε Θεέ μου, κι επάνω στην οικογένεια του πατέρα μου ας είναι το χέρι σου, και όχι επάνω στον λαό σου για απώλεια.</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Άλλες σελίδες[Επεξεργασία | επεξεργασία κώδικα] Αντιφεμινισμός Ναζισμό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ι βαλβίδες σωληνοειδών είναι κατάλληλες για μερικές ειδικές απαιτήσεις διαδικασίας, όπως η διαρροή, τα ειδικά ρευστά μέσα, κ.λπ., οι οποίες είναι ακριβότερε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εν υπάρχει καμία εύνοια της ψήφου έναντι μοντέλων βασισμένων στη συναίνεση.</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χεδιασμός της αντλίας Ε/ΟΝΕ</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οιες αεροπορικές εταιρείες έχουν τα φθηνότερα αεροπορικά εισιτήρια από Κως προς Βενετία</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ε εμάς δεν θα είναι κάτι το ιδιαίτερο.</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υτόματη διακοπή νερού</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α συμπτώματα χωρίς πυρετό δυσκολεύουν σημαντικά τη διάγνωση.</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νελκυστήρας, Τηλέφωνο, Γραφείο εργασίας, Πισίνα - Εσωτερικού χώρου, Επιχειρηματικό κέντρο, Κλιματισμός - Σε δημόσιους χώρους, Δωμάτια για μη καπνίζοντες, Μπάνιο Αμχερστ 7,9 /10Καλό</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ασχαλινή λαμπάδα με ξύλινη αυγοθήκη</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Ο τρόπος οργάνωσης και έκφρασης της μητρόπολης και της ενορίας στα κοινωνικά δίκτυα</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ναζητάτε ένα κατάλυμα για τις διακοπές σας στην Αρ Ρασαντιγιά με καλές κριτικές; Παρακάτω μπορείτε να βρείτε όλα τα καταλύματα στην Αρ Ρασαντιγιά.</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Για το σχεδιασμό διαρκεί όσο το δυνατόν, είναι απαραίτητο να ενισχυθεί η συναρμογή με τον άξονα του τυμπάνου.</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καιρός σε Απαξτλα δε Καστρεγον</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32 και εγώ θα ερημώσω ολοκληρωτικά τη γη σας· και θα θαυμάσουν σ' αυτό οι εχθροί σας, που κατοικούν σ' αυτή.</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νακατέψτε με ένα ξύλινο κουτάλι, «λιώνοντας» τις ντομάτε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Αυτό το κατάλυμα έχει συμφωνήσει να είναι μέρος του Προγράμματος Προτεινόμενων Ξενοδοχείων, στο οποίο συμμετέχουν καταλύματα που ξεχωρίζουν χάρη στις εξαιρετικές τους υπηρεσίες και την αναλογία ποιότητας/τιμής με ανταγωνιστικές τιμέ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ν μπορείτε να το μετακινήσετε προς τον επιθυμητό στόχο και πατήστε το αριστερό κουμπί, θα ακούσετε τον πυροβολισμό.</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Άφησέ το να δράσει περίπου 20 λεπτά.</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Φιλοσοφικό Τηλεγράφημα του Σπύρου Κάκου [2018-11-15]: Προηγούμενες μελέτες έχουν δείξει ότι τα ζώα μπορούν να θυμούνται συγκεκριμένα συμβάντα, να χρησιμοποιούν εργαλεία και να επιλύουν προβλήματα.</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ιδοποίηση Έντονων Καιρικών Φαινομένων Τα φαινόμενα αναμένονται: Κυριακή, 8 Οκτωβρίου 2017 - Δευτέρα, 9 Οκτωβρίου 2017</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εγάλες Εικόνας: Ενιαίο περιστροφικό σάλιασμα καρβιδίου βολφραμίου περικοπών για την κατεργασία σιδήρου/άνθρακα/ανοξείδωτου</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προϊόν αναπτύχθηκε από αμερικανούς επιστήμονες, πιστοποιημένους και έχει πολλά διπλώματα ευρεσιτεχνία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Όλοι μαθαίνουμε όταν μας ενδιαφέρει κάτι.</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ε αεροπλάνο ή με καράβι.</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κόρη μερικές φορές χρησιμοποιεί ένα τζετ για περικοπές, επίσης, σώζει.</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Δεδομένης της φρίκης της περασμένης εδβδομάδας, πρέπει να αρχίσουμε να σκεφτόμαστε εκ νέου τις στρατηγικές για ειρήνη και δέσμευση.</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αθημερινή υπηρεσία καθαριότητας, Μη καπνίζοντες, Ρόμπες, Παντόφλες, Κλιματισμός, ασύρματο ιντερνετ, Υπηρεσία δωματίου, Δορυφορική τηλεόραση, Απευθείας γραμμή τηλεφώνου, Σεσουάρ, Μπανιέρα ή ντους, Στερεοφωνικό, Χρηματοκιβώτιο, Συσκευή για καφέ/ τσάι</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Υπολογιστής Εξοικονόμησης Ενέργεια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ρεσβεία του Καναδά (1 λεπτά περπάτημα)</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κοπός της ΑΜ είναι η μελέτη, κατασκευή, οργάνωση, διοίκηση, λειτουργία, εκμετάλλευση και ανάπτυξη του δικτύου αστικού σιδηροδρόμου και γενικά των ηλεκτρικών σιδηροδρόμων του Νομού Αττικής και του Νομού Θεσσαλονίκης, εκτός από το σιδηροδρομικό δίκτυο ΟΣΕ.</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Φωτογραφίες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αρέχεται από την Περισσότερε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λιμάνι της Αντιπάρου βρίσκεται μόλις 200μ. μακριά.</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αιδαγωγός για 2 παιδιά, Περιστέρι, Αγγελίες εύρεσης εργασία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Χονδρικό Εργαλείο γραφής από την Κίνα, πρέπει να βρείτε φτηνές Εργαλείο γραφής ως χαμηλή τιμή, αλλά κορυφαίους κατασκευαστέ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α μέχρι σήμερα δημοσιευμένα βιβλία είναι:</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Θυρίδα ασφαλείας, Κλιματισμός, Σίδερο ρούχων, Επιφάνεια εργασίας, Δυνατότητα σιδερώματος, Καθιστικό, Θέρμανση, Δάπεδο με Μοκέτα, Καναπές, Ντουλάπα, Ντους, Μπανιέρα, Στεγνωτήρας Μαλλιών, Μπουρνούζι, Ανέσεις μπάνιου, Τουαλέτα, Μπάνιο, Παντόφλεs, Τηλέφωνο, Δορυφορική τηλεόραση, Καλωδιακή τηλεόραση, Τηλεόραση Επίπεδης Οθόνης/Μίνι μπαρ, Ψυγείο, Ηλεκτρικός Βραστήρας, Υπηρεσία Αφύπνισης, Θέα σε σημείο ενδιαφέροντος, Θέα στην πόλη</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1967 ηχογράφησε το τραγούδι σε παραγωγή του Κόξον Ντοντ.[1] Ωστόσο, πριν από το 1970, η Πεν αποσύρθηκε από τη μουσική βιομηχανία και εγκαταστάθηκε στις Παρθένες Νήσου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Γρήγορα, αλλά μπορεί να κάνει καλύτερα τώρα από την άποψη της ποιότητα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γεγονός αυτό σας επιτρέπει να χτίσετε δύο ορόφους επάνω από το επίπεδο του δρόμου με υπόγειο από κάτω.</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υθύνε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Κρεβάτια: 2 μονά κρεβάτια ενωμένα μεταξύ τους ή διπλό κρεβάτι</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υνιστώμενα ξενοδοχεία σε Ξηροπήγαδο</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αιχνίδια καζίνο στο Ηνωμένες Πολιτείες - Παροχείς Λογισμικού (Ταξινόμηση κατά όνομα)</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πιλέξτε (με κλικ) την κατηγορία που σας ενδιαφέρει στο αριστερό μέρος για να δείτε την ανάλυση των προϊόντων μας και να τα προσθέσετε στο καλάθι.Στη συνέχεια, πιέστε το πλήκτρο 'Επόμενο' για να εκτελέσετε την παραγγελία.</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ποκτήστε πλήρη ανάλυση του ονόματος Ιάκωβο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ειρά από τη Λίστα Επιθυμιών (0) Ο Λογαριασμός μου Αγορά</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ενέργεια που φέρουν είναι ουδέτερη και το αν πάρουν «αρνητικό ή θετικό φορτίο» εξαρτάται από το πως τα αποκτήσαμε και πως θα τα χρησιμοποιήσουμε.</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ΝΟΜΑΣΤΙΚΗ ΚΑΤΑΣΤΑΣΗ ΕΠΙΒΑΙΝΟΝΤΩΝ Σύμφωνα με την Κοινοτική Οδηγία 98/41 είναι υποχρεωτική, για λόγους ασφαλείας, η ονομαστική καταγραφή των επιβαινόντων σε κάθε δρομολόγιο.</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Ξενοδοχεία σε Τζώρτζταουν</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ποτελέσματα Συνολική Επίσκεψη στο Διαδίκτυο στο 58.1%</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ποστολές &amp; επιστροφέ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Δικαστήριο επισήμανε, όπως και τα εγχώρια δικαστήρια, ότι ο προσφεύγων βρισκόταν σε εξαιρετικά ταραγμένη κατάσταση την εποχή εκείνη.</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10 Κι αμέσως, αφού μπήκε μέσα στο πλοίο μαζί με τους μαθητές του, ήρθε στα μέρη τής Δαλμανουθά.</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Μετρά τον επαγωγικό/ λογικό συλλογισμό.</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Σακούλες ψωμί, πλαστικό</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Πάρτε δύο κουταλιές της σούπας σκόνη κανέλας και ένα κουταλάκι του γλυκού μέλι σε ένα ποτήρι χλιαρό νερό και πιείτε το.</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Ο καιρός σε Βετ Ελ Αδνιμ</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ύκολη εγκατάσταση και σέρβι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 Ποσότητα ΝΑΙ / ΟΧΙ - Ποσότητα συνδυασμού οθόνης και επιτρέπεται η αλλαγή τη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Άμστερνταμ, Πρόγνωση καιρούΚυριακή 01 Οκτωβρίου 2017</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Χρησιμοποιείται για τη μείωση του περιττού λίπους σε υπέρβαρα ή υπέρβαρα άτομα.</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Αντιπαραθέσεις: Καρκίνος νεφρού Παρασκευή, Απρίλιος 11, 2008 -</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Ραβέννα ξενοδοχεία με δωρεάν στάθμευση</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πιπλέον, τα προγράμματα που βασίζονται σε πανεπιστήμια σε όλο τον κόσμο μπορούν να έχουν σημαντικά διαφορετικές τιμές διδάκτρων και διοικητικές αμοιβέ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κατόν είκοσι τόνους ξηράς τροφής, κρέας, γάλα και χαλλούμι για το πασχαλινό τραπέζι, προσφορά της Αρχιεπισκοπής Κύπρου, θα δοθεί αύριο σε Μητροπόλεις της Θεσσαλονίκη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Ενώ συνήθιζα να τα διαβάζω όταν “έπεφτα” πάνω τους, τώρα τα συγκεντρώνω όλα μαζί (σαν σελιδοδείκτες ή ανοιχτές καρτέλες) και μετά τα διαβάζω όλα μαζί σε λίγες προκαθορισμένες ώρες.</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Η σήμανση της ανθεκτικότητας στο νερό αναφέρεται σε στεγανότητα αέρα/ νερού κατά το ντους, το μπάνιο, την κολύμβηση, την κατάδυση σε πισίνα καθώς και την κατάδυση με μάσκα και αναπνευστήρα.</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Το πρότυπο αποτελεί σημαντικό εργαλείο για την εμπέδωση και κατανόηση αλλά κυρίως για την ορθή εφαρμογή της κυπριακής εργατικής νομοθεσίας και πρακτικής στις επιχειρήσεις και οργανισμούς της Κύπρου.</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table-cell table:style-name="ce1" office:value-type="string" calcext:value-type="string">
            <text:p>Ρολόι ξυπνητήρι ΑΜ/Τηλέφωνο Ράδιο Μπαλκόνι</text:p>
          </table:table-cell>
          <table:table-cell table:style-name="ce9" office:value-type="string" calcext:value-type="string">
            <text:p>Paracrawl</text:p>
          </table:table-cell>
          <table:table-cell/>
          <table:table-cell table:style-name="ce1"/>
          <table:table-cell table:number-columns-repeated="7"/>
          <table:table-cell table:style-name="ce1"/>
          <table:table-cell table:number-columns-repeated="1012"/>
        </table:table-row>
        <table:table-row table:style-name="ro1" table:number-rows-repeated="2">
          <table:table-cell table:style-name="ce1"/>
          <table:table-cell table:number-columns-repeated="2"/>
          <table:table-cell table:style-name="ce1"/>
          <table:table-cell table:number-columns-repeated="7"/>
          <table:table-cell table:style-name="ce1"/>
          <table:table-cell table:number-columns-repeated="1012"/>
        </table:table-row>
        <table:table-row table:style-name="ro2" table:number-rows-repeated="10472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pus_5f_samples" style:display-name="PageStyle_opus_sampl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270" meta:object-count="0"/>
    <meta:generator>LibreOfficeDev/6.0.5.2$Linux_X86_64 LibreOffice_project/</meta:generator>
  </office:meta>
</office:document-meta>
</file>